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0.326cm"/>
    </style:style>
    <style:style style:name="co21" style:family="table-column">
      <style:table-column-properties fo:break-before="auto" style:column-width="0.407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0.961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number-style style:name="N10003" number:language="ja" number:country="JP">
      <number:number number:decimal-places="0" number:min-decimal-places="0" number:min-integer-digits="1" number:grouping="true"/>
    </number:number-style>
    <style:style style:name="ce67" style:family="table-cell" style:parent-style-name="Default">
      <style:table-cell-properties fo:background-color="#dddddd"/>
    </style:style>
    <style:style style:name="ce65" style:family="table-cell" style:parent-style-name="Default" style:data-style-name="N3"/>
    <style:style style:name="ce3" style:family="table-cell" style:parent-style-name="Default" style:data-style-name="N3">
      <style:table-cell-properties fo:background-color="#cccccc"/>
    </style:style>
    <style:style style:name="ce68" style:family="table-cell" style:parent-style-name="Default" style:data-style-name="N110"/>
    <style:style style:name="ce69" style:family="table-cell" style:parent-style-name="Default" style:data-style-name="N111"/>
    <style:style style:name="ce7" style:family="table-cell" style:parent-style-name="Default" style:data-style-name="N158"/>
    <style:style style:name="ce45" style:family="table-cell" style:parent-style-name="Default" style:data-style-name="N0"/>
    <style:style style:name="ce70" style:family="table-cell" style:parent-style-name="Default" style:data-style-name="N4"/>
    <style:style style:name="ce71" style:family="table-cell" style:parent-style-name="Default" style:data-style-name="N113"/>
    <style:style style:name="ce72" style:family="table-cell" style:parent-style-name="Default" style:data-style-name="N112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bold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no-wrap"/>
    </style:style>
    <style:style style:name="ce7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none" style:direction="ltr" fo:padding="0.071cm" fo:border-right="0.74pt solid #2e3436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none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8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8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8.5pt" fo:font-style="normal" fo:text-shadow="none" style:text-underline-style="none" fo:font-weight="normal" style:font-size-asian="8.5pt" style:font-style-asian="normal" style:font-weight-asian="normal" style:font-name-complex="ＭＳ Ｐゴシック" style:font-size-complex="8.5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2e3436" style:rotation-align="none" fo:border-top="0.74pt solid #2e343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2e3436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071cm" fo:border-right="0.74pt solid #2e3436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wrap" fo:border-left="0.74pt solid #2e3436" style:direction="ltr" fo:padding="0.071cm" fo:border-right="none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2e343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2.49pt double-thin #2e3436" style:border-line-width-top="0.018cm 0.053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10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明朝" fo:font-size="8pt" fo:font-style="normal" fo:text-shadow="none" style:text-underline-style="none" fo:font-weight="normal" style:font-size-asian="8pt" style:font-style-asian="normal" style:font-weight-asian="normal" style:font-name-complex="ＭＳ Ｐ明朝" style:font-size-complex="8pt" style:font-style-complex="normal" style:font-weight-complex="normal"/>
    </style:style>
    <style:style style:name="ce10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name-complex="ＭＳ Ｐゴシック" style:font-size-complex="8pt" style:font-style-complex="normal" style:font-weight-complex="normal"/>
    </style:style>
    <style:style style:name="ce36" style:family="table-cell" style:parent-style-name="Default">
      <style:table-cell-properties fo:background-color="#81d41a"/>
    </style:style>
    <style:style style:name="ce64" style:family="table-cell" style:parent-style-name="Default" style:data-style-name="N10003"/>
    <style:style style:name="ce41" style:family="table-cell" style:parent-style-name="Default">
      <style:table-cell-properties fo:background-color="transparent"/>
    </style:style>
    <style:style style:name="ce66" style:family="table-cell" style:parent-style-name="Default" style:data-style-name="N100"/>
    <style:style style:name="ce44" style:family="table-cell" style:parent-style-name="Default" style:data-style-name="N149"/>
    <style:style style:name="ce42" style:family="table-cell" style:parent-style-name="Default" style:data-style-name="N156"/>
    <style:style style:name="ce48" style:family="table-cell" style:parent-style-name="Default" style:data-style-name="N10"/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スケジュー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3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float" office:value="2051" calcext:value-type="float">
            <text:p>2051</text:p>
          </table:table-cell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住友</text:p>
          </table:table-cell>
          <table:table-cell office:value-type="string" calcext:value-type="string">
            <text:p>生命</text:p>
          </table:table-cell>
          <table:table-cell office:value-type="string" calcext:value-type="string">
            <text:p>生保控除</text:p>
          </table:table-cell>
          <table:table-cell office:value-type="string" calcext:value-type="string">
            <text:p>満期</text:p>
          </table:table-cell>
          <table:table-cell table:number-columns-repeated="59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住友</text:p>
          </table:table-cell>
          <table:table-cell table:style-name="ce67" office:value-type="string" calcext:value-type="string">
            <text:p>年金</text:p>
          </table:table-cell>
          <table:table-cell table:style-name="ce67" office:value-type="string" calcext:value-type="string">
            <text:p>年金控除</text:p>
          </table:table-cell>
          <table:table-cell table:number-columns-repeated="7" table:style-name="ce67" office:value-type="string" calcext:value-type="string">
            <text:p>○</text:p>
          </table:table-cell>
          <table:table-cell table:style-name="ce67" office:value-type="string" calcext:value-type="string">
            <text:p>年金開始</text:p>
          </table:table-cell>
          <table:table-cell table:number-columns-repeated="9" table:style-name="ce67" office:value-type="string" calcext:value-type="string">
            <text:p>○</text:p>
          </table:table-cell>
          <table:table-cell table:style-name="ce67" office:value-type="string" calcext:value-type="string">
            <text:p>年金完了</text:p>
          </table:table-cell>
          <table:table-cell table:style-name="ce67"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かんぽ</text:p>
          </table:table-cell>
          <table:table-cell office:value-type="string" calcext:value-type="string">
            <text:p>生命</text:p>
          </table:table-cell>
          <table:table-cell office:value-type="string" calcext:value-type="string">
            <text:p>生保控除</text:p>
          </table:table-cell>
          <table:table-cell office:value-type="string" calcext:value-type="string">
            <text:p>満期</text:p>
          </table:table-cell>
          <table:table-cell table:number-columns-repeated="59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かんぽ</text:p>
          </table:table-cell>
          <table:table-cell table:style-name="ce67" office:value-type="string" calcext:value-type="string">
            <text:p>年金</text:p>
          </table:table-cell>
          <table:table-cell table:style-name="ce67" office:value-type="string" calcext:value-type="string">
            <text:p>年金控除</text:p>
          </table:table-cell>
          <table:table-cell table:number-columns-repeated="7" table:style-name="ce67" office:value-type="string" calcext:value-type="string">
            <text:p>○</text:p>
          </table:table-cell>
          <table:table-cell table:style-name="ce67" office:value-type="string" calcext:value-type="string">
            <text:p>年金開始</text:p>
          </table:table-cell>
          <table:table-cell table:number-columns-repeated="14" table:style-name="ce67" office:value-type="string" calcext:value-type="string">
            <text:p>○</text:p>
          </table:table-cell>
          <table:table-cell table:style-name="ce67" office:value-type="string" calcext:value-type="string">
            <text:p>年金確定保証</text:p>
          </table:table-cell>
          <table:table-cell table:number-columns-repeated="10" table:style-name="ce67" office:value-type="string" calcext:value-type="string">
            <text:p>○</text:p>
          </table:table-cell>
          <table:table-cell table:style-name="ce67"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要介護2〜年金</text:p>
          </table:table-cell>
          <table:table-cell office:value-type="string" calcext:value-type="string">
            <text:p>生保控除</text:p>
          </table:table-cell>
          <table:table-cell office:value-type="string" calcext:value-type="string">
            <text:p>払込満了</text:p>
          </table:table-cell>
          <table:table-cell office:value-type="string" calcext:value-type="string">
            <text:p>以降解約金+</text:p>
          </table:table-cell>
          <table:table-cell table:number-columns-repeated="31" office:value-type="string" calcext:value-type="string">
            <text:p>○</text:p>
          </table:table-cell>
          <table:table-cell table:number-columns-repeated="27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住友</text:p>
          </table:table-cell>
          <table:table-cell table:style-name="ce67" office:value-type="string" calcext:value-type="string">
            <text:p>予定利率変動終身</text:p>
          </table:table-cell>
          <table:table-cell table:style-name="ce67" office:value-type="string" calcext:value-type="string">
            <text:p>○</text:p>
          </table:table-cell>
          <table:table-cell table:style-name="ce67" office:value-type="string" calcext:value-type="string">
            <text:p>第2開始</text:p>
          </table:table-cell>
          <table:table-cell table:number-columns-repeated="4" table:style-name="ce67" office:value-type="string" calcext:value-type="string">
            <text:p>○</text:p>
          </table:table-cell>
          <table:table-cell table:style-name="ce67" office:value-type="string" calcext:value-type="string">
            <text:p>第３期間開始</text:p>
          </table:table-cell>
          <table:table-cell table:number-columns-repeated="9" table:style-name="ce67" office:value-type="string" calcext:value-type="string">
            <text:p>○</text:p>
          </table:table-cell>
          <table:table-cell table:style-name="ce67" office:value-type="string" calcext:value-type="string">
            <text:p>利率基準</text:p>
          </table:table-cell>
          <table:table-cell table:number-columns-repeated="17" table:style-name="ce67" office:value-type="string" calcext:value-type="string">
            <text:p>○</text:p>
          </table:table-cell>
          <table:table-cell table:style-name="ce67"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日生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年金控除</text:p>
          </table:table-cell>
          <table:table-cell table:number-columns-repeated="15" office:value-type="string" calcext:value-type="string">
            <text:p>○</text:p>
          </table:table-cell>
          <table:table-cell office:value-type="string" calcext:value-type="string">
            <text:p>年金開始</text:p>
          </table:table-cell>
          <table:table-cell table:number-columns-repeated="9" office:value-type="string" calcext:value-type="string">
            <text:p>○</text:p>
          </table:table-cell>
          <table:table-cell table:number-columns-repeated="35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備考</text:p>
          </table:table-cell>
          <table:table-cell table:style-name="ce67"/>
          <table:table-cell table:style-name="ce67" office:value-type="string" calcext:value-type="string">
            <text:p>生保控除終了</text:p>
          </table:table-cell>
          <table:table-cell table:style-name="ce67" table:number-columns-repeated="3"/>
          <table:table-cell table:style-name="ce67" office:value-type="string" calcext:value-type="string">
            <text:p>原価償却期限(設備)</text:p>
          </table:table-cell>
          <table:table-cell table:style-name="ce67" table:number-columns-repeated="2"/>
          <table:table-cell table:style-name="ce67" office:value-type="string" calcext:value-type="string">
            <text:p>定年</text:p>
          </table:table-cell>
          <table:table-cell table:style-name="ce67" table:number-columns-repeated="3"/>
          <table:table-cell table:style-name="ce67" office:value-type="string" calcext:value-type="string">
            <text:p>原価償却期限(建物)</text:p>
          </table:table-cell>
          <table:table-cell table:style-name="ce67" office:value-type="string" calcext:value-type="string">
            <text:p>公的年金開始</text:p>
          </table:table-cell>
          <table:table-cell table:style-name="ce67" table:number-columns-repeated="2"/>
          <table:table-cell table:style-name="ce67" office:value-type="string" calcext:value-type="string">
            <text:p>年金控除終了</text:p>
          </table:table-cell>
          <table:table-cell table:style-name="ce67"/>
          <table:table-cell table:style-name="ce67" office:value-type="string" calcext:value-type="string">
            <text:p>延長定年期限</text:p>
          </table:table-cell>
          <table:table-cell table:style-name="ce67"/>
          <table:table-cell table:style-name="ce67" office:value-type="string" calcext:value-type="string">
            <text:p>2016健康寿命</text:p>
          </table:table-cell>
          <table:table-cell table:style-name="ce67" table:number-columns-repeated="8"/>
          <table:table-cell table:style-name="ce67" office:value-type="string" calcext:value-type="string">
            <text:p>2020平均寿命</text:p>
          </table:table-cell>
          <table:table-cell table:style-name="ce67"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コメント</text:p>
          </table:table-cell>
          <table:table-cell/>
          <table:table-cell office:value-type="string" calcext:value-type="string">
            <text:p>税理士控除終了</text:p>
          </table:table-cell>
          <table:table-cell table:number-columns-repeated="6"/>
          <table:table-cell office:value-type="string" calcext:value-type="string">
            <text:p>場合によってNo7保険料前払い?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住友</text:p>
          </table:table-cell>
          <table:table-cell office:value-type="string" calcext:value-type="string">
            <text:p>生命</text:p>
          </table:table-cell>
          <table:table-cell/>
          <table:table-cell office:value-type="string" calcext:value-type="string">
            <text:p>500万</text:p>
          </table:table-cell>
          <table:table-cell table:number-columns-repeated="59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住友</text:p>
          </table:table-cell>
          <table:table-cell table:style-name="ce67" office:value-type="string" calcext:value-type="string">
            <text:p>年金</text:p>
          </table:table-cell>
          <table:table-cell table:style-name="ce67" table:number-columns-repeated="8"/>
          <table:table-cell table:style-name="ce67" office:value-type="string" calcext:value-type="string">
            <text:p>8万</text:p>
          </table:table-cell>
          <table:table-cell table:style-name="ce67" office:value-type="string" calcext:value-type="string">
            <text:p>93万</text:p>
          </table:table-cell>
          <table:table-cell table:style-name="ce67" table:formula="of:=[.M14]" office:value-type="string" office:string-value="93万" calcext:value-type="string">
            <text:p>93万</text:p>
          </table:table-cell>
          <table:table-cell table:style-name="ce67" table:formula="of:=[.N14]" office:value-type="string" office:string-value="93万" calcext:value-type="string">
            <text:p>93万</text:p>
          </table:table-cell>
          <table:table-cell table:style-name="ce67" table:formula="of:=[.O14]" office:value-type="string" office:string-value="93万" calcext:value-type="string">
            <text:p>93万</text:p>
          </table:table-cell>
          <table:table-cell table:style-name="ce67" table:formula="of:=[.P14]" office:value-type="string" office:string-value="93万" calcext:value-type="string">
            <text:p>93万</text:p>
          </table:table-cell>
          <table:table-cell table:style-name="ce67" table:formula="of:=[.Q14]" office:value-type="string" office:string-value="93万" calcext:value-type="string">
            <text:p>93万</text:p>
          </table:table-cell>
          <table:table-cell table:style-name="ce67" table:formula="of:=[.R14]" office:value-type="string" office:string-value="93万" calcext:value-type="string">
            <text:p>93万</text:p>
          </table:table-cell>
          <table:table-cell table:style-name="ce67" table:formula="of:=[.S14]" office:value-type="string" office:string-value="93万" calcext:value-type="string">
            <text:p>93万</text:p>
          </table:table-cell>
          <table:table-cell table:style-name="ce67" table:formula="of:=[.T14]" office:value-type="string" office:string-value="93万" calcext:value-type="string">
            <text:p>93万</text:p>
          </table:table-cell>
          <table:table-cell table:style-name="ce67" office:value-type="string" calcext:value-type="string">
            <text:p>85万</text:p>
          </table:table-cell>
          <table:table-cell table:style-name="ce67"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かんぽ</text:p>
          </table:table-cell>
          <table:table-cell office:value-type="string" calcext:value-type="string">
            <text:p>生命</text:p>
          </table:table-cell>
          <table:table-cell/>
          <table:table-cell office:value-type="string" calcext:value-type="string">
            <text:p>200万</text:p>
          </table:table-cell>
          <table:table-cell table:number-columns-repeated="59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かんぽ</text:p>
          </table:table-cell>
          <table:table-cell table:style-name="ce67" office:value-type="string" calcext:value-type="string">
            <text:p>年金</text:p>
          </table:table-cell>
          <table:table-cell table:style-name="ce67" table:number-columns-repeated="8"/>
          <table:table-cell table:style-name="ce67" office:value-type="string" calcext:value-type="string">
            <text:p>5万</text:p>
          </table:table-cell>
          <table:table-cell table:style-name="ce67" office:value-type="string" calcext:value-type="string">
            <text:p>60万</text:p>
          </table:table-cell>
          <table:table-cell table:style-name="ce67" table:formula="of:=[.M16]" office:value-type="string" office:string-value="60万" calcext:value-type="string">
            <text:p>60万</text:p>
          </table:table-cell>
          <table:table-cell table:style-name="ce67" table:formula="of:=[.N16]" office:value-type="string" office:string-value="60万" calcext:value-type="string">
            <text:p>60万</text:p>
          </table:table-cell>
          <table:table-cell table:style-name="ce67" table:formula="of:=[.O16]" office:value-type="string" office:string-value="60万" calcext:value-type="string">
            <text:p>60万</text:p>
          </table:table-cell>
          <table:table-cell table:style-name="ce67" table:formula="of:=[.P16]" office:value-type="string" office:string-value="60万" calcext:value-type="string">
            <text:p>60万</text:p>
          </table:table-cell>
          <table:table-cell table:style-name="ce67" table:formula="of:=[.Q16]" office:value-type="string" office:string-value="60万" calcext:value-type="string">
            <text:p>60万</text:p>
          </table:table-cell>
          <table:table-cell table:style-name="ce67" table:formula="of:=[.R16]" office:value-type="string" office:string-value="60万" calcext:value-type="string">
            <text:p>60万</text:p>
          </table:table-cell>
          <table:table-cell table:style-name="ce67" table:formula="of:=[.S16]" office:value-type="string" office:string-value="60万" calcext:value-type="string">
            <text:p>60万</text:p>
          </table:table-cell>
          <table:table-cell table:style-name="ce67" table:formula="of:=[.T16]" office:value-type="string" office:string-value="60万" calcext:value-type="string">
            <text:p>60万</text:p>
          </table:table-cell>
          <table:table-cell table:style-name="ce67" table:formula="of:=[.U16]" office:value-type="string" office:string-value="60万" calcext:value-type="string">
            <text:p>60万</text:p>
          </table:table-cell>
          <table:table-cell table:style-name="ce67" table:formula="of:=[.V16]" office:value-type="string" office:string-value="60万" calcext:value-type="string">
            <text:p>60万</text:p>
          </table:table-cell>
          <table:table-cell table:style-name="ce67" table:formula="of:=[.W16]" office:value-type="string" office:string-value="60万" calcext:value-type="string">
            <text:p>60万</text:p>
          </table:table-cell>
          <table:table-cell table:style-name="ce67" table:formula="of:=[.X16]" office:value-type="string" office:string-value="60万" calcext:value-type="string">
            <text:p>60万</text:p>
          </table:table-cell>
          <table:table-cell table:style-name="ce67" table:formula="of:=[.Y16]" office:value-type="string" office:string-value="60万" calcext:value-type="string">
            <text:p>60万</text:p>
          </table:table-cell>
          <table:table-cell table:style-name="ce67" table:formula="of:=[.Z16]" office:value-type="string" office:string-value="60万" calcext:value-type="string">
            <text:p>60万</text:p>
          </table:table-cell>
          <table:table-cell table:style-name="ce67" table:formula="of:=[.AA16]" office:value-type="string" office:string-value="60万" calcext:value-type="string">
            <text:p>60万</text:p>
          </table:table-cell>
          <table:table-cell table:style-name="ce67" table:formula="of:=[.AB16]" office:value-type="string" office:string-value="60万" calcext:value-type="string">
            <text:p>60万</text:p>
          </table:table-cell>
          <table:table-cell table:style-name="ce67" table:formula="of:=[.AC16]" office:value-type="string" office:string-value="60万" calcext:value-type="string">
            <text:p>60万</text:p>
          </table:table-cell>
          <table:table-cell table:style-name="ce67" table:formula="of:=[.AD16]" office:value-type="string" office:string-value="60万" calcext:value-type="string">
            <text:p>60万</text:p>
          </table:table-cell>
          <table:table-cell table:style-name="ce67" table:formula="of:=[.AE16]" office:value-type="string" office:string-value="60万" calcext:value-type="string">
            <text:p>60万</text:p>
          </table:table-cell>
          <table:table-cell table:style-name="ce67" table:formula="of:=[.AF16]" office:value-type="string" office:string-value="60万" calcext:value-type="string">
            <text:p>60万</text:p>
          </table:table-cell>
          <table:table-cell table:style-name="ce67" table:formula="of:=[.AG16]" office:value-type="string" office:string-value="60万" calcext:value-type="string">
            <text:p>60万</text:p>
          </table:table-cell>
          <table:table-cell table:style-name="ce67" table:formula="of:=[.AH16]" office:value-type="string" office:string-value="60万" calcext:value-type="string">
            <text:p>60万</text:p>
          </table:table-cell>
          <table:table-cell table:style-name="ce67" table:formula="of:=[.AI16]" office:value-type="string" office:string-value="60万" calcext:value-type="string">
            <text:p>60万</text:p>
          </table:table-cell>
          <table:table-cell table:style-name="ce67" table:formula="of:=[.AJ16]" office:value-type="string" office:string-value="60万" calcext:value-type="string">
            <text:p>60万</text:p>
          </table:table-cell>
          <table:table-cell table:style-name="ce67"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要介護2〜年金</text:p>
          </table:table-cell>
          <table:table-cell office:value-type="string" calcext:value-type="string">
            <text:p>以降介護112万</text:p>
          </table:table-cell>
          <table:table-cell table:number-columns-repeated="60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住友</text:p>
          </table:table-cell>
          <table:table-cell table:style-name="ce67" office:value-type="string" calcext:value-type="string">
            <text:p>予定利率変動終身</text:p>
          </table:table-cell>
          <table:table-cell table:style-name="ce67" office:value-type="string" calcext:value-type="string">
            <text:p>解約990万</text:p>
          </table:table-cell>
          <table:table-cell table:style-name="ce67" table:number-columns-repeated="5"/>
          <table:table-cell table:style-name="ce67" office:value-type="string" calcext:value-type="string">
            <text:p>以降死亡1067万</text:p>
          </table:table-cell>
          <table:table-cell table:style-name="ce67"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日生</text:p>
          </table:table-cell>
          <table:table-cell office:value-type="string" calcext:value-type="string">
            <text:p>年金</text:p>
          </table:table-cell>
          <table:table-cell table:number-columns-repeated="14"/>
          <table:table-cell office:value-type="string" calcext:value-type="string">
            <text:p>解約するか?</text:p>
          </table:table-cell>
          <table:table-cell office:value-type="string" calcext:value-type="string">
            <text:p>19万</text:p>
          </table:table-cell>
          <table:table-cell table:number-columns-repeated="9" office:value-type="string" calcext:value-type="string">
            <text:p>235万</text:p>
          </table:table-cell>
          <table:table-cell office:value-type="string" calcext:value-type="string">
            <text:p>216万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公的年金</text:p>
          </table:table-cell>
          <table:table-cell table:style-name="ce67" table:number-columns-repeated="13"/>
          <table:table-cell table:style-name="ce67" office:value-type="string" calcext:value-type="string">
            <text:p>15万</text:p>
          </table:table-cell>
          <table:table-cell table:style-name="ce67" office:value-type="string" calcext:value-type="string">
            <text:p>178万</text:p>
          </table:table-cell>
          <table:table-cell table:style-name="ce67" table:formula="of:=[.R21]" office:value-type="string" office:string-value="178万" calcext:value-type="string">
            <text:p>178万</text:p>
          </table:table-cell>
          <table:table-cell table:style-name="ce67" table:formula="of:=[.S21]" office:value-type="string" office:string-value="178万" calcext:value-type="string">
            <text:p>178万</text:p>
          </table:table-cell>
          <table:table-cell table:style-name="ce67" table:formula="of:=[.T21]" office:value-type="string" office:string-value="178万" calcext:value-type="string">
            <text:p>178万</text:p>
          </table:table-cell>
          <table:table-cell table:style-name="ce67" table:formula="of:=[.U21]" office:value-type="string" office:string-value="178万" calcext:value-type="string">
            <text:p>178万</text:p>
          </table:table-cell>
          <table:table-cell table:style-name="ce67" table:formula="of:=[.V21]" office:value-type="string" office:string-value="178万" calcext:value-type="string">
            <text:p>178万</text:p>
          </table:table-cell>
          <table:table-cell table:style-name="ce67" table:formula="of:=[.W21]" office:value-type="string" office:string-value="178万" calcext:value-type="string">
            <text:p>178万</text:p>
          </table:table-cell>
          <table:table-cell table:style-name="ce67" table:formula="of:=[.X21]" office:value-type="string" office:string-value="178万" calcext:value-type="string">
            <text:p>178万</text:p>
          </table:table-cell>
          <table:table-cell table:style-name="ce67" table:formula="of:=[.Y21]" office:value-type="string" office:string-value="178万" calcext:value-type="string">
            <text:p>178万</text:p>
          </table:table-cell>
          <table:table-cell table:style-name="ce67" table:formula="of:=[.Z21]" office:value-type="string" office:string-value="178万" calcext:value-type="string">
            <text:p>178万</text:p>
          </table:table-cell>
          <table:table-cell table:style-name="ce67" table:formula="of:=[.AA21]" office:value-type="string" office:string-value="178万" calcext:value-type="string">
            <text:p>178万</text:p>
          </table:table-cell>
          <table:table-cell table:style-name="ce67" table:formula="of:=[.AB21]" office:value-type="string" office:string-value="178万" calcext:value-type="string">
            <text:p>178万</text:p>
          </table:table-cell>
          <table:table-cell table:style-name="ce67" table:formula="of:=[.AC21]" office:value-type="string" office:string-value="178万" calcext:value-type="string">
            <text:p>178万</text:p>
          </table:table-cell>
          <table:table-cell table:style-name="ce67" table:formula="of:=[.AD21]" office:value-type="string" office:string-value="178万" calcext:value-type="string">
            <text:p>178万</text:p>
          </table:table-cell>
          <table:table-cell table:style-name="ce67" table:formula="of:=[.AE21]" office:value-type="string" office:string-value="178万" calcext:value-type="string">
            <text:p>178万</text:p>
          </table:table-cell>
          <table:table-cell table:style-name="ce67" table:formula="of:=[.AF21]" office:value-type="string" office:string-value="178万" calcext:value-type="string">
            <text:p>178万</text:p>
          </table:table-cell>
          <table:table-cell table:style-name="ce67" table:formula="of:=[.AG21]" office:value-type="string" office:string-value="178万" calcext:value-type="string">
            <text:p>178万</text:p>
          </table:table-cell>
          <table:table-cell table:style-name="ce67" table:formula="of:=[.AH21]" office:value-type="string" office:string-value="178万" calcext:value-type="string">
            <text:p>178万</text:p>
          </table:table-cell>
          <table:table-cell table:style-name="ce67" table:formula="of:=[.AI21]" office:value-type="string" office:string-value="178万" calcext:value-type="string">
            <text:p>178万</text:p>
          </table:table-cell>
          <table:table-cell table:style-name="ce67" table:formula="of:=[.AJ21]" office:value-type="string" office:string-value="178万" calcext:value-type="string">
            <text:p>178万</text:p>
          </table:table-cell>
          <table:table-cell table:style-name="ce67"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給与</text:p>
          </table:table-cell>
          <table:table-cell office:value-type="string" calcext:value-type="string">
            <text:p>540万</text:p>
          </table:table-cell>
          <table:table-cell table:formula="of:=[.D22]" office:value-type="string" office:string-value="540万" calcext:value-type="string">
            <text:p>540万</text:p>
          </table:table-cell>
          <table:table-cell table:formula="of:=[.E22]" office:value-type="string" office:string-value="540万" calcext:value-type="string">
            <text:p>540万</text:p>
          </table:table-cell>
          <table:table-cell table:formula="of:=[.F22]" office:value-type="string" office:string-value="540万" calcext:value-type="string">
            <text:p>540万</text:p>
          </table:table-cell>
          <table:table-cell table:formula="of:=[.G22]" office:value-type="string" office:string-value="540万" calcext:value-type="string">
            <text:p>540万</text:p>
          </table:table-cell>
          <table:table-cell table:formula="of:=[.H22]" office:value-type="string" office:string-value="540万" calcext:value-type="string">
            <text:p>540万</text:p>
          </table:table-cell>
          <table:table-cell table:formula="of:=[.I22]" office:value-type="string" office:string-value="540万" calcext:value-type="string">
            <text:p>540万</text:p>
          </table:table-cell>
          <table:table-cell table:formula="of:=[.J22]" office:value-type="string" office:string-value="540万" calcext:value-type="string">
            <text:p>540万</text:p>
          </table:table-cell>
          <table:table-cell office:value-type="string" calcext:value-type="string">
            <text:p>500万</text:p>
          </table:table-cell>
          <table:table-cell table:number-columns-repeated="52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不動産</text:p>
          </table:table-cell>
          <table:table-cell table:style-name="ce67" office:value-type="string" calcext:value-type="string">
            <text:p>80万</text:p>
          </table:table-cell>
          <table:table-cell table:style-name="ce67" table:formula="of:=[.D23]" office:value-type="string" office:string-value="80万" calcext:value-type="string">
            <text:p>80万</text:p>
          </table:table-cell>
          <table:table-cell table:style-name="ce67" table:formula="of:=[.E23]" office:value-type="string" office:string-value="80万" calcext:value-type="string">
            <text:p>80万</text:p>
          </table:table-cell>
          <table:table-cell table:style-name="ce67" table:formula="of:=[.F23]" office:value-type="string" office:string-value="80万" calcext:value-type="string">
            <text:p>80万</text:p>
          </table:table-cell>
          <table:table-cell table:style-name="ce67" table:formula="of:=[.G23]" office:value-type="string" office:string-value="80万" calcext:value-type="string">
            <text:p>80万</text:p>
          </table:table-cell>
          <table:table-cell table:style-name="ce67" table:formula="of:=[.H23]" office:value-type="string" office:string-value="80万" calcext:value-type="string">
            <text:p>80万</text:p>
          </table:table-cell>
          <table:table-cell table:style-name="ce67" table:formula="of:=[.I23]" office:value-type="string" office:string-value="80万" calcext:value-type="string">
            <text:p>80万</text:p>
          </table:table-cell>
          <table:table-cell table:style-name="ce67" table:formula="of:=[.J23]" office:value-type="string" office:string-value="80万" calcext:value-type="string">
            <text:p>80万</text:p>
          </table:table-cell>
          <table:table-cell table:style-name="ce67" table:formula="of:=[.K23]" office:value-type="string" office:string-value="80万" calcext:value-type="string">
            <text:p>80万</text:p>
          </table:table-cell>
          <table:table-cell table:style-name="ce67" table:formula="of:=[.L23]" office:value-type="string" office:string-value="80万" calcext:value-type="string">
            <text:p>80万</text:p>
          </table:table-cell>
          <table:table-cell table:style-name="ce67" table:formula="of:=[.M23]" office:value-type="string" office:string-value="80万" calcext:value-type="string">
            <text:p>80万</text:p>
          </table:table-cell>
          <table:table-cell table:style-name="ce67" table:formula="of:=[.N23]" office:value-type="string" office:string-value="80万" calcext:value-type="string">
            <text:p>80万</text:p>
          </table:table-cell>
          <table:table-cell table:style-name="ce67" table:formula="of:=[.O23]" office:value-type="string" office:string-value="80万" calcext:value-type="string">
            <text:p>80万</text:p>
          </table:table-cell>
          <table:table-cell table:style-name="ce67" table:formula="of:=[.P23]" office:value-type="string" office:string-value="80万" calcext:value-type="string">
            <text:p>80万</text:p>
          </table:table-cell>
          <table:table-cell table:style-name="ce67" table:formula="of:=[.Q23]" office:value-type="string" office:string-value="80万" calcext:value-type="string">
            <text:p>80万</text:p>
          </table:table-cell>
          <table:table-cell table:style-name="ce67" table:formula="of:=[.R23]" office:value-type="string" office:string-value="80万" calcext:value-type="string">
            <text:p>80万</text:p>
          </table:table-cell>
          <table:table-cell table:style-name="ce67" table:formula="of:=[.S23]" office:value-type="string" office:string-value="80万" calcext:value-type="string">
            <text:p>80万</text:p>
          </table:table-cell>
          <table:table-cell table:style-name="ce67" table:formula="of:=[.T23]" office:value-type="string" office:string-value="80万" calcext:value-type="string">
            <text:p>80万</text:p>
          </table:table-cell>
          <table:table-cell table:style-name="ce67" table:formula="of:=[.U23]" office:value-type="string" office:string-value="80万" calcext:value-type="string">
            <text:p>80万</text:p>
          </table:table-cell>
          <table:table-cell table:style-name="ce67" table:formula="of:=[.V23]" office:value-type="string" office:string-value="80万" calcext:value-type="string">
            <text:p>80万</text:p>
          </table:table-cell>
          <table:table-cell table:style-name="ce67" table:formula="of:=[.W23]" office:value-type="string" office:string-value="80万" calcext:value-type="string">
            <text:p>80万</text:p>
          </table:table-cell>
          <table:table-cell table:style-name="ce67" table:formula="of:=[.X23]" office:value-type="string" office:string-value="80万" calcext:value-type="string">
            <text:p>80万</text:p>
          </table:table-cell>
          <table:table-cell table:style-name="ce67" table:formula="of:=[.Y23]" office:value-type="string" office:string-value="80万" calcext:value-type="string">
            <text:p>80万</text:p>
          </table:table-cell>
          <table:table-cell table:style-name="ce67" table:formula="of:=[.Z23]" office:value-type="string" office:string-value="80万" calcext:value-type="string">
            <text:p>80万</text:p>
          </table:table-cell>
          <table:table-cell table:style-name="ce67" table:formula="of:=[.AA23]" office:value-type="string" office:string-value="80万" calcext:value-type="string">
            <text:p>80万</text:p>
          </table:table-cell>
          <table:table-cell table:style-name="ce67" table:formula="of:=[.AB23]" office:value-type="string" office:string-value="80万" calcext:value-type="string">
            <text:p>80万</text:p>
          </table:table-cell>
          <table:table-cell table:style-name="ce67" table:formula="of:=[.AC23]" office:value-type="string" office:string-value="80万" calcext:value-type="string">
            <text:p>80万</text:p>
          </table:table-cell>
          <table:table-cell table:style-name="ce67" table:formula="of:=[.AD23]" office:value-type="string" office:string-value="80万" calcext:value-type="string">
            <text:p>80万</text:p>
          </table:table-cell>
          <table:table-cell table:style-name="ce67" table:formula="of:=[.AE23]" office:value-type="string" office:string-value="80万" calcext:value-type="string">
            <text:p>80万</text:p>
          </table:table-cell>
          <table:table-cell table:style-name="ce67"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退職一時金</text:p>
          </table:table-cell>
          <table:table-cell table:number-columns-repeated="8"/>
          <table:table-cell office:value-type="string" calcext:value-type="string">
            <text:p>1524万</text:p>
          </table:table-cell>
          <table:table-cell table:number-columns-repeated="52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確定拠出年金</text:p>
          </table:table-cell>
          <table:table-cell table:style-name="ce67" table:number-columns-repeated="8"/>
          <table:table-cell table:style-name="ce67" office:value-type="string" calcext:value-type="string">
            <text:p>172万</text:p>
          </table:table-cell>
          <table:table-cell table:style-name="ce67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企業年金(一時)</text:p>
          </table:table-cell>
          <table:table-cell table:number-columns-repeated="8"/>
          <table:table-cell office:value-type="string" calcext:value-type="string">
            <text:p>640万</text:p>
          </table:table-cell>
          <table:table-cell table:number-columns-repeated="52"/>
        </table:table-row>
        <table:table-row table:style-name="ro1">
          <table:table-cell table:style-name="ce67" table:number-columns-repeated="2"/>
          <table:table-cell table:style-name="ce67" office:value-type="string" calcext:value-type="string">
            <text:p>企業年金(年金10年)</text:p>
          </table:table-cell>
          <table:table-cell table:style-name="ce67" table:number-columns-repeated="8"/>
          <table:table-cell table:style-name="ce67" office:value-type="string" calcext:value-type="string">
            <text:p>3万</text:p>
          </table:table-cell>
          <table:table-cell table:style-name="ce67" office:value-type="string" calcext:value-type="string">
            <text:p>35万</text:p>
          </table:table-cell>
          <table:table-cell table:style-name="ce67" table:formula="of:=[.M27]" office:value-type="string" office:string-value="35万" calcext:value-type="string">
            <text:p>35万</text:p>
          </table:table-cell>
          <table:table-cell table:style-name="ce67" table:formula="of:=[.N27]" office:value-type="string" office:string-value="35万" calcext:value-type="string">
            <text:p>35万</text:p>
          </table:table-cell>
          <table:table-cell table:style-name="ce67" table:formula="of:=[.O27]" office:value-type="string" office:string-value="35万" calcext:value-type="string">
            <text:p>35万</text:p>
          </table:table-cell>
          <table:table-cell table:style-name="ce67" table:formula="of:=[.P27]" office:value-type="string" office:string-value="35万" calcext:value-type="string">
            <text:p>35万</text:p>
          </table:table-cell>
          <table:table-cell table:style-name="ce67" table:formula="of:=[.Q27]" office:value-type="string" office:string-value="35万" calcext:value-type="string">
            <text:p>35万</text:p>
          </table:table-cell>
          <table:table-cell table:style-name="ce67" table:formula="of:=[.R27]" office:value-type="string" office:string-value="35万" calcext:value-type="string">
            <text:p>35万</text:p>
          </table:table-cell>
          <table:table-cell table:style-name="ce67" table:formula="of:=[.S27]" office:value-type="string" office:string-value="35万" calcext:value-type="string">
            <text:p>35万</text:p>
          </table:table-cell>
          <table:table-cell table:style-name="ce67" table:formula="of:=[.T27]" office:value-type="string" office:string-value="35万" calcext:value-type="string">
            <text:p>35万</text:p>
          </table:table-cell>
          <table:table-cell table:style-name="ce67" office:value-type="string" calcext:value-type="string">
            <text:p>32万</text:p>
          </table:table-cell>
          <table:table-cell table:style-name="ce67"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企業年金(終身)</text:p>
          </table:table-cell>
          <table:table-cell table:number-columns-repeated="8"/>
          <table:table-cell office:value-type="string" calcext:value-type="string">
            <text:p>2万</text:p>
          </table:table-cell>
          <table:table-cell office:value-type="string" calcext:value-type="string">
            <text:p>17万</text:p>
          </table:table-cell>
          <table:table-cell table:formula="of:=[.M28]" office:value-type="string" office:string-value="17万" calcext:value-type="string">
            <text:p>17万</text:p>
          </table:table-cell>
          <table:table-cell table:formula="of:=[.N28]" office:value-type="string" office:string-value="17万" calcext:value-type="string">
            <text:p>17万</text:p>
          </table:table-cell>
          <table:table-cell table:formula="of:=[.O28]" office:value-type="string" office:string-value="17万" calcext:value-type="string">
            <text:p>17万</text:p>
          </table:table-cell>
          <table:table-cell table:formula="of:=[.P28]" office:value-type="string" office:string-value="17万" calcext:value-type="string">
            <text:p>17万</text:p>
          </table:table-cell>
          <table:table-cell table:formula="of:=[.Q28]" office:value-type="string" office:string-value="17万" calcext:value-type="string">
            <text:p>17万</text:p>
          </table:table-cell>
          <table:table-cell table:formula="of:=[.R28]" office:value-type="string" office:string-value="17万" calcext:value-type="string">
            <text:p>17万</text:p>
          </table:table-cell>
          <table:table-cell table:formula="of:=[.S28]" office:value-type="string" office:string-value="17万" calcext:value-type="string">
            <text:p>17万</text:p>
          </table:table-cell>
          <table:table-cell table:formula="of:=[.T28]" office:value-type="string" office:string-value="17万" calcext:value-type="string">
            <text:p>17万</text:p>
          </table:table-cell>
          <table:table-cell table:formula="of:=[.U28]" office:value-type="string" office:string-value="17万" calcext:value-type="string">
            <text:p>17万</text:p>
          </table:table-cell>
          <table:table-cell table:formula="of:=[.V28]" office:value-type="string" office:string-value="17万" calcext:value-type="string">
            <text:p>17万</text:p>
          </table:table-cell>
          <table:table-cell table:formula="of:=[.W28]" office:value-type="string" office:string-value="17万" calcext:value-type="string">
            <text:p>17万</text:p>
          </table:table-cell>
          <table:table-cell table:formula="of:=[.X28]" office:value-type="string" office:string-value="17万" calcext:value-type="string">
            <text:p>17万</text:p>
          </table:table-cell>
          <table:table-cell table:formula="of:=[.Y28]" office:value-type="string" office:string-value="17万" calcext:value-type="string">
            <text:p>17万</text:p>
          </table:table-cell>
          <table:table-cell table:formula="of:=[.Z28]" office:value-type="string" office:string-value="17万" calcext:value-type="string">
            <text:p>17万</text:p>
          </table:table-cell>
          <table:table-cell table:formula="of:=[.AA28]" office:value-type="string" office:string-value="17万" calcext:value-type="string">
            <text:p>17万</text:p>
          </table:table-cell>
          <table:table-cell table:formula="of:=[.AB28]" office:value-type="string" office:string-value="17万" calcext:value-type="string">
            <text:p>17万</text:p>
          </table:table-cell>
          <table:table-cell table:formula="of:=[.AC28]" office:value-type="string" office:string-value="17万" calcext:value-type="string">
            <text:p>17万</text:p>
          </table:table-cell>
          <table:table-cell table:formula="of:=[.AD28]" office:value-type="string" office:string-value="17万" calcext:value-type="string">
            <text:p>17万</text:p>
          </table:table-cell>
          <table:table-cell table:formula="of:=[.AE28]" office:value-type="string" office:string-value="17万" calcext:value-type="string">
            <text:p>17万</text:p>
          </table:table-cell>
          <table:table-cell table:formula="of:=[.AF28]" office:value-type="string" office:string-value="17万" calcext:value-type="string">
            <text:p>17万</text:p>
          </table:table-cell>
          <table:table-cell table:formula="of:=[.AG28]" office:value-type="string" office:string-value="17万" calcext:value-type="string">
            <text:p>17万</text:p>
          </table:table-cell>
          <table:table-cell table:formula="of:=[.AH28]" office:value-type="string" office:string-value="17万" calcext:value-type="string">
            <text:p>17万</text:p>
          </table:table-cell>
          <table:table-cell table:formula="of:=[.AI28]" office:value-type="string" office:string-value="17万" calcext:value-type="string">
            <text:p>17万</text:p>
          </table:table-cell>
          <table:table-cell table:formula="of:=[.AJ28]" office:value-type="string" office:string-value="17万" calcext:value-type="string">
            <text:p>17万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余命年数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注意年</text:p>
          </table:table-cell>
          <table:table-cell table:number-columns-repeated="2" office:value-type="string" calcext:value-type="string">
            <text:p>▲</text:p>
          </table:table-cell>
          <table:table-cell table:number-columns-repeated="3"/>
          <table:table-cell office:value-type="string" calcext:value-type="string">
            <text:p>▲</text:p>
          </table:table-cell>
          <table:table-cell table:number-columns-repeated="2"/>
          <table:table-cell office:value-type="string" calcext:value-type="string">
            <text:p>▲▲</text:p>
          </table:table-cell>
          <table:table-cell office:value-type="string" calcext:value-type="string">
            <text:p>▲</text:p>
          </table:table-cell>
          <table:table-cell table:number-columns-repeated="2"/>
          <table:table-cell office:value-type="string" calcext:value-type="string">
            <text:p>▲</text:p>
          </table:table-cell>
          <table:table-cell office:value-type="string" calcext:value-type="string">
            <text:p>▲▲</text:p>
          </table:table-cell>
          <table:table-cell table:number-columns-repeated="3" office:value-type="string" calcext:value-type="string">
            <text:p>▲</text:p>
          </table:table-cell>
          <table:table-cell/>
          <table:table-cell table:number-columns-repeated="2" office:value-type="string" calcext:value-type="string">
            <text:p>▲</text:p>
          </table:table-cell>
          <table:table-cell table:number-columns-repeated="5"/>
          <table:table-cell table:number-columns-repeated="2" office:value-type="string" calcext:value-type="string">
            <text:p>▲</text:p>
          </table:table-cell>
          <table:table-cell table:number-columns-repeated="2"/>
          <table:table-cell office:value-type="string" calcext:value-type="string">
            <text:p>▲</text:p>
          </table:table-cell>
          <table:table-cell table:number-columns-repeated="31"/>
        </table:table-row>
        <table:table-row table:style-name="ro1">
          <table:table-cell table:style-name="ce65"/>
          <table:table-cell table:style-name="ce65" office:value-type="string" calcext:value-type="string">
            <text:p>給与収入</text:p>
          </table:table-cell>
          <table:table-cell table:style-name="ce65"/>
          <table:table-cell table:style-name="ce65" office:value-type="float" office:value="5400000" calcext:value-type="float">
            <text:p>5,400,000</text:p>
          </table:table-cell>
          <table:table-cell table:style-name="ce65" table:formula="of:=[.D33]" office:value-type="float" office:value="5400000" calcext:value-type="float">
            <text:p>5,400,000</text:p>
          </table:table-cell>
          <table:table-cell table:style-name="ce65" table:formula="of:=[.E33]" office:value-type="float" office:value="5400000" calcext:value-type="float">
            <text:p>5,400,000</text:p>
          </table:table-cell>
          <table:table-cell table:style-name="ce65" table:formula="of:=[.F33]" office:value-type="float" office:value="5400000" calcext:value-type="float">
            <text:p>5,400,000</text:p>
          </table:table-cell>
          <table:table-cell table:style-name="ce65" table:formula="of:=[.G33]" office:value-type="float" office:value="5400000" calcext:value-type="float">
            <text:p>5,400,000</text:p>
          </table:table-cell>
          <table:table-cell table:style-name="ce65" table:formula="of:=[.H33]" office:value-type="float" office:value="5400000" calcext:value-type="float">
            <text:p>5,400,000</text:p>
          </table:table-cell>
          <table:table-cell table:style-name="ce65" table:formula="of:=[.I33]" office:value-type="float" office:value="5400000" calcext:value-type="float">
            <text:p>5,400,000</text:p>
          </table:table-cell>
          <table:table-cell table:style-name="ce65" table:formula="of:=[.J33]" office:value-type="float" office:value="5400000" calcext:value-type="float">
            <text:p>5,400,000</text:p>
          </table:table-cell>
          <table:table-cell table:style-name="ce65" office:value-type="float" office:value="5000000" calcext:value-type="float">
            <text:p>5,000,000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M33]" office:value-type="float" office:value="0" calcext:value-type="float">
            <text:p>0</text:p>
          </table:table-cell>
          <table:table-cell table:style-name="ce65" table:formula="of:=[.N33]" office:value-type="float" office:value="0" calcext:value-type="float">
            <text:p>0</text:p>
          </table:table-cell>
          <table:table-cell table:style-name="ce65" table:formula="of:=[.O33]" office:value-type="float" office:value="0" calcext:value-type="float">
            <text:p>0</text:p>
          </table:table-cell>
          <table:table-cell table:style-name="ce65" table:formula="of:=[.P33]" office:value-type="float" office:value="0" calcext:value-type="float">
            <text:p>0</text:p>
          </table:table-cell>
          <table:table-cell table:style-name="ce65" table:formula="of:=[.Q33]" office:value-type="float" office:value="0" calcext:value-type="float">
            <text:p>0</text:p>
          </table:table-cell>
          <table:table-cell table:style-name="ce65" table:formula="of:=[.R33]" office:value-type="float" office:value="0" calcext:value-type="float">
            <text:p>0</text:p>
          </table:table-cell>
          <table:table-cell table:style-name="ce65" table:formula="of:=[.S33]" office:value-type="float" office:value="0" calcext:value-type="float">
            <text:p>0</text:p>
          </table:table-cell>
          <table:table-cell table:style-name="ce65" table:formula="of:=[.T33]" office:value-type="float" office:value="0" calcext:value-type="float">
            <text:p>0</text:p>
          </table:table-cell>
          <table:table-cell table:style-name="ce65" table:formula="of:=[.U33]" office:value-type="float" office:value="0" calcext:value-type="float">
            <text:p>0</text:p>
          </table:table-cell>
          <table:table-cell table:style-name="ce65" table:formula="of:=[.V33]" office:value-type="float" office:value="0" calcext:value-type="float">
            <text:p>0</text:p>
          </table:table-cell>
          <table:table-cell table:style-name="ce65" table:formula="of:=[.W33]" office:value-type="float" office:value="0" calcext:value-type="float">
            <text:p>0</text:p>
          </table:table-cell>
          <table:table-cell table:style-name="ce65" table:formula="of:=[.X33]" office:value-type="float" office:value="0" calcext:value-type="float">
            <text:p>0</text:p>
          </table:table-cell>
          <table:table-cell table:style-name="ce65" table:formula="of:=[.Y33]" office:value-type="float" office:value="0" calcext:value-type="float">
            <text:p>0</text:p>
          </table:table-cell>
          <table:table-cell table:style-name="ce65" table:formula="of:=[.Z33]" office:value-type="float" office:value="0" calcext:value-type="float">
            <text:p>0</text:p>
          </table:table-cell>
          <table:table-cell table:style-name="ce65" table:formula="of:=[.AA33]" office:value-type="float" office:value="0" calcext:value-type="float">
            <text:p>0</text:p>
          </table:table-cell>
          <table:table-cell table:style-name="ce65" table:formula="of:=[.AB33]" office:value-type="float" office:value="0" calcext:value-type="float">
            <text:p>0</text:p>
          </table:table-cell>
          <table:table-cell table:style-name="ce65" table:formula="of:=[.AC33]" office:value-type="float" office:value="0" calcext:value-type="float">
            <text:p>0</text:p>
          </table:table-cell>
          <table:table-cell table:style-name="ce65" table:formula="of:=[.AD33]" office:value-type="float" office:value="0" calcext:value-type="float">
            <text:p>0</text:p>
          </table:table-cell>
          <table:table-cell table:style-name="ce65" table:formula="of:=[.AE33]" office:value-type="float" office:value="0" calcext:value-type="float">
            <text:p>0</text:p>
          </table:table-cell>
          <table:table-cell table:style-name="ce65" table:formula="of:=[.AF33]" office:value-type="float" office:value="0" calcext:value-type="float">
            <text:p>0</text:p>
          </table:table-cell>
          <table:table-cell table:style-name="ce65" table:formula="of:=[.AG33]" office:value-type="float" office:value="0" calcext:value-type="float">
            <text:p>0</text:p>
          </table:table-cell>
          <table:table-cell table:style-name="ce65" table:formula="of:=[.AH33]" office:value-type="float" office:value="0" calcext:value-type="float">
            <text:p>0</text:p>
          </table:table-cell>
          <table:table-cell table:style-name="ce65" table:formula="of:=[.AI33]" office:value-type="float" office:value="0" calcext:value-type="float">
            <text:p>0</text:p>
          </table:table-cell>
          <table:table-cell table:style-name="ce65" table:formula="of:=[.AJ33]" office:value-type="float" office:value="0" calcext:value-type="float">
            <text:p>0</text:p>
          </table:table-cell>
          <table:table-cell table:style-name="ce65" table:number-columns-repeated="27"/>
        </table:table-row>
        <table:table-row table:style-name="ro1">
          <table:table-cell table:style-name="ce3"/>
          <table:table-cell table:style-name="ce3" office:value-type="string" calcext:value-type="string">
            <text:p>所得税</text:p>
          </table:table-cell>
          <table:table-cell table:style-name="ce3" office:value-type="string" calcext:value-type="string">
            <text:p>給与所得</text:p>
          </table:table-cell>
          <table:table-cell table:style-name="ce3" office:value-type="float" office:value="2500000" calcext:value-type="float">
            <text:p>2,500,000</text:p>
          </table:table-cell>
          <table:table-cell table:style-name="ce3" table:formula="of:=[.D34]" office:value-type="float" office:value="2500000" calcext:value-type="float">
            <text:p>2,500,000</text:p>
          </table:table-cell>
          <table:table-cell table:style-name="ce3" table:formula="of:=[.E34]" office:value-type="float" office:value="2500000" calcext:value-type="float">
            <text:p>2,500,000</text:p>
          </table:table-cell>
          <table:table-cell table:style-name="ce3" table:formula="of:=[.F34]" office:value-type="float" office:value="2500000" calcext:value-type="float">
            <text:p>2,500,000</text:p>
          </table:table-cell>
          <table:table-cell table:style-name="ce3" table:formula="of:=[.G34]" office:value-type="float" office:value="2500000" calcext:value-type="float">
            <text:p>2,500,000</text:p>
          </table:table-cell>
          <table:table-cell table:style-name="ce3" table:formula="of:=[.H34]" office:value-type="float" office:value="2500000" calcext:value-type="float">
            <text:p>2,500,000</text:p>
          </table:table-cell>
          <table:table-cell table:style-name="ce3" table:formula="of:=[.I34]" office:value-type="float" office:value="2500000" calcext:value-type="float">
            <text:p>2,500,000</text:p>
          </table:table-cell>
          <table:table-cell table:style-name="ce3" table:formula="of:=[.J34]" office:value-type="float" office:value="2500000" calcext:value-type="float">
            <text:p>2,500,000</text:p>
          </table:table-cell>
          <table:table-cell table:style-name="ce3" table:formula="of:=[.K34]" office:value-type="float" office:value="2500000" calcext:value-type="float">
            <text:p>2,500,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M34]" office:value-type="float" office:value="0" calcext:value-type="float">
            <text:p>0</text:p>
          </table:table-cell>
          <table:table-cell table:style-name="ce3" table:formula="of:=[.N34]" office:value-type="float" office:value="0" calcext:value-type="float">
            <text:p>0</text:p>
          </table:table-cell>
          <table:table-cell table:style-name="ce3" table:formula="of:=[.O34]" office:value-type="float" office:value="0" calcext:value-type="float">
            <text:p>0</text:p>
          </table:table-cell>
          <table:table-cell table:style-name="ce3" table:formula="of:=[.P34]" office:value-type="float" office:value="0" calcext:value-type="float">
            <text:p>0</text:p>
          </table:table-cell>
          <table:table-cell table:style-name="ce3" table:formula="of:=[.Q34]" office:value-type="float" office:value="0" calcext:value-type="float">
            <text:p>0</text:p>
          </table:table-cell>
          <table:table-cell table:style-name="ce3" table:formula="of:=[.R34]" office:value-type="float" office:value="0" calcext:value-type="float">
            <text:p>0</text:p>
          </table:table-cell>
          <table:table-cell table:style-name="ce3" table:formula="of:=[.S34]" office:value-type="float" office:value="0" calcext:value-type="float">
            <text:p>0</text:p>
          </table:table-cell>
          <table:table-cell table:style-name="ce3" table:formula="of:=[.T34]" office:value-type="float" office:value="0" calcext:value-type="float">
            <text:p>0</text:p>
          </table:table-cell>
          <table:table-cell table:style-name="ce3" table:formula="of:=[.U34]" office:value-type="float" office:value="0" calcext:value-type="float">
            <text:p>0</text:p>
          </table:table-cell>
          <table:table-cell table:style-name="ce3" table:formula="of:=[.V34]" office:value-type="float" office:value="0" calcext:value-type="float">
            <text:p>0</text:p>
          </table:table-cell>
          <table:table-cell table:style-name="ce3" table:formula="of:=[.W34]" office:value-type="float" office:value="0" calcext:value-type="float">
            <text:p>0</text:p>
          </table:table-cell>
          <table:table-cell table:style-name="ce3" table:formula="of:=[.X34]" office:value-type="float" office:value="0" calcext:value-type="float">
            <text:p>0</text:p>
          </table:table-cell>
          <table:table-cell table:style-name="ce3" table:formula="of:=[.Y34]" office:value-type="float" office:value="0" calcext:value-type="float">
            <text:p>0</text:p>
          </table:table-cell>
          <table:table-cell table:style-name="ce3" table:formula="of:=[.Z34]" office:value-type="float" office:value="0" calcext:value-type="float">
            <text:p>0</text:p>
          </table:table-cell>
          <table:table-cell table:style-name="ce3" table:formula="of:=[.AA34]" office:value-type="float" office:value="0" calcext:value-type="float">
            <text:p>0</text:p>
          </table:table-cell>
          <table:table-cell table:style-name="ce3" table:formula="of:=[.AB34]" office:value-type="float" office:value="0" calcext:value-type="float">
            <text:p>0</text:p>
          </table:table-cell>
          <table:table-cell table:style-name="ce3" table:formula="of:=[.AC34]" office:value-type="float" office:value="0" calcext:value-type="float">
            <text:p>0</text:p>
          </table:table-cell>
          <table:table-cell table:style-name="ce3" table:formula="of:=[.AD34]" office:value-type="float" office:value="0" calcext:value-type="float">
            <text:p>0</text:p>
          </table:table-cell>
          <table:table-cell table:style-name="ce3" table:formula="of:=[.AE34]" office:value-type="float" office:value="0" calcext:value-type="float">
            <text:p>0</text:p>
          </table:table-cell>
          <table:table-cell table:style-name="ce3" table:formula="of:=[.AF34]" office:value-type="float" office:value="0" calcext:value-type="float">
            <text:p>0</text:p>
          </table:table-cell>
          <table:table-cell table:style-name="ce3" table:formula="of:=[.AG34]" office:value-type="float" office:value="0" calcext:value-type="float">
            <text:p>0</text:p>
          </table:table-cell>
          <table:table-cell table:style-name="ce3" table:formula="of:=[.AH34]" office:value-type="float" office:value="0" calcext:value-type="float">
            <text:p>0</text:p>
          </table:table-cell>
          <table:table-cell table:style-name="ce3" table:formula="of:=[.AI34]" office:value-type="float" office:value="0" calcext:value-type="float">
            <text:p>0</text:p>
          </table:table-cell>
          <table:table-cell table:style-name="ce3" table:formula="of:=[.AJ34]" office:value-type="float" office:value="0" calcext:value-type="float">
            <text:p>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不動産所得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5" office:value-type="float" office:value="200000" calcext:value-type="float">
            <text:p>200,000</text:p>
          </table:table-cell>
          <table:table-cell table:style-name="ce65" table:formula="of:=[.E35]" office:value-type="float" office:value="200000" calcext:value-type="float">
            <text:p>200,000</text:p>
          </table:table-cell>
          <table:table-cell table:style-name="ce65" table:formula="of:=[.F35]" office:value-type="float" office:value="200000" calcext:value-type="float">
            <text:p>200,000</text:p>
          </table:table-cell>
          <table:table-cell table:style-name="ce65" table:formula="of:=[.G35]" office:value-type="float" office:value="200000" calcext:value-type="float">
            <text:p>200,000</text:p>
          </table:table-cell>
          <table:table-cell table:style-name="ce65" office:value-type="float" office:value="400000" calcext:value-type="float">
            <text:p>400,000</text:p>
          </table:table-cell>
          <table:table-cell table:style-name="ce65" table:formula="of:=[.I35]" office:value-type="float" office:value="400000" calcext:value-type="float">
            <text:p>400,000</text:p>
          </table:table-cell>
          <table:table-cell table:style-name="ce65" table:formula="of:=[.J35]" office:value-type="float" office:value="400000" calcext:value-type="float">
            <text:p>400,000</text:p>
          </table:table-cell>
          <table:table-cell table:style-name="ce65" table:formula="of:=[.K35]" office:value-type="float" office:value="400000" calcext:value-type="float">
            <text:p>400,000</text:p>
          </table:table-cell>
          <table:table-cell table:style-name="ce65" table:formula="of:=[.L35]" office:value-type="float" office:value="400000" calcext:value-type="float">
            <text:p>400,000</text:p>
          </table:table-cell>
          <table:table-cell table:style-name="ce65" table:formula="of:=[.M35]" office:value-type="float" office:value="400000" calcext:value-type="float">
            <text:p>400,000</text:p>
          </table:table-cell>
          <table:table-cell table:style-name="ce65" table:formula="of:=[.N35]" office:value-type="float" office:value="400000" calcext:value-type="float">
            <text:p>400,000</text:p>
          </table:table-cell>
          <table:table-cell table:style-name="ce65" office:value-type="float" office:value="500000" calcext:value-type="float">
            <text:p>500,000</text:p>
          </table:table-cell>
          <table:table-cell table:style-name="ce65" table:formula="of:=[.P35]" office:value-type="float" office:value="500000" calcext:value-type="float">
            <text:p>500,000</text:p>
          </table:table-cell>
          <table:table-cell table:style-name="ce65" office:value-type="float" office:value="600000" calcext:value-type="float">
            <text:p>600,000</text:p>
          </table:table-cell>
          <table:table-cell table:style-name="ce65" table:formula="of:=[.R35]" office:value-type="float" office:value="600000" calcext:value-type="float">
            <text:p>600,000</text:p>
          </table:table-cell>
          <table:table-cell table:style-name="ce65" table:formula="of:=[.S35]" office:value-type="float" office:value="600000" calcext:value-type="float">
            <text:p>600,000</text:p>
          </table:table-cell>
          <table:table-cell table:style-name="ce65" table:formula="of:=[.T35]" office:value-type="float" office:value="600000" calcext:value-type="float">
            <text:p>600,000</text:p>
          </table:table-cell>
          <table:table-cell table:style-name="ce65" table:formula="of:=[.U35]" office:value-type="float" office:value="600000" calcext:value-type="float">
            <text:p>600,000</text:p>
          </table:table-cell>
          <table:table-cell table:style-name="ce65" table:formula="of:=[.V35]" office:value-type="float" office:value="600000" calcext:value-type="float">
            <text:p>600,000</text:p>
          </table:table-cell>
          <table:table-cell table:style-name="ce65" table:formula="of:=[.W35]" office:value-type="float" office:value="600000" calcext:value-type="float">
            <text:p>600,000</text:p>
          </table:table-cell>
          <table:table-cell table:style-name="ce65" table:formula="of:=[.X35]" office:value-type="float" office:value="600000" calcext:value-type="float">
            <text:p>600,000</text:p>
          </table:table-cell>
          <table:table-cell table:style-name="ce65" table:formula="of:=[.Y35]" office:value-type="float" office:value="600000" calcext:value-type="float">
            <text:p>600,000</text:p>
          </table:table-cell>
          <table:table-cell table:style-name="ce65" table:formula="of:=[.Z35]" office:value-type="float" office:value="600000" calcext:value-type="float">
            <text:p>600,000</text:p>
          </table:table-cell>
          <table:table-cell table:style-name="ce65" table:formula="of:=[.AA35]" office:value-type="float" office:value="600000" calcext:value-type="float">
            <text:p>600,000</text:p>
          </table:table-cell>
          <table:table-cell table:style-name="ce65" table:formula="of:=[.AB35]" office:value-type="float" office:value="600000" calcext:value-type="float">
            <text:p>600,000</text:p>
          </table:table-cell>
          <table:table-cell table:style-name="ce65" table:formula="of:=[.AC35]" office:value-type="float" office:value="600000" calcext:value-type="float">
            <text:p>600,000</text:p>
          </table:table-cell>
          <table:table-cell table:style-name="ce65" table:formula="of:=[.AD35]" office:value-type="float" office:value="600000" calcext:value-type="float">
            <text:p>600,000</text:p>
          </table:table-cell>
          <table:table-cell table:style-name="ce65" table:formula="of:=[.AE35]" office:value-type="float" office:value="600000" calcext:value-type="float">
            <text:p>600,000</text:p>
          </table:table-cell>
          <table:table-cell table:style-name="ce65" table:formula="of:=[.AF35]" office:value-type="float" office:value="600000" calcext:value-type="float">
            <text:p>600,000</text:p>
          </table:table-cell>
          <table:table-cell table:style-name="ce65" table:formula="of:=[.AG35]" office:value-type="float" office:value="600000" calcext:value-type="float">
            <text:p>600,000</text:p>
          </table:table-cell>
          <table:table-cell table:style-name="ce65" table:formula="of:=[.AH35]" office:value-type="float" office:value="600000" calcext:value-type="float">
            <text:p>600,000</text:p>
          </table:table-cell>
          <table:table-cell table:style-name="ce65" table:formula="of:=[.AI35]" office:value-type="float" office:value="600000" calcext:value-type="float">
            <text:p>600,000</text:p>
          </table:table-cell>
          <table:table-cell table:style-name="ce65" table:formula="of:=[.AJ35]" office:value-type="float" office:value="600000" calcext:value-type="float">
            <text:p>600,000</text:p>
          </table:table-cell>
          <table:table-cell table:style-name="ce65" table:number-columns-repeated="2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一時所得/公的年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000" calcext:value-type="float">
            <text:p>730,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36]" office:value-type="float" office:value="0" calcext:value-type="float">
            <text:p>0</text:p>
          </table:table-cell>
          <table:table-cell table:style-name="ce3" table:formula="of:=[.G36]" office:value-type="float" office:value="0" calcext:value-type="float">
            <text:p>0</text:p>
          </table:table-cell>
          <table:table-cell table:style-name="ce3" table:formula="of:=[.H36]" office:value-type="float" office:value="0" calcext:value-type="float">
            <text:p>0</text:p>
          </table:table-cell>
          <table:table-cell table:style-name="ce3" table:formula="of:=[.I36]" office:value-type="float" office:value="0" calcext:value-type="float">
            <text:p>0</text:p>
          </table:table-cell>
          <table:table-cell table:style-name="ce3" table:formula="of:=[.J36]" office:value-type="float" office:value="0" calcext:value-type="float">
            <text:p>0</text:p>
          </table:table-cell>
          <table:table-cell table:style-name="ce3" table:formula="of:=((3+2)*10000*1-600000)*0" office:value-type="float" office:value="-0" calcext:value-type="float">
            <text:p>0</text:p>
          </table:table-cell>
          <table:table-cell table:style-name="ce3" table:formula="of:=((35+17)*10000-600000)*0" office:value-type="float" office:value="-0" calcext:value-type="float">
            <text:p>0</text:p>
          </table:table-cell>
          <table:table-cell table:style-name="ce3" table:formula="of:=[.M36]" office:value-type="float" office:value="-0" calcext:value-type="float">
            <text:p>0</text:p>
          </table:table-cell>
          <table:table-cell table:style-name="ce3" table:formula="of:=[.N36]" office:value-type="float" office:value="-0" calcext:value-type="float">
            <text:p>0</text:p>
          </table:table-cell>
          <table:table-cell table:style-name="ce3" table:formula="of:=[.O36]" office:value-type="float" office:value="-0" calcext:value-type="float">
            <text:p>0</text:p>
          </table:table-cell>
          <table:table-cell table:style-name="ce3" table:formula="of:=((35+17+15)*10000-1100000)*0" office:value-type="float" office:value="-0" calcext:value-type="float">
            <text:p>0</text:p>
          </table:table-cell>
          <table:table-cell table:style-name="ce3" table:formula="of:=(35+17+178)*10000-1100000" office:value-type="float" office:value="1200000" calcext:value-type="float">
            <text:p>1,200,000</text:p>
          </table:table-cell>
          <table:table-cell table:style-name="ce3" table:formula="of:=[.R36]" office:value-type="float" office:value="1200000" calcext:value-type="float">
            <text:p>1,200,000</text:p>
          </table:table-cell>
          <table:table-cell table:style-name="ce3" table:formula="of:=[.S36]" office:value-type="float" office:value="1200000" calcext:value-type="float">
            <text:p>1,200,000</text:p>
          </table:table-cell>
          <table:table-cell table:style-name="ce3" table:formula="of:=[.T36]" office:value-type="float" office:value="1200000" calcext:value-type="float">
            <text:p>1,200,000</text:p>
          </table:table-cell>
          <table:table-cell table:style-name="ce3" table:formula="of:=(32+17+178)*10000-1100000" office:value-type="float" office:value="1170000" calcext:value-type="float">
            <text:p>1,170,000</text:p>
          </table:table-cell>
          <table:table-cell table:style-name="ce3" table:formula="of:=(17+178)*10000-1100000" office:value-type="float" office:value="850000" calcext:value-type="float">
            <text:p>850,000</text:p>
          </table:table-cell>
          <table:table-cell table:style-name="ce3" table:formula="of:=[.W36]" office:value-type="float" office:value="850000" calcext:value-type="float">
            <text:p>850,000</text:p>
          </table:table-cell>
          <table:table-cell table:style-name="ce3" table:formula="of:=[.X36]" office:value-type="float" office:value="850000" calcext:value-type="float">
            <text:p>850,000</text:p>
          </table:table-cell>
          <table:table-cell table:style-name="ce3" table:formula="of:=[.Y36]" office:value-type="float" office:value="850000" calcext:value-type="float">
            <text:p>850,000</text:p>
          </table:table-cell>
          <table:table-cell table:style-name="ce3" table:formula="of:=[.Z36]" office:value-type="float" office:value="850000" calcext:value-type="float">
            <text:p>850,000</text:p>
          </table:table-cell>
          <table:table-cell table:style-name="ce3" table:formula="of:=[.AA36]" office:value-type="float" office:value="850000" calcext:value-type="float">
            <text:p>850,000</text:p>
          </table:table-cell>
          <table:table-cell table:style-name="ce3" table:formula="of:=[.AB36]" office:value-type="float" office:value="850000" calcext:value-type="float">
            <text:p>850,000</text:p>
          </table:table-cell>
          <table:table-cell table:style-name="ce3" table:formula="of:=[.AC36]" office:value-type="float" office:value="850000" calcext:value-type="float">
            <text:p>850,000</text:p>
          </table:table-cell>
          <table:table-cell table:style-name="ce3" table:formula="of:=[.AD36]" office:value-type="float" office:value="850000" calcext:value-type="float">
            <text:p>850,000</text:p>
          </table:table-cell>
          <table:table-cell table:style-name="ce3" table:formula="of:=[.AE36]" office:value-type="float" office:value="850000" calcext:value-type="float">
            <text:p>850,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G36]" office:value-type="float" office:value="0" calcext:value-type="float">
            <text:p>0</text:p>
          </table:table-cell>
          <table:table-cell table:style-name="ce3" table:formula="of:=[.AH36]" office:value-type="float" office:value="0" calcext:value-type="float">
            <text:p>0</text:p>
          </table:table-cell>
          <table:table-cell table:style-name="ce3" table:formula="of:=[.AI36]" office:value-type="float" office:value="0" calcext:value-type="float">
            <text:p>0</text:p>
          </table:table-cell>
          <table:table-cell table:style-name="ce3" table:formula="of:=[.AJ36]" office:value-type="float" office:value="0" calcext:value-type="float">
            <text:p>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個人年金雑所得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D37]" office:value-type="float" office:value="0" calcext:value-type="float">
            <text:p>0</text:p>
          </table:table-cell>
          <table:table-cell table:style-name="ce65" table:formula="of:=[.E37]" office:value-type="float" office:value="0" calcext:value-type="float">
            <text:p>0</text:p>
          </table:table-cell>
          <table:table-cell table:style-name="ce65" table:formula="of:=[.F37]" office:value-type="float" office:value="0" calcext:value-type="float">
            <text:p>0</text:p>
          </table:table-cell>
          <table:table-cell table:style-name="ce65" table:formula="of:=[.G37]" office:value-type="float" office:value="0" calcext:value-type="float">
            <text:p>0</text:p>
          </table:table-cell>
          <table:table-cell table:style-name="ce65" table:formula="of:=[.H37]" office:value-type="float" office:value="0" calcext:value-type="float">
            <text:p>0</text:p>
          </table:table-cell>
          <table:table-cell table:style-name="ce65" table:formula="of:=[.I37]" office:value-type="float" office:value="0" calcext:value-type="float">
            <text:p>0</text:p>
          </table:table-cell>
          <table:table-cell table:style-name="ce65" table:formula="of:=[.J37]" office:value-type="float" office:value="0" calcext:value-type="float">
            <text:p>0</text:p>
          </table:table-cell>
          <table:table-cell table:style-name="ce65" table:formula="of:=(567000+89000)/12-667" office:value-type="float" office:value="53999.6666666667" calcext:value-type="float">
            <text:p>54,000</text:p>
          </table:table-cell>
          <table:table-cell table:style-name="ce65" table:formula="of:=(567000+89000)" office:value-type="float" office:value="656000" calcext:value-type="float">
            <text:p>656,000</text:p>
          </table:table-cell>
          <table:table-cell table:style-name="ce65" table:formula="of:=[.M37]" office:value-type="float" office:value="656000" calcext:value-type="float">
            <text:p>656,000</text:p>
          </table:table-cell>
          <table:table-cell table:style-name="ce65" table:formula="of:=[.N37]" office:value-type="float" office:value="656000" calcext:value-type="float">
            <text:p>656,000</text:p>
          </table:table-cell>
          <table:table-cell table:style-name="ce65" table:formula="of:=[.O37]" office:value-type="float" office:value="656000" calcext:value-type="float">
            <text:p>656,000</text:p>
          </table:table-cell>
          <table:table-cell table:style-name="ce65" table:formula="of:=[.P37]" office:value-type="float" office:value="656000" calcext:value-type="float">
            <text:p>656,000</text:p>
          </table:table-cell>
          <table:table-cell table:style-name="ce65" table:formula="of:=[.Q37]" office:value-type="float" office:value="656000" calcext:value-type="float">
            <text:p>656,000</text:p>
          </table:table-cell>
          <table:table-cell table:style-name="ce65" table:formula="of:=(567000+89000+156000/12)" office:value-type="float" office:value="669000" calcext:value-type="float">
            <text:p>669,000</text:p>
          </table:table-cell>
          <table:table-cell table:style-name="ce65" table:formula="of:=(567000+89000+156000)" office:value-type="float" office:value="812000" calcext:value-type="float">
            <text:p>812,000</text:p>
          </table:table-cell>
          <table:table-cell table:style-name="ce65" table:formula="of:=[.T37]" office:value-type="float" office:value="812000" calcext:value-type="float">
            <text:p>812,000</text:p>
          </table:table-cell>
          <table:table-cell table:style-name="ce65" table:formula="of:=[.U37]" office:value-type="float" office:value="812000" calcext:value-type="float">
            <text:p>812,000</text:p>
          </table:table-cell>
          <table:table-cell table:style-name="ce65" table:formula="of:=[.V37]" office:value-type="float" office:value="812000" calcext:value-type="float">
            <text:p>812,000</text:p>
          </table:table-cell>
          <table:table-cell table:style-name="ce65" table:formula="of:=[.W37]" office:value-type="float" office:value="812000" calcext:value-type="float">
            <text:p>812,000</text:p>
          </table:table-cell>
          <table:table-cell table:style-name="ce65" table:formula="of:=[.X37]" office:value-type="float" office:value="812000" calcext:value-type="float">
            <text:p>812,000</text:p>
          </table:table-cell>
          <table:table-cell table:style-name="ce65" table:formula="of:=[.Y37]" office:value-type="float" office:value="812000" calcext:value-type="float">
            <text:p>812,000</text:p>
          </table:table-cell>
          <table:table-cell table:style-name="ce65" table:formula="of:=[.Z37]" office:value-type="float" office:value="812000" calcext:value-type="float">
            <text:p>812,000</text:p>
          </table:table-cell>
          <table:table-cell table:style-name="ce65" table:formula="of:=[.AA37]" office:value-type="float" office:value="812000" calcext:value-type="float">
            <text:p>812,000</text:p>
          </table:table-cell>
          <table:table-cell table:style-name="ce65" table:formula="of:=(567000+89000+(156000*11/12))" office:value-type="float" office:value="799000" calcext:value-type="float">
            <text:p>799,000</text:p>
          </table:table-cell>
          <table:table-cell table:style-name="ce65" table:formula="of:=(567000+89000)" office:value-type="float" office:value="656000" calcext:value-type="float">
            <text:p>656,000</text:p>
          </table:table-cell>
          <table:table-cell table:style-name="ce65" table:formula="of:=[.AD37]" office:value-type="float" office:value="656000" calcext:value-type="float">
            <text:p>656,000</text:p>
          </table:table-cell>
          <table:table-cell table:style-name="ce65" table:formula="of:=[.AE37]" office:value-type="float" office:value="656000" calcext:value-type="float">
            <text:p>656,000</text:p>
          </table:table-cell>
          <table:table-cell table:style-name="ce65" table:formula="of:=[.AF37]" office:value-type="float" office:value="656000" calcext:value-type="float">
            <text:p>656,000</text:p>
          </table:table-cell>
          <table:table-cell table:style-name="ce65" table:formula="of:=[.AG37]" office:value-type="float" office:value="656000" calcext:value-type="float">
            <text:p>656,000</text:p>
          </table:table-cell>
          <table:table-cell table:style-name="ce65" table:formula="of:=[.AH37]" office:value-type="float" office:value="656000" calcext:value-type="float">
            <text:p>656,000</text:p>
          </table:table-cell>
          <table:table-cell table:style-name="ce65" table:formula="of:=[.AI37]" office:value-type="float" office:value="656000" calcext:value-type="float">
            <text:p>656,000</text:p>
          </table:table-cell>
          <table:table-cell table:style-name="ce65" table:formula="of:=[.AJ37]" office:value-type="float" office:value="656000" calcext:value-type="float">
            <text:p>656,000</text:p>
          </table:table-cell>
          <table:table-cell table:style-name="ce65" table:number-columns-repeated="2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総所得</text:p>
          </table:table-cell>
          <table:table-cell table:style-name="ce3" table:formula="of:=SUM([.D34:.D37])" office:value-type="float" office:value="2600000" calcext:value-type="float">
            <text:p>2,600,000</text:p>
          </table:table-cell>
          <table:table-cell table:style-name="ce3" table:formula="of:=SUM([.E34:.E37])" office:value-type="float" office:value="3430000" calcext:value-type="float">
            <text:p>3,430,000</text:p>
          </table:table-cell>
          <table:table-cell table:style-name="ce3" table:formula="of:=SUM([.F34:.F37])" office:value-type="float" office:value="2700000" calcext:value-type="float">
            <text:p>2,700,000</text:p>
          </table:table-cell>
          <table:table-cell table:style-name="ce3" table:formula="of:=SUM([.G34:.G37])" office:value-type="float" office:value="2700000" calcext:value-type="float">
            <text:p>2,700,000</text:p>
          </table:table-cell>
          <table:table-cell table:style-name="ce3" table:formula="of:=SUM([.H34:.H37])" office:value-type="float" office:value="2700000" calcext:value-type="float">
            <text:p>2,700,000</text:p>
          </table:table-cell>
          <table:table-cell table:style-name="ce3" table:formula="of:=SUM([.I34:.I37])" office:value-type="float" office:value="2900000" calcext:value-type="float">
            <text:p>2,900,000</text:p>
          </table:table-cell>
          <table:table-cell table:style-name="ce3" table:formula="of:=SUM([.J34:.J37])" office:value-type="float" office:value="2900000" calcext:value-type="float">
            <text:p>2,900,000</text:p>
          </table:table-cell>
          <table:table-cell table:style-name="ce3" table:formula="of:=SUM([.K34:.K37])" office:value-type="float" office:value="2900000" calcext:value-type="float">
            <text:p>2,900,000</text:p>
          </table:table-cell>
          <table:table-cell table:style-name="ce3" table:formula="of:=SUM([.L34:.L37])" office:value-type="float" office:value="2953999.66666667" calcext:value-type="float">
            <text:p>2,954,000</text:p>
          </table:table-cell>
          <table:table-cell table:style-name="ce3" table:formula="of:=SUM([.M34:.M37])" office:value-type="float" office:value="1056000" calcext:value-type="float">
            <text:p>1,056,000</text:p>
          </table:table-cell>
          <table:table-cell table:style-name="ce3" table:formula="of:=SUM([.N34:.N37])" office:value-type="float" office:value="1056000" calcext:value-type="float">
            <text:p>1,056,000</text:p>
          </table:table-cell>
          <table:table-cell table:style-name="ce3" table:formula="of:=SUM([.O34:.O37])" office:value-type="float" office:value="1056000" calcext:value-type="float">
            <text:p>1,056,000</text:p>
          </table:table-cell>
          <table:table-cell table:style-name="ce3" table:formula="of:=SUM([.P34:.P37])" office:value-type="float" office:value="1156000" calcext:value-type="float">
            <text:p>1,156,000</text:p>
          </table:table-cell>
          <table:table-cell table:style-name="ce3" table:formula="of:=SUM([.Q34:.Q37])" office:value-type="float" office:value="1156000" calcext:value-type="float">
            <text:p>1,156,000</text:p>
          </table:table-cell>
          <table:table-cell table:style-name="ce3" table:formula="of:=SUM([.R34:.R37])" office:value-type="float" office:value="2456000" calcext:value-type="float">
            <text:p>2,456,000</text:p>
          </table:table-cell>
          <table:table-cell table:style-name="ce3" table:formula="of:=SUM([.S34:.S37])" office:value-type="float" office:value="2469000" calcext:value-type="float">
            <text:p>2,469,000</text:p>
          </table:table-cell>
          <table:table-cell table:style-name="ce3" table:formula="of:=SUM([.T34:.T37])" office:value-type="float" office:value="2612000" calcext:value-type="float">
            <text:p>2,612,000</text:p>
          </table:table-cell>
          <table:table-cell table:style-name="ce3" table:formula="of:=SUM([.U34:.U37])" office:value-type="float" office:value="2612000" calcext:value-type="float">
            <text:p>2,612,000</text:p>
          </table:table-cell>
          <table:table-cell table:style-name="ce3" table:formula="of:=SUM([.V34:.V37])" office:value-type="float" office:value="2582000" calcext:value-type="float">
            <text:p>2,582,000</text:p>
          </table:table-cell>
          <table:table-cell table:style-name="ce3" table:formula="of:=SUM([.W34:.W37])" office:value-type="float" office:value="2262000" calcext:value-type="float">
            <text:p>2,262,000</text:p>
          </table:table-cell>
          <table:table-cell table:style-name="ce3" table:formula="of:=SUM([.X34:.X37])" office:value-type="float" office:value="2262000" calcext:value-type="float">
            <text:p>2,262,000</text:p>
          </table:table-cell>
          <table:table-cell table:style-name="ce3" table:formula="of:=SUM([.Y34:.Y37])" office:value-type="float" office:value="2262000" calcext:value-type="float">
            <text:p>2,262,000</text:p>
          </table:table-cell>
          <table:table-cell table:style-name="ce3" table:formula="of:=SUM([.Z34:.Z37])" office:value-type="float" office:value="2262000" calcext:value-type="float">
            <text:p>2,262,000</text:p>
          </table:table-cell>
          <table:table-cell table:style-name="ce3" table:formula="of:=SUM([.AA34:.AA37])" office:value-type="float" office:value="2262000" calcext:value-type="float">
            <text:p>2,262,000</text:p>
          </table:table-cell>
          <table:table-cell table:style-name="ce3" table:formula="of:=SUM([.AB34:.AB37])" office:value-type="float" office:value="2262000" calcext:value-type="float">
            <text:p>2,262,000</text:p>
          </table:table-cell>
          <table:table-cell table:style-name="ce3" table:formula="of:=SUM([.AC34:.AC37])" office:value-type="float" office:value="2249000" calcext:value-type="float">
            <text:p>2,249,000</text:p>
          </table:table-cell>
          <table:table-cell table:style-name="ce3" table:formula="of:=SUM([.AD34:.AD37])" office:value-type="float" office:value="2106000" calcext:value-type="float">
            <text:p>2,106,000</text:p>
          </table:table-cell>
          <table:table-cell table:style-name="ce3" table:formula="of:=SUM([.AE34:.AE37])" office:value-type="float" office:value="2106000" calcext:value-type="float">
            <text:p>2,106,000</text:p>
          </table:table-cell>
          <table:table-cell table:style-name="ce3" table:formula="of:=SUM([.AF34:.AF37])" office:value-type="float" office:value="2106000" calcext:value-type="float">
            <text:p>2,106,000</text:p>
          </table:table-cell>
          <table:table-cell table:style-name="ce3" table:formula="of:=SUM([.AG34:.AG37])" office:value-type="float" office:value="1256000" calcext:value-type="float">
            <text:p>1,256,000</text:p>
          </table:table-cell>
          <table:table-cell table:style-name="ce3" table:formula="of:=SUM([.AH34:.AH37])" office:value-type="float" office:value="1256000" calcext:value-type="float">
            <text:p>1,256,000</text:p>
          </table:table-cell>
          <table:table-cell table:style-name="ce3" table:formula="of:=SUM([.AI34:.AI37])" office:value-type="float" office:value="1256000" calcext:value-type="float">
            <text:p>1,256,000</text:p>
          </table:table-cell>
          <table:table-cell table:style-name="ce3" table:formula="of:=SUM([.AJ34:.AJ37])" office:value-type="float" office:value="1256000" calcext:value-type="float">
            <text:p>1,256,000</text:p>
          </table:table-cell>
          <table:table-cell table:style-name="ce3" table:formula="of:=SUM([.AK34:.AK37])" office:value-type="float" office:value="1256000" calcext:value-type="float">
            <text:p>1,256,00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所得税</text:p>
          </table:table-cell>
          <table:table-cell table:style-name="ce65" table:formula="of:=[.D38]*0.1" office:value-type="float" office:value="260000" calcext:value-type="float">
            <text:p>260,000</text:p>
          </table:table-cell>
          <table:table-cell table:style-name="ce65" table:formula="of:=[.E38]*0.1" office:value-type="float" office:value="343000" calcext:value-type="float">
            <text:p>343,000</text:p>
          </table:table-cell>
          <table:table-cell table:style-name="ce65" table:formula="of:=[.F38]*0.1" office:value-type="float" office:value="270000" calcext:value-type="float">
            <text:p>270,000</text:p>
          </table:table-cell>
          <table:table-cell table:style-name="ce65" table:formula="of:=[.G38]*0.1" office:value-type="float" office:value="270000" calcext:value-type="float">
            <text:p>270,000</text:p>
          </table:table-cell>
          <table:table-cell table:style-name="ce65" table:formula="of:=[.H38]*0.1" office:value-type="float" office:value="270000" calcext:value-type="float">
            <text:p>270,000</text:p>
          </table:table-cell>
          <table:table-cell table:style-name="ce65" table:formula="of:=[.I38]*0.1" office:value-type="float" office:value="290000" calcext:value-type="float">
            <text:p>290,000</text:p>
          </table:table-cell>
          <table:table-cell table:style-name="ce65" table:formula="of:=[.J38]*0.1" office:value-type="float" office:value="290000" calcext:value-type="float">
            <text:p>290,000</text:p>
          </table:table-cell>
          <table:table-cell table:style-name="ce65" table:formula="of:=[.K38]*0.1" office:value-type="float" office:value="290000" calcext:value-type="float">
            <text:p>290,000</text:p>
          </table:table-cell>
          <table:table-cell table:style-name="ce65" table:formula="of:=[.L38]*0.1" office:value-type="float" office:value="295399.966666667" calcext:value-type="float">
            <text:p>295,400</text:p>
          </table:table-cell>
          <table:table-cell table:style-name="ce65" table:formula="of:=[.M38]*0.1" office:value-type="float" office:value="105600" calcext:value-type="float">
            <text:p>105,600</text:p>
          </table:table-cell>
          <table:table-cell table:style-name="ce65" table:formula="of:=[.N38]*0.1" office:value-type="float" office:value="105600" calcext:value-type="float">
            <text:p>105,600</text:p>
          </table:table-cell>
          <table:table-cell table:style-name="ce65" table:formula="of:=[.O38]*0.1" office:value-type="float" office:value="105600" calcext:value-type="float">
            <text:p>105,600</text:p>
          </table:table-cell>
          <table:table-cell table:style-name="ce65" table:formula="of:=[.P38]*0.1" office:value-type="float" office:value="115600" calcext:value-type="float">
            <text:p>115,600</text:p>
          </table:table-cell>
          <table:table-cell table:style-name="ce65" table:formula="of:=[.Q38]*0.1" office:value-type="float" office:value="115600" calcext:value-type="float">
            <text:p>115,600</text:p>
          </table:table-cell>
          <table:table-cell table:style-name="ce65" table:formula="of:=[.R38]*0.1" office:value-type="float" office:value="245600" calcext:value-type="float">
            <text:p>245,600</text:p>
          </table:table-cell>
          <table:table-cell table:style-name="ce65" table:formula="of:=[.S38]*0.1" office:value-type="float" office:value="246900" calcext:value-type="float">
            <text:p>246,900</text:p>
          </table:table-cell>
          <table:table-cell table:style-name="ce65" table:formula="of:=[.T38]*0.1" office:value-type="float" office:value="261200" calcext:value-type="float">
            <text:p>261,200</text:p>
          </table:table-cell>
          <table:table-cell table:style-name="ce65" table:formula="of:=[.U38]*0.1" office:value-type="float" office:value="261200" calcext:value-type="float">
            <text:p>261,200</text:p>
          </table:table-cell>
          <table:table-cell table:style-name="ce65" table:formula="of:=[.V38]*0.1" office:value-type="float" office:value="258200" calcext:value-type="float">
            <text:p>258,200</text:p>
          </table:table-cell>
          <table:table-cell table:style-name="ce65" table:formula="of:=[.W38]*0.1" office:value-type="float" office:value="226200" calcext:value-type="float">
            <text:p>226,200</text:p>
          </table:table-cell>
          <table:table-cell table:style-name="ce65" table:formula="of:=[.X38]*0.1" office:value-type="float" office:value="226200" calcext:value-type="float">
            <text:p>226,200</text:p>
          </table:table-cell>
          <table:table-cell table:style-name="ce65" table:formula="of:=[.Y38]*0.1" office:value-type="float" office:value="226200" calcext:value-type="float">
            <text:p>226,200</text:p>
          </table:table-cell>
          <table:table-cell table:style-name="ce65" table:formula="of:=[.Z38]*0.1" office:value-type="float" office:value="226200" calcext:value-type="float">
            <text:p>226,200</text:p>
          </table:table-cell>
          <table:table-cell table:style-name="ce65" table:formula="of:=[.AA38]*0.1" office:value-type="float" office:value="226200" calcext:value-type="float">
            <text:p>226,200</text:p>
          </table:table-cell>
          <table:table-cell table:style-name="ce65" table:formula="of:=[.AB38]*0.1" office:value-type="float" office:value="226200" calcext:value-type="float">
            <text:p>226,200</text:p>
          </table:table-cell>
          <table:table-cell table:style-name="ce65" table:formula="of:=[.AC38]*0.1" office:value-type="float" office:value="224900" calcext:value-type="float">
            <text:p>224,900</text:p>
          </table:table-cell>
          <table:table-cell table:style-name="ce65" table:formula="of:=[.AD38]*0.1" office:value-type="float" office:value="210600" calcext:value-type="float">
            <text:p>210,600</text:p>
          </table:table-cell>
          <table:table-cell table:style-name="ce65" table:formula="of:=[.AE38]*0.1" office:value-type="float" office:value="210600" calcext:value-type="float">
            <text:p>210,600</text:p>
          </table:table-cell>
          <table:table-cell table:style-name="ce65" table:formula="of:=[.AF38]*0.1" office:value-type="float" office:value="210600" calcext:value-type="float">
            <text:p>210,600</text:p>
          </table:table-cell>
          <table:table-cell table:style-name="ce65" table:formula="of:=[.AG38]*0.1" office:value-type="float" office:value="125600" calcext:value-type="float">
            <text:p>125,600</text:p>
          </table:table-cell>
          <table:table-cell table:style-name="ce65" table:formula="of:=[.AH38]*0.1" office:value-type="float" office:value="125600" calcext:value-type="float">
            <text:p>125,600</text:p>
          </table:table-cell>
          <table:table-cell table:style-name="ce65" table:formula="of:=[.AI38]*0.1" office:value-type="float" office:value="125600" calcext:value-type="float">
            <text:p>125,600</text:p>
          </table:table-cell>
          <table:table-cell table:style-name="ce65" table:formula="of:=[.AJ38]*0.1" office:value-type="float" office:value="125600" calcext:value-type="float">
            <text:p>125,600</text:p>
          </table:table-cell>
          <table:table-cell table:style-name="ce65" table:formula="of:=[.AK38]*0.1" office:value-type="float" office:value="125600" calcext:value-type="float">
            <text:p>125,600</text:p>
          </table:table-cell>
          <table:table-cell table:style-name="ce65" table:number-columns-repeated="27"/>
        </table:table-row>
        <table:table-row table:style-name="ro1">
          <table:table-cell table:style-name="ce65"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style-name="ce3" office:value-type="string" calcext:value-type="string">
            <text:p>住民税</text:p>
          </table:table-cell>
          <table:table-cell table:style-name="ce3" office:value-type="string" calcext:value-type="string">
            <text:p>給与所得</text:p>
          </table:table-cell>
          <table:table-cell table:style-name="ce3" table:formula="of:=([.D33]/4*3.2)-540000" office:value-type="float" office:value="3780000" calcext:value-type="float">
            <text:p>3,780,000</text:p>
          </table:table-cell>
          <table:table-cell table:style-name="ce3" table:formula="of:=([.E33]/4*3.2)-540000" office:value-type="float" office:value="3780000" calcext:value-type="float">
            <text:p>3,780,000</text:p>
          </table:table-cell>
          <table:table-cell table:style-name="ce3" table:formula="of:=([.F33]/4*3.2)-540000" office:value-type="float" office:value="3780000" calcext:value-type="float">
            <text:p>3,780,000</text:p>
          </table:table-cell>
          <table:table-cell table:style-name="ce3" table:formula="of:=([.G33]/4*3.2)-540000" office:value-type="float" office:value="3780000" calcext:value-type="float">
            <text:p>3,780,000</text:p>
          </table:table-cell>
          <table:table-cell table:style-name="ce3" table:formula="of:=([.H33]/4*3.2)-540000" office:value-type="float" office:value="3780000" calcext:value-type="float">
            <text:p>3,780,000</text:p>
          </table:table-cell>
          <table:table-cell table:style-name="ce3" table:formula="of:=([.I33]/4*3.2)-540000" office:value-type="float" office:value="3780000" calcext:value-type="float">
            <text:p>3,780,000</text:p>
          </table:table-cell>
          <table:table-cell table:style-name="ce3" table:formula="of:=([.J33]/4*3.2)-540000" office:value-type="float" office:value="3780000" calcext:value-type="float">
            <text:p>3,780,000</text:p>
          </table:table-cell>
          <table:table-cell table:style-name="ce3" table:formula="of:=([.K33]/4*3.2)-540000" office:value-type="float" office:value="3780000" calcext:value-type="float">
            <text:p>3,780,000</text:p>
          </table:table-cell>
          <table:table-cell table:style-name="ce3" table:formula="of:=([.L33]/4*3.2)-540000" office:value-type="float" office:value="3460000" calcext:value-type="float">
            <text:p>3,460,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M42]" office:value-type="float" office:value="0" calcext:value-type="float">
            <text:p>0</text:p>
          </table:table-cell>
          <table:table-cell table:style-name="ce3" table:formula="of:=[.N42]" office:value-type="float" office:value="0" calcext:value-type="float">
            <text:p>0</text:p>
          </table:table-cell>
          <table:table-cell table:style-name="ce3" table:formula="of:=[.O42]" office:value-type="float" office:value="0" calcext:value-type="float">
            <text:p>0</text:p>
          </table:table-cell>
          <table:table-cell table:style-name="ce3" table:formula="of:=[.P42]" office:value-type="float" office:value="0" calcext:value-type="float">
            <text:p>0</text:p>
          </table:table-cell>
          <table:table-cell table:style-name="ce3" table:formula="of:=[.Q42]" office:value-type="float" office:value="0" calcext:value-type="float">
            <text:p>0</text:p>
          </table:table-cell>
          <table:table-cell table:style-name="ce3" table:formula="of:=[.R42]" office:value-type="float" office:value="0" calcext:value-type="float">
            <text:p>0</text:p>
          </table:table-cell>
          <table:table-cell table:style-name="ce3" table:formula="of:=[.S42]" office:value-type="float" office:value="0" calcext:value-type="float">
            <text:p>0</text:p>
          </table:table-cell>
          <table:table-cell table:style-name="ce3" table:formula="of:=[.T42]" office:value-type="float" office:value="0" calcext:value-type="float">
            <text:p>0</text:p>
          </table:table-cell>
          <table:table-cell table:style-name="ce3" table:formula="of:=[.U42]" office:value-type="float" office:value="0" calcext:value-type="float">
            <text:p>0</text:p>
          </table:table-cell>
          <table:table-cell table:style-name="ce3" table:formula="of:=[.V42]" office:value-type="float" office:value="0" calcext:value-type="float">
            <text:p>0</text:p>
          </table:table-cell>
          <table:table-cell table:style-name="ce3" table:formula="of:=[.W42]" office:value-type="float" office:value="0" calcext:value-type="float">
            <text:p>0</text:p>
          </table:table-cell>
          <table:table-cell table:style-name="ce3" table:formula="of:=[.X42]" office:value-type="float" office:value="0" calcext:value-type="float">
            <text:p>0</text:p>
          </table:table-cell>
          <table:table-cell table:style-name="ce3" table:formula="of:=[.Y42]" office:value-type="float" office:value="0" calcext:value-type="float">
            <text:p>0</text:p>
          </table:table-cell>
          <table:table-cell table:style-name="ce3" table:formula="of:=[.Z42]" office:value-type="float" office:value="0" calcext:value-type="float">
            <text:p>0</text:p>
          </table:table-cell>
          <table:table-cell table:style-name="ce3" table:formula="of:=[.AA42]" office:value-type="float" office:value="0" calcext:value-type="float">
            <text:p>0</text:p>
          </table:table-cell>
          <table:table-cell table:style-name="ce3" table:formula="of:=[.AB42]" office:value-type="float" office:value="0" calcext:value-type="float">
            <text:p>0</text:p>
          </table:table-cell>
          <table:table-cell table:style-name="ce3" table:formula="of:=[.AC42]" office:value-type="float" office:value="0" calcext:value-type="float">
            <text:p>0</text:p>
          </table:table-cell>
          <table:table-cell table:style-name="ce3" table:formula="of:=[.AD42]" office:value-type="float" office:value="0" calcext:value-type="float">
            <text:p>0</text:p>
          </table:table-cell>
          <table:table-cell table:style-name="ce3" table:formula="of:=[.AE42]" office:value-type="float" office:value="0" calcext:value-type="float">
            <text:p>0</text:p>
          </table:table-cell>
          <table:table-cell table:style-name="ce3" table:formula="of:=[.AF42]" office:value-type="float" office:value="0" calcext:value-type="float">
            <text:p>0</text:p>
          </table:table-cell>
          <table:table-cell table:style-name="ce3" table:formula="of:=[.AG42]" office:value-type="float" office:value="0" calcext:value-type="float">
            <text:p>0</text:p>
          </table:table-cell>
          <table:table-cell table:style-name="ce3" table:formula="of:=[.AH42]" office:value-type="float" office:value="0" calcext:value-type="float">
            <text:p>0</text:p>
          </table:table-cell>
          <table:table-cell table:style-name="ce3" table:formula="of:=[.AI42]" office:value-type="float" office:value="0" calcext:value-type="float">
            <text:p>0</text:p>
          </table:table-cell>
          <table:table-cell table:style-name="ce3" table:formula="of:=[.AJ42]" office:value-type="float" office:value="0" calcext:value-type="float">
            <text:p>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不動産所得</text:p>
          </table:table-cell>
          <table:table-cell table:style-name="ce65" table:formula="of:=[.D35]" office:value-type="float" office:value="100000" calcext:value-type="float">
            <text:p>100,000</text:p>
          </table:table-cell>
          <table:table-cell table:style-name="ce65" table:formula="of:=[.E35]" office:value-type="float" office:value="200000" calcext:value-type="float">
            <text:p>200,000</text:p>
          </table:table-cell>
          <table:table-cell table:style-name="ce65" table:formula="of:=[.F35]" office:value-type="float" office:value="200000" calcext:value-type="float">
            <text:p>200,000</text:p>
          </table:table-cell>
          <table:table-cell table:style-name="ce65" table:formula="of:=[.G35]" office:value-type="float" office:value="200000" calcext:value-type="float">
            <text:p>200,000</text:p>
          </table:table-cell>
          <table:table-cell table:style-name="ce65" table:formula="of:=[.H35]" office:value-type="float" office:value="200000" calcext:value-type="float">
            <text:p>200,000</text:p>
          </table:table-cell>
          <table:table-cell table:style-name="ce65" table:formula="of:=[.I35]" office:value-type="float" office:value="400000" calcext:value-type="float">
            <text:p>400,000</text:p>
          </table:table-cell>
          <table:table-cell table:style-name="ce65" table:formula="of:=[.J35]" office:value-type="float" office:value="400000" calcext:value-type="float">
            <text:p>400,000</text:p>
          </table:table-cell>
          <table:table-cell table:style-name="ce65" table:formula="of:=[.K35]" office:value-type="float" office:value="400000" calcext:value-type="float">
            <text:p>400,000</text:p>
          </table:table-cell>
          <table:table-cell table:style-name="ce65" table:formula="of:=[.L35]" office:value-type="float" office:value="400000" calcext:value-type="float">
            <text:p>400,000</text:p>
          </table:table-cell>
          <table:table-cell table:style-name="ce65" table:formula="of:=[.M35]" office:value-type="float" office:value="400000" calcext:value-type="float">
            <text:p>400,000</text:p>
          </table:table-cell>
          <table:table-cell table:style-name="ce65" table:formula="of:=[.N35]" office:value-type="float" office:value="400000" calcext:value-type="float">
            <text:p>400,000</text:p>
          </table:table-cell>
          <table:table-cell table:style-name="ce65" table:formula="of:=[.O35]" office:value-type="float" office:value="400000" calcext:value-type="float">
            <text:p>400,000</text:p>
          </table:table-cell>
          <table:table-cell table:style-name="ce65" table:formula="of:=[.P35]" office:value-type="float" office:value="500000" calcext:value-type="float">
            <text:p>500,000</text:p>
          </table:table-cell>
          <table:table-cell table:style-name="ce65" table:formula="of:=[.Q35]" office:value-type="float" office:value="500000" calcext:value-type="float">
            <text:p>500,000</text:p>
          </table:table-cell>
          <table:table-cell table:style-name="ce65" table:formula="of:=[.R35]" office:value-type="float" office:value="600000" calcext:value-type="float">
            <text:p>600,000</text:p>
          </table:table-cell>
          <table:table-cell table:style-name="ce65" table:formula="of:=[.S35]" office:value-type="float" office:value="600000" calcext:value-type="float">
            <text:p>600,000</text:p>
          </table:table-cell>
          <table:table-cell table:style-name="ce65" table:formula="of:=[.T35]" office:value-type="float" office:value="600000" calcext:value-type="float">
            <text:p>600,000</text:p>
          </table:table-cell>
          <table:table-cell table:style-name="ce65" table:formula="of:=[.U35]" office:value-type="float" office:value="600000" calcext:value-type="float">
            <text:p>600,000</text:p>
          </table:table-cell>
          <table:table-cell table:style-name="ce65" table:formula="of:=[.V35]" office:value-type="float" office:value="600000" calcext:value-type="float">
            <text:p>600,000</text:p>
          </table:table-cell>
          <table:table-cell table:style-name="ce65" table:formula="of:=[.W35]" office:value-type="float" office:value="600000" calcext:value-type="float">
            <text:p>600,000</text:p>
          </table:table-cell>
          <table:table-cell table:style-name="ce65" table:formula="of:=[.X35]" office:value-type="float" office:value="600000" calcext:value-type="float">
            <text:p>600,000</text:p>
          </table:table-cell>
          <table:table-cell table:style-name="ce65" table:formula="of:=[.Y35]" office:value-type="float" office:value="600000" calcext:value-type="float">
            <text:p>600,000</text:p>
          </table:table-cell>
          <table:table-cell table:style-name="ce65" table:formula="of:=[.Z35]" office:value-type="float" office:value="600000" calcext:value-type="float">
            <text:p>600,000</text:p>
          </table:table-cell>
          <table:table-cell table:style-name="ce65" table:formula="of:=[.AA35]" office:value-type="float" office:value="600000" calcext:value-type="float">
            <text:p>600,000</text:p>
          </table:table-cell>
          <table:table-cell table:style-name="ce65" table:formula="of:=[.AB35]" office:value-type="float" office:value="600000" calcext:value-type="float">
            <text:p>600,000</text:p>
          </table:table-cell>
          <table:table-cell table:style-name="ce65" table:formula="of:=[.AC35]" office:value-type="float" office:value="600000" calcext:value-type="float">
            <text:p>600,000</text:p>
          </table:table-cell>
          <table:table-cell table:style-name="ce65" table:formula="of:=[.AD35]" office:value-type="float" office:value="600000" calcext:value-type="float">
            <text:p>600,000</text:p>
          </table:table-cell>
          <table:table-cell table:style-name="ce65" table:formula="of:=[.AE35]" office:value-type="float" office:value="600000" calcext:value-type="float">
            <text:p>600,000</text:p>
          </table:table-cell>
          <table:table-cell table:style-name="ce65" table:formula="of:=[.AF35]" office:value-type="float" office:value="600000" calcext:value-type="float">
            <text:p>600,000</text:p>
          </table:table-cell>
          <table:table-cell table:style-name="ce65" table:formula="of:=[.AG35]" office:value-type="float" office:value="600000" calcext:value-type="float">
            <text:p>600,000</text:p>
          </table:table-cell>
          <table:table-cell table:style-name="ce65" table:formula="of:=[.AH35]" office:value-type="float" office:value="600000" calcext:value-type="float">
            <text:p>600,000</text:p>
          </table:table-cell>
          <table:table-cell table:style-name="ce65" table:formula="of:=[.AI35]" office:value-type="float" office:value="600000" calcext:value-type="float">
            <text:p>600,000</text:p>
          </table:table-cell>
          <table:table-cell table:style-name="ce65" table:formula="of:=[.AJ35]" office:value-type="float" office:value="600000" calcext:value-type="float">
            <text:p>600,000</text:p>
          </table:table-cell>
          <table:table-cell table:style-name="ce65" table:formula="of:=[.AK35]" office:value-type="float" office:value="600000" calcext:value-type="float">
            <text:p>600,000</text:p>
          </table:table-cell>
          <table:table-cell table:style-name="ce65" table:number-columns-repeated="2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一時所得/公的年金</text:p>
          </table:table-cell>
          <table:table-cell table:style-name="ce3" table:formula="of:=[.D36]" office:value-type="float" office:value="0" calcext:value-type="float">
            <text:p>0</text:p>
          </table:table-cell>
          <table:table-cell table:style-name="ce3" table:formula="of:=[.E36]" office:value-type="float" office:value="730000" calcext:value-type="float">
            <text:p>730,000</text:p>
          </table:table-cell>
          <table:table-cell table:style-name="ce3" table:formula="of:=[.F36]" office:value-type="float" office:value="0" calcext:value-type="float">
            <text:p>0</text:p>
          </table:table-cell>
          <table:table-cell table:style-name="ce3" table:formula="of:=[.G36]" office:value-type="float" office:value="0" calcext:value-type="float">
            <text:p>0</text:p>
          </table:table-cell>
          <table:table-cell table:style-name="ce3" table:formula="of:=[.H36]" office:value-type="float" office:value="0" calcext:value-type="float">
            <text:p>0</text:p>
          </table:table-cell>
          <table:table-cell table:style-name="ce3" table:formula="of:=[.I36]" office:value-type="float" office:value="0" calcext:value-type="float">
            <text:p>0</text:p>
          </table:table-cell>
          <table:table-cell table:style-name="ce3" table:formula="of:=[.J36]" office:value-type="float" office:value="0" calcext:value-type="float">
            <text:p>0</text:p>
          </table:table-cell>
          <table:table-cell table:style-name="ce3" table:formula="of:=[.K36]" office:value-type="float" office:value="0" calcext:value-type="float">
            <text:p>0</text:p>
          </table:table-cell>
          <table:table-cell table:style-name="ce3" table:formula="of:=[.L36]" office:value-type="float" office:value="-0" calcext:value-type="float">
            <text:p>0</text:p>
          </table:table-cell>
          <table:table-cell table:style-name="ce3" table:formula="of:=[.M36]" office:value-type="float" office:value="-0" calcext:value-type="float">
            <text:p>0</text:p>
          </table:table-cell>
          <table:table-cell table:style-name="ce3" table:formula="of:=[.N36]" office:value-type="float" office:value="-0" calcext:value-type="float">
            <text:p>0</text:p>
          </table:table-cell>
          <table:table-cell table:style-name="ce3" table:formula="of:=[.O36]" office:value-type="float" office:value="-0" calcext:value-type="float">
            <text:p>0</text:p>
          </table:table-cell>
          <table:table-cell table:style-name="ce3" table:formula="of:=[.P36]" office:value-type="float" office:value="-0" calcext:value-type="float">
            <text:p>0</text:p>
          </table:table-cell>
          <table:table-cell table:style-name="ce3" table:formula="of:=[.Q36]" office:value-type="float" office:value="-0" calcext:value-type="float">
            <text:p>0</text:p>
          </table:table-cell>
          <table:table-cell table:style-name="ce3" table:formula="of:=[.R36]" office:value-type="float" office:value="1200000" calcext:value-type="float">
            <text:p>1,200,000</text:p>
          </table:table-cell>
          <table:table-cell table:style-name="ce3" table:formula="of:=[.S36]" office:value-type="float" office:value="1200000" calcext:value-type="float">
            <text:p>1,200,000</text:p>
          </table:table-cell>
          <table:table-cell table:style-name="ce3" table:formula="of:=[.T36]" office:value-type="float" office:value="1200000" calcext:value-type="float">
            <text:p>1,200,000</text:p>
          </table:table-cell>
          <table:table-cell table:style-name="ce3" table:formula="of:=[.U36]" office:value-type="float" office:value="1200000" calcext:value-type="float">
            <text:p>1,200,000</text:p>
          </table:table-cell>
          <table:table-cell table:style-name="ce3" table:formula="of:=[.V36]" office:value-type="float" office:value="1170000" calcext:value-type="float">
            <text:p>1,170,000</text:p>
          </table:table-cell>
          <table:table-cell table:style-name="ce3" table:formula="of:=[.W36]" office:value-type="float" office:value="850000" calcext:value-type="float">
            <text:p>850,000</text:p>
          </table:table-cell>
          <table:table-cell table:style-name="ce3" table:formula="of:=[.X36]" office:value-type="float" office:value="850000" calcext:value-type="float">
            <text:p>850,000</text:p>
          </table:table-cell>
          <table:table-cell table:style-name="ce3" table:formula="of:=[.Y36]" office:value-type="float" office:value="850000" calcext:value-type="float">
            <text:p>850,000</text:p>
          </table:table-cell>
          <table:table-cell table:style-name="ce3" table:formula="of:=[.Z36]" office:value-type="float" office:value="850000" calcext:value-type="float">
            <text:p>850,000</text:p>
          </table:table-cell>
          <table:table-cell table:style-name="ce3" table:formula="of:=[.AA36]" office:value-type="float" office:value="850000" calcext:value-type="float">
            <text:p>850,000</text:p>
          </table:table-cell>
          <table:table-cell table:style-name="ce3" table:formula="of:=[.AB36]" office:value-type="float" office:value="850000" calcext:value-type="float">
            <text:p>850,000</text:p>
          </table:table-cell>
          <table:table-cell table:style-name="ce3" table:formula="of:=[.AC36]" office:value-type="float" office:value="850000" calcext:value-type="float">
            <text:p>850,000</text:p>
          </table:table-cell>
          <table:table-cell table:style-name="ce3" table:formula="of:=[.AD36]" office:value-type="float" office:value="850000" calcext:value-type="float">
            <text:p>850,000</text:p>
          </table:table-cell>
          <table:table-cell table:style-name="ce3" table:formula="of:=[.AE36]" office:value-type="float" office:value="850000" calcext:value-type="float">
            <text:p>850,000</text:p>
          </table:table-cell>
          <table:table-cell table:style-name="ce3" table:formula="of:=[.AF36]" office:value-type="float" office:value="850000" calcext:value-type="float">
            <text:p>850,000</text:p>
          </table:table-cell>
          <table:table-cell table:style-name="ce3" table:formula="of:=[.AG36]" office:value-type="float" office:value="0" calcext:value-type="float">
            <text:p>0</text:p>
          </table:table-cell>
          <table:table-cell table:style-name="ce3" table:formula="of:=[.AH36]" office:value-type="float" office:value="0" calcext:value-type="float">
            <text:p>0</text:p>
          </table:table-cell>
          <table:table-cell table:style-name="ce3" table:formula="of:=[.AI36]" office:value-type="float" office:value="0" calcext:value-type="float">
            <text:p>0</text:p>
          </table:table-cell>
          <table:table-cell table:style-name="ce3" table:formula="of:=[.AJ36]" office:value-type="float" office:value="0" calcext:value-type="float">
            <text:p>0</text:p>
          </table:table-cell>
          <table:table-cell table:style-name="ce3" table:formula="of:=[.AK36]" office:value-type="float" office:value="0" calcext:value-type="float">
            <text:p>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個人年金雑所得</text:p>
          </table:table-cell>
          <table:table-cell table:style-name="ce65" table:formula="of:=[.D37]" office:value-type="float" office:value="0" calcext:value-type="float">
            <text:p>0</text:p>
          </table:table-cell>
          <table:table-cell table:style-name="ce65" table:formula="of:=[.E37]" office:value-type="float" office:value="0" calcext:value-type="float">
            <text:p>0</text:p>
          </table:table-cell>
          <table:table-cell table:style-name="ce65" table:formula="of:=[.F37]" office:value-type="float" office:value="0" calcext:value-type="float">
            <text:p>0</text:p>
          </table:table-cell>
          <table:table-cell table:style-name="ce65" table:formula="of:=[.G37]" office:value-type="float" office:value="0" calcext:value-type="float">
            <text:p>0</text:p>
          </table:table-cell>
          <table:table-cell table:style-name="ce65" table:formula="of:=[.H37]" office:value-type="float" office:value="0" calcext:value-type="float">
            <text:p>0</text:p>
          </table:table-cell>
          <table:table-cell table:style-name="ce65" table:formula="of:=[.I37]" office:value-type="float" office:value="0" calcext:value-type="float">
            <text:p>0</text:p>
          </table:table-cell>
          <table:table-cell table:style-name="ce65" table:formula="of:=[.J37]" office:value-type="float" office:value="0" calcext:value-type="float">
            <text:p>0</text:p>
          </table:table-cell>
          <table:table-cell table:style-name="ce65" table:formula="of:=[.K37]" office:value-type="float" office:value="0" calcext:value-type="float">
            <text:p>0</text:p>
          </table:table-cell>
          <table:table-cell table:style-name="ce65" table:formula="of:=[.L37]" office:value-type="float" office:value="53999.6666666667" calcext:value-type="float">
            <text:p>54,000</text:p>
          </table:table-cell>
          <table:table-cell table:style-name="ce65" table:formula="of:=[.M37]" office:value-type="float" office:value="656000" calcext:value-type="float">
            <text:p>656,000</text:p>
          </table:table-cell>
          <table:table-cell table:style-name="ce65" table:formula="of:=[.N37]" office:value-type="float" office:value="656000" calcext:value-type="float">
            <text:p>656,000</text:p>
          </table:table-cell>
          <table:table-cell table:style-name="ce65" table:formula="of:=[.O37]" office:value-type="float" office:value="656000" calcext:value-type="float">
            <text:p>656,000</text:p>
          </table:table-cell>
          <table:table-cell table:style-name="ce65" table:formula="of:=[.P37]" office:value-type="float" office:value="656000" calcext:value-type="float">
            <text:p>656,000</text:p>
          </table:table-cell>
          <table:table-cell table:style-name="ce65" table:formula="of:=[.Q37]" office:value-type="float" office:value="656000" calcext:value-type="float">
            <text:p>656,000</text:p>
          </table:table-cell>
          <table:table-cell table:style-name="ce65" table:formula="of:=[.R37]" office:value-type="float" office:value="656000" calcext:value-type="float">
            <text:p>656,000</text:p>
          </table:table-cell>
          <table:table-cell table:style-name="ce65" table:formula="of:=[.S37]" office:value-type="float" office:value="669000" calcext:value-type="float">
            <text:p>669,000</text:p>
          </table:table-cell>
          <table:table-cell table:style-name="ce65" table:formula="of:=[.T37]" office:value-type="float" office:value="812000" calcext:value-type="float">
            <text:p>812,000</text:p>
          </table:table-cell>
          <table:table-cell table:style-name="ce65" table:formula="of:=[.U37]" office:value-type="float" office:value="812000" calcext:value-type="float">
            <text:p>812,000</text:p>
          </table:table-cell>
          <table:table-cell table:style-name="ce65" table:formula="of:=[.V37]" office:value-type="float" office:value="812000" calcext:value-type="float">
            <text:p>812,000</text:p>
          </table:table-cell>
          <table:table-cell table:style-name="ce65" table:formula="of:=[.W37]" office:value-type="float" office:value="812000" calcext:value-type="float">
            <text:p>812,000</text:p>
          </table:table-cell>
          <table:table-cell table:style-name="ce65" table:formula="of:=[.X37]" office:value-type="float" office:value="812000" calcext:value-type="float">
            <text:p>812,000</text:p>
          </table:table-cell>
          <table:table-cell table:style-name="ce65" table:formula="of:=[.Y37]" office:value-type="float" office:value="812000" calcext:value-type="float">
            <text:p>812,000</text:p>
          </table:table-cell>
          <table:table-cell table:style-name="ce65" table:formula="of:=[.Z37]" office:value-type="float" office:value="812000" calcext:value-type="float">
            <text:p>812,000</text:p>
          </table:table-cell>
          <table:table-cell table:style-name="ce65" table:formula="of:=[.AA37]" office:value-type="float" office:value="812000" calcext:value-type="float">
            <text:p>812,000</text:p>
          </table:table-cell>
          <table:table-cell table:style-name="ce65" table:formula="of:=[.AB37]" office:value-type="float" office:value="812000" calcext:value-type="float">
            <text:p>812,000</text:p>
          </table:table-cell>
          <table:table-cell table:style-name="ce65" table:formula="of:=[.AC37]" office:value-type="float" office:value="799000" calcext:value-type="float">
            <text:p>799,000</text:p>
          </table:table-cell>
          <table:table-cell table:style-name="ce65" table:formula="of:=[.AD37]" office:value-type="float" office:value="656000" calcext:value-type="float">
            <text:p>656,000</text:p>
          </table:table-cell>
          <table:table-cell table:style-name="ce65" table:formula="of:=[.AE37]" office:value-type="float" office:value="656000" calcext:value-type="float">
            <text:p>656,000</text:p>
          </table:table-cell>
          <table:table-cell table:style-name="ce65" table:formula="of:=[.AF37]" office:value-type="float" office:value="656000" calcext:value-type="float">
            <text:p>656,000</text:p>
          </table:table-cell>
          <table:table-cell table:style-name="ce65" table:formula="of:=[.AG37]" office:value-type="float" office:value="656000" calcext:value-type="float">
            <text:p>656,000</text:p>
          </table:table-cell>
          <table:table-cell table:style-name="ce65" table:formula="of:=[.AH37]" office:value-type="float" office:value="656000" calcext:value-type="float">
            <text:p>656,000</text:p>
          </table:table-cell>
          <table:table-cell table:style-name="ce65" table:formula="of:=[.AI37]" office:value-type="float" office:value="656000" calcext:value-type="float">
            <text:p>656,000</text:p>
          </table:table-cell>
          <table:table-cell table:style-name="ce65" table:formula="of:=[.AJ37]" office:value-type="float" office:value="656000" calcext:value-type="float">
            <text:p>656,000</text:p>
          </table:table-cell>
          <table:table-cell table:style-name="ce65" table:formula="of:=[.AK37]" office:value-type="float" office:value="656000" calcext:value-type="float">
            <text:p>656,000</text:p>
          </table:table-cell>
          <table:table-cell table:style-name="ce65" table:number-columns-repeated="2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総所得</text:p>
          </table:table-cell>
          <table:table-cell table:style-name="ce3" table:formula="of:=SUM([.D42:.D45])" office:value-type="float" office:value="3880000" calcext:value-type="float">
            <text:p>3,880,000</text:p>
          </table:table-cell>
          <table:table-cell table:style-name="ce3" table:formula="of:=SUM([.E42:.E45])" office:value-type="float" office:value="4710000" calcext:value-type="float">
            <text:p>4,710,000</text:p>
          </table:table-cell>
          <table:table-cell table:style-name="ce3" table:formula="of:=SUM([.F42:.F45])" office:value-type="float" office:value="3980000" calcext:value-type="float">
            <text:p>3,980,000</text:p>
          </table:table-cell>
          <table:table-cell table:style-name="ce3" table:formula="of:=SUM([.G42:.G45])" office:value-type="float" office:value="3980000" calcext:value-type="float">
            <text:p>3,980,000</text:p>
          </table:table-cell>
          <table:table-cell table:style-name="ce3" table:formula="of:=SUM([.H42:.H45])" office:value-type="float" office:value="3980000" calcext:value-type="float">
            <text:p>3,980,000</text:p>
          </table:table-cell>
          <table:table-cell table:style-name="ce3" table:formula="of:=SUM([.I42:.I45])" office:value-type="float" office:value="4180000" calcext:value-type="float">
            <text:p>4,180,000</text:p>
          </table:table-cell>
          <table:table-cell table:style-name="ce3" table:formula="of:=SUM([.J42:.J45])" office:value-type="float" office:value="4180000" calcext:value-type="float">
            <text:p>4,180,000</text:p>
          </table:table-cell>
          <table:table-cell table:style-name="ce3" table:formula="of:=SUM([.K42:.K45])" office:value-type="float" office:value="4180000" calcext:value-type="float">
            <text:p>4,180,000</text:p>
          </table:table-cell>
          <table:table-cell table:style-name="ce3" table:formula="of:=SUM([.L42:.L45])" office:value-type="float" office:value="3913999.66666667" calcext:value-type="float">
            <text:p>3,914,000</text:p>
          </table:table-cell>
          <table:table-cell table:style-name="ce3" table:formula="of:=SUM([.M42:.M45])" office:value-type="float" office:value="1056000" calcext:value-type="float">
            <text:p>1,056,000</text:p>
          </table:table-cell>
          <table:table-cell table:style-name="ce3" table:formula="of:=SUM([.N42:.N45])" office:value-type="float" office:value="1056000" calcext:value-type="float">
            <text:p>1,056,000</text:p>
          </table:table-cell>
          <table:table-cell table:style-name="ce3" table:formula="of:=SUM([.O42:.O45])" office:value-type="float" office:value="1056000" calcext:value-type="float">
            <text:p>1,056,000</text:p>
          </table:table-cell>
          <table:table-cell table:style-name="ce3" table:formula="of:=SUM([.P42:.P45])" office:value-type="float" office:value="1156000" calcext:value-type="float">
            <text:p>1,156,000</text:p>
          </table:table-cell>
          <table:table-cell table:style-name="ce3" table:formula="of:=SUM([.Q42:.Q45])" office:value-type="float" office:value="1156000" calcext:value-type="float">
            <text:p>1,156,000</text:p>
          </table:table-cell>
          <table:table-cell table:style-name="ce3" table:formula="of:=SUM([.R42:.R45])" office:value-type="float" office:value="2456000" calcext:value-type="float">
            <text:p>2,456,000</text:p>
          </table:table-cell>
          <table:table-cell table:style-name="ce3" table:formula="of:=SUM([.S42:.S45])" office:value-type="float" office:value="2469000" calcext:value-type="float">
            <text:p>2,469,000</text:p>
          </table:table-cell>
          <table:table-cell table:style-name="ce3" table:formula="of:=SUM([.T42:.T45])" office:value-type="float" office:value="2612000" calcext:value-type="float">
            <text:p>2,612,000</text:p>
          </table:table-cell>
          <table:table-cell table:style-name="ce3" table:formula="of:=SUM([.U42:.U45])" office:value-type="float" office:value="2612000" calcext:value-type="float">
            <text:p>2,612,000</text:p>
          </table:table-cell>
          <table:table-cell table:style-name="ce3" table:formula="of:=SUM([.V42:.V45])" office:value-type="float" office:value="2582000" calcext:value-type="float">
            <text:p>2,582,000</text:p>
          </table:table-cell>
          <table:table-cell table:style-name="ce3" table:formula="of:=SUM([.W42:.W45])" office:value-type="float" office:value="2262000" calcext:value-type="float">
            <text:p>2,262,000</text:p>
          </table:table-cell>
          <table:table-cell table:style-name="ce3" table:formula="of:=SUM([.X42:.X45])" office:value-type="float" office:value="2262000" calcext:value-type="float">
            <text:p>2,262,000</text:p>
          </table:table-cell>
          <table:table-cell table:style-name="ce3" table:formula="of:=SUM([.Y42:.Y45])" office:value-type="float" office:value="2262000" calcext:value-type="float">
            <text:p>2,262,000</text:p>
          </table:table-cell>
          <table:table-cell table:style-name="ce3" table:formula="of:=SUM([.Z42:.Z45])" office:value-type="float" office:value="2262000" calcext:value-type="float">
            <text:p>2,262,000</text:p>
          </table:table-cell>
          <table:table-cell table:style-name="ce3" table:formula="of:=SUM([.AA42:.AA45])" office:value-type="float" office:value="2262000" calcext:value-type="float">
            <text:p>2,262,000</text:p>
          </table:table-cell>
          <table:table-cell table:style-name="ce3" table:formula="of:=SUM([.AB42:.AB45])" office:value-type="float" office:value="2262000" calcext:value-type="float">
            <text:p>2,262,000</text:p>
          </table:table-cell>
          <table:table-cell table:style-name="ce3" table:formula="of:=SUM([.AC42:.AC45])" office:value-type="float" office:value="2249000" calcext:value-type="float">
            <text:p>2,249,000</text:p>
          </table:table-cell>
          <table:table-cell table:style-name="ce3" table:formula="of:=SUM([.AD42:.AD45])" office:value-type="float" office:value="2106000" calcext:value-type="float">
            <text:p>2,106,000</text:p>
          </table:table-cell>
          <table:table-cell table:style-name="ce3" table:formula="of:=SUM([.AE42:.AE45])" office:value-type="float" office:value="2106000" calcext:value-type="float">
            <text:p>2,106,000</text:p>
          </table:table-cell>
          <table:table-cell table:style-name="ce3" table:formula="of:=SUM([.AF42:.AF45])" office:value-type="float" office:value="2106000" calcext:value-type="float">
            <text:p>2,106,000</text:p>
          </table:table-cell>
          <table:table-cell table:style-name="ce3" table:formula="of:=SUM([.AG42:.AG45])" office:value-type="float" office:value="1256000" calcext:value-type="float">
            <text:p>1,256,000</text:p>
          </table:table-cell>
          <table:table-cell table:style-name="ce3" table:formula="of:=SUM([.AH42:.AH45])" office:value-type="float" office:value="1256000" calcext:value-type="float">
            <text:p>1,256,000</text:p>
          </table:table-cell>
          <table:table-cell table:style-name="ce3" table:formula="of:=SUM([.AI42:.AI45])" office:value-type="float" office:value="1256000" calcext:value-type="float">
            <text:p>1,256,000</text:p>
          </table:table-cell>
          <table:table-cell table:style-name="ce3" table:formula="of:=SUM([.AJ42:.AJ45])" office:value-type="float" office:value="1256000" calcext:value-type="float">
            <text:p>1,256,000</text:p>
          </table:table-cell>
          <table:table-cell table:style-name="ce3" table:formula="of:=SUM([.AK42:.AK45])" office:value-type="float" office:value="1256000" calcext:value-type="float">
            <text:p>1,256,000</text:p>
          </table:table-cell>
          <table:table-cell table:style-name="ce3" table:number-columns-repeated="27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住民税</text:p>
          </table:table-cell>
          <table:table-cell table:style-name="ce65" table:formula="of:=([.D46]-1000000)*0.1" office:value-type="float" office:value="288000" calcext:value-type="float">
            <text:p>288,000</text:p>
          </table:table-cell>
          <table:table-cell table:style-name="ce65" table:formula="of:=([.E46]-1000000)*0.1" office:value-type="float" office:value="371000" calcext:value-type="float">
            <text:p>371,000</text:p>
          </table:table-cell>
          <table:table-cell table:style-name="ce65" table:formula="of:=([.F46]-1000000)*0.1" office:value-type="float" office:value="298000" calcext:value-type="float">
            <text:p>298,000</text:p>
          </table:table-cell>
          <table:table-cell table:style-name="ce65" table:formula="of:=([.G46]-1000000)*0.1" office:value-type="float" office:value="298000" calcext:value-type="float">
            <text:p>298,000</text:p>
          </table:table-cell>
          <table:table-cell table:style-name="ce65" table:formula="of:=([.H46]-1000000)*0.1" office:value-type="float" office:value="298000" calcext:value-type="float">
            <text:p>298,000</text:p>
          </table:table-cell>
          <table:table-cell table:style-name="ce65" table:formula="of:=([.I46]-1000000)*0.1" office:value-type="float" office:value="318000" calcext:value-type="float">
            <text:p>318,000</text:p>
          </table:table-cell>
          <table:table-cell table:style-name="ce65" table:formula="of:=([.J46]-1000000)*0.1" office:value-type="float" office:value="318000" calcext:value-type="float">
            <text:p>318,000</text:p>
          </table:table-cell>
          <table:table-cell table:style-name="ce65" table:formula="of:=([.K46]-1000000)*0.1" office:value-type="float" office:value="318000" calcext:value-type="float">
            <text:p>318,000</text:p>
          </table:table-cell>
          <table:table-cell table:style-name="ce65" table:formula="of:=([.L46]-1000000)*0.1" office:value-type="float" office:value="291399.966666667" calcext:value-type="float">
            <text:p>291,400</text:p>
          </table:table-cell>
          <table:table-cell table:style-name="ce65" table:formula="of:=([.M46]-1000000)*0.1" office:value-type="float" office:value="5600" calcext:value-type="float">
            <text:p>5,600</text:p>
          </table:table-cell>
          <table:table-cell table:style-name="ce65" table:formula="of:=([.N46]-1000000)*0.1" office:value-type="float" office:value="5600" calcext:value-type="float">
            <text:p>5,600</text:p>
          </table:table-cell>
          <table:table-cell table:style-name="ce65" table:formula="of:=([.O46]-1000000)*0.1" office:value-type="float" office:value="5600" calcext:value-type="float">
            <text:p>5,600</text:p>
          </table:table-cell>
          <table:table-cell table:style-name="ce65" table:formula="of:=([.P46]-1000000)*0.1" office:value-type="float" office:value="15600" calcext:value-type="float">
            <text:p>15,600</text:p>
          </table:table-cell>
          <table:table-cell table:style-name="ce65" table:formula="of:=([.Q46]-1000000)*0.1" office:value-type="float" office:value="15600" calcext:value-type="float">
            <text:p>15,600</text:p>
          </table:table-cell>
          <table:table-cell table:style-name="ce65" table:formula="of:=([.R46]-1000000)*0.1" office:value-type="float" office:value="145600" calcext:value-type="float">
            <text:p>145,600</text:p>
          </table:table-cell>
          <table:table-cell table:style-name="ce65" table:formula="of:=([.S46]-1000000)*0.1" office:value-type="float" office:value="146900" calcext:value-type="float">
            <text:p>146,900</text:p>
          </table:table-cell>
          <table:table-cell table:style-name="ce65" table:formula="of:=([.T46]-1000000)*0.1" office:value-type="float" office:value="161200" calcext:value-type="float">
            <text:p>161,200</text:p>
          </table:table-cell>
          <table:table-cell table:style-name="ce65" table:formula="of:=([.U46]-1000000)*0.1" office:value-type="float" office:value="161200" calcext:value-type="float">
            <text:p>161,200</text:p>
          </table:table-cell>
          <table:table-cell table:style-name="ce65" table:formula="of:=([.V46]-1000000)*0.1" office:value-type="float" office:value="158200" calcext:value-type="float">
            <text:p>158,200</text:p>
          </table:table-cell>
          <table:table-cell table:style-name="ce65" table:formula="of:=([.W46]-1000000)*0.1" office:value-type="float" office:value="126200" calcext:value-type="float">
            <text:p>126,200</text:p>
          </table:table-cell>
          <table:table-cell table:style-name="ce65" table:formula="of:=([.X46]-1000000)*0.1" office:value-type="float" office:value="126200" calcext:value-type="float">
            <text:p>126,200</text:p>
          </table:table-cell>
          <table:table-cell table:style-name="ce65" table:formula="of:=([.Y46]-1000000)*0.1" office:value-type="float" office:value="126200" calcext:value-type="float">
            <text:p>126,200</text:p>
          </table:table-cell>
          <table:table-cell table:style-name="ce65" table:formula="of:=([.Z46]-1000000)*0.1" office:value-type="float" office:value="126200" calcext:value-type="float">
            <text:p>126,200</text:p>
          </table:table-cell>
          <table:table-cell table:style-name="ce65" table:formula="of:=([.AA46]-1000000)*0.1" office:value-type="float" office:value="126200" calcext:value-type="float">
            <text:p>126,200</text:p>
          </table:table-cell>
          <table:table-cell table:style-name="ce65" table:formula="of:=([.AB46]-1000000)*0.1" office:value-type="float" office:value="126200" calcext:value-type="float">
            <text:p>126,200</text:p>
          </table:table-cell>
          <table:table-cell table:style-name="ce65" table:formula="of:=([.AC46]-1000000)*0.1" office:value-type="float" office:value="124900" calcext:value-type="float">
            <text:p>124,900</text:p>
          </table:table-cell>
          <table:table-cell table:style-name="ce65" table:formula="of:=([.AD46]-1000000)*0.1" office:value-type="float" office:value="110600" calcext:value-type="float">
            <text:p>110,600</text:p>
          </table:table-cell>
          <table:table-cell table:style-name="ce65" table:formula="of:=([.AE46]-1000000)*0.1" office:value-type="float" office:value="110600" calcext:value-type="float">
            <text:p>110,600</text:p>
          </table:table-cell>
          <table:table-cell table:style-name="ce65" table:formula="of:=([.AF46]-1000000)*0.1" office:value-type="float" office:value="110600" calcext:value-type="float">
            <text:p>110,600</text:p>
          </table:table-cell>
          <table:table-cell table:style-name="ce65" table:formula="of:=([.AG46]-1000000)*0.1" office:value-type="float" office:value="25600" calcext:value-type="float">
            <text:p>25,600</text:p>
          </table:table-cell>
          <table:table-cell table:style-name="ce65" table:formula="of:=([.AH46]-1000000)*0.1" office:value-type="float" office:value="25600" calcext:value-type="float">
            <text:p>25,600</text:p>
          </table:table-cell>
          <table:table-cell table:style-name="ce65" table:formula="of:=([.AI46]-1000000)*0.1" office:value-type="float" office:value="25600" calcext:value-type="float">
            <text:p>25,600</text:p>
          </table:table-cell>
          <table:table-cell table:style-name="ce65" table:formula="of:=([.AJ46]-1000000)*0.1" office:value-type="float" office:value="25600" calcext:value-type="float">
            <text:p>25,600</text:p>
          </table:table-cell>
          <table:table-cell table:style-name="ce65" table:formula="of:=([.AK46]-1000000)*0.1" office:value-type="float" office:value="25600" calcext:value-type="float">
            <text:p>25,600</text:p>
          </table:table-cell>
          <table:table-cell table:style-name="ce65" table:number-columns-repeated="2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注意事項</text:p>
          </table:table-cell>
          <table:table-cell office:value-type="string" calcext:value-type="string">
            <text:p>金融機関・不動産などの取引が高齢者の場合制限される</text:p>
          </table:table-cell>
          <table:table-cell table:number-columns-repeated="60"/>
        </table:table-row>
      </table:table>
      <table:table table:name="保険" table:style-name="ta1">
        <table:table-column table:style-name="co5" table:default-cell-style-name="Default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4" table:default-cell-style-name="ce68"/>
        <table:table-column table:style-name="co9" table:default-cell-style-name="ce68"/>
        <table:table-column table:style-name="co10" table:default-cell-style-name="ce68"/>
        <table:table-column table:style-name="co3" table:default-cell-style-name="ce68"/>
        <table:table-column table:style-name="co4" table:default-cell-style-name="ce68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契約先</text:p>
          </table:table-cell>
          <table:table-cell table:number-columns-repeated="2" office:value-type="string" calcext:value-type="string">
            <text:p>住友</text:p>
          </table:table-cell>
          <table:table-cell table:number-columns-repeated="2" office:value-type="string" calcext:value-type="string">
            <text:p>かんぽ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住友</text:p>
          </table:table-cell>
          <table:table-cell office:value-type="string" calcext:value-type="string">
            <text:p>日生</text:p>
          </table:table-cell>
          <table:table-cell office:value-type="string" calcext:value-type="string">
            <text:p>老齢厚生年金</text:p>
          </table:table-cell>
        </table:table-row>
        <table:table-row table:style-name="ro1">
          <table:table-cell office:value-type="string" calcext:value-type="string">
            <text:p>種別</text:p>
          </table:table-cell>
          <table:table-cell office:value-type="string" calcext:value-type="string">
            <text:p>生命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生命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要介護2〜年金</text:p>
          </table:table-cell>
          <table:table-cell office:value-type="string" calcext:value-type="string">
            <text:p>予定利率変動終身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H30.7</text:p>
          </table:table-cell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自由保険</text:p>
          </table:table-cell>
          <table:table-cell office:value-type="string" calcext:value-type="string">
            <text:p>新たのしみ年金</text:p>
          </table:table-cell>
          <table:table-cell office:value-type="string" calcext:value-type="string">
            <text:p>普通養老53歳満期</text:p>
          </table:table-cell>
          <table:table-cell office:value-type="string" calcext:value-type="string">
            <text:p>据置終身</text:p>
          </table:table-cell>
          <table:table-cell office:value-type="string" calcext:value-type="string">
            <text:p>My介護Best</text:p>
          </table:table-cell>
          <table:table-cell office:value-type="string" calcext:value-type="string">
            <text:p>しんきんライフ終身S</text:p>
          </table:table-cell>
          <table:table-cell office:value-type="string" calcext:value-type="string">
            <text:p>みらいのカタチ</text:p>
          </table:table-cell>
          <table:table-cell/>
        </table:table-row>
        <table:table-row table:style-name="ro1">
          <table:table-cell office:value-type="string" calcext:value-type="string">
            <text:p>契約年</text:p>
          </table:table-cell>
          <table:table-cell office:value-type="float" office:value="1991" calcext:value-type="float">
            <text:p>1,991</text:p>
          </table:table-cell>
          <table:table-cell office:value-type="float" office:value="1992" calcext:value-type="float">
            <text:p>1,992</text:p>
          </table:table-cell>
          <table:table-cell office:value-type="float" office:value="2011" calcext:value-type="float">
            <text:p>2,011</text:p>
          </table:table-cell>
          <table:table-cell office:value-type="float" office:value="2005" calcext:value-type="float">
            <text:p>2,005</text:p>
          </table:table-cell>
          <table:table-cell table:number-columns-repeated="3" office:value-type="float" office:value="2016" calcext:value-type="float">
            <text:p>2,016</text:p>
          </table:table-cell>
          <table:table-cell/>
        </table:table-row>
        <table:table-row table:style-name="ro1">
          <table:table-cell office:value-type="string" calcext:value-type="string">
            <text:p>契約時年齢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払込満了年</text:p>
          </table:table-cell>
          <table:table-cell office:value-type="float" office:value="2021" calcext:value-type="float">
            <text:p>2,021</text:p>
          </table:table-cell>
          <table:table-cell office:value-type="float" office:value="2028" calcext:value-type="float">
            <text:p>2,028</text:p>
          </table:table-cell>
          <table:table-cell office:value-type="float" office:value="2021" calcext:value-type="float">
            <text:p>2,021</text:p>
          </table:table-cell>
          <table:table-cell office:value-type="float" office:value="2028" calcext:value-type="float">
            <text:p>2,028</text:p>
          </table:table-cell>
          <table:table-cell office:value-type="float" office:value="2021" calcext:value-type="float">
            <text:p>2,021</text:p>
          </table:table-cell>
          <table:table-cell/>
          <table:table-cell office:value-type="float" office:value="2036" calcext:value-type="float">
            <text:p>2,036</text:p>
          </table:table-cell>
          <table:table-cell/>
        </table:table-row>
        <table:table-row table:style-name="ro1">
          <table:table-cell office:value-type="string" calcext:value-type="string">
            <text:p>払込満了年齢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払込方法</text:p>
          </table:table-cell>
          <table:table-cell table:number-columns-repeated="2" office:value-type="string" calcext:value-type="string">
            <text:p>給与天引き</text:p>
          </table:table-cell>
          <table:table-cell office:value-type="string" calcext:value-type="string">
            <text:p>10年前払い</text:p>
          </table:table-cell>
          <table:table-cell office:value-type="string" calcext:value-type="string">
            <text:p>23年前払い</text:p>
          </table:table-cell>
          <table:table-cell office:value-type="string" calcext:value-type="string">
            <text:p>5年前払い</text:p>
          </table:table-cell>
          <table:table-cell office:value-type="string" calcext:value-type="string">
            <text:p>一括</text:p>
          </table:table-cell>
          <table:table-cell office:value-type="string" calcext:value-type="string">
            <text:p>年払い</text:p>
          </table:table-cell>
          <table:table-cell/>
        </table:table-row>
        <table:table-row table:style-name="ro1">
          <table:table-cell office:value-type="string" calcext:value-type="string">
            <text:p>払込額/月</text:p>
          </table:table-cell>
          <table:table-cell office:value-type="float" office:value="8155" calcext:value-type="float">
            <text:p>8,155</text:p>
          </table:table-cell>
          <table:table-cell office:value-type="float" office:value="8388" calcext:value-type="float">
            <text:p>8,388</text:p>
          </table:table-cell>
          <table:table-cell office:value-type="float" office:value="17625" calcext:value-type="float">
            <text:p>17,625</text:p>
          </table:table-cell>
          <table:table-cell office:value-type="float" office:value="42060" calcext:value-type="float">
            <text:p>42,060</text:p>
          </table:table-cell>
          <table:table-cell table:formula="of:=[.F11]/12" office:value-type="float" office:value="162244" calcext:value-type="float">
            <text:p>162,244</text:p>
          </table:table-cell>
          <table:table-cell/>
          <table:table-cell table:formula="of:=[.H11]/12" office:value-type="float" office:value="91598" calcext:value-type="float">
            <text:p>91,598</text:p>
          </table:table-cell>
          <table:table-cell/>
        </table:table-row>
        <table:table-row table:style-name="ro1">
          <table:table-cell office:value-type="string" calcext:value-type="string">
            <text:p>払込額/年</text:p>
          </table:table-cell>
          <table:table-cell table:formula="of:=[.B10]*12" office:value-type="float" office:value="97860" calcext:value-type="float">
            <text:p>97,860</text:p>
          </table:table-cell>
          <table:table-cell table:formula="of:=[.C10]*12" office:value-type="float" office:value="100656" calcext:value-type="float">
            <text:p>100,656</text:p>
          </table:table-cell>
          <table:table-cell table:formula="of:=[.D10]*12" office:value-type="float" office:value="211500" calcext:value-type="float">
            <text:p>211,500</text:p>
          </table:table-cell>
          <table:table-cell table:formula="of:=[.E10]*12" office:value-type="float" office:value="504720" calcext:value-type="float">
            <text:p>504,720</text:p>
          </table:table-cell>
          <table:table-cell table:formula="of:=[.F12]/5" office:value-type="float" office:value="1946928" calcext:value-type="float">
            <text:p>1,946,928</text:p>
          </table:table-cell>
          <table:table-cell/>
          <table:table-cell office:value-type="float" office:value="1099176" calcext:value-type="float">
            <text:p>1,099,176</text:p>
          </table:table-cell>
          <table:table-cell/>
        </table:table-row>
        <table:table-row table:style-name="ro1">
          <table:table-cell office:value-type="string" calcext:value-type="string">
            <text:p>払込額</text:p>
          </table:table-cell>
          <table:table-cell table:formula="of:=[.B11]*30" office:value-type="float" office:value="2935800" calcext:value-type="float">
            <text:p>2,935,800</text:p>
          </table:table-cell>
          <table:table-cell table:formula="of:=[.C11]*36" office:value-type="float" office:value="3623616" calcext:value-type="float">
            <text:p>3,623,616</text:p>
          </table:table-cell>
          <table:table-cell table:formula="of:=[.D11]*10" office:value-type="float" office:value="2115000" calcext:value-type="float">
            <text:p>2,115,000</text:p>
          </table:table-cell>
          <table:table-cell office:value-type="float" office:value="9759181" calcext:value-type="float">
            <text:p>9,759,181</text:p>
          </table:table-cell>
          <table:table-cell office:value-type="float" office:value="9734640" calcext:value-type="float">
            <text:p>9,734,640</text:p>
          </table:table-cell>
          <table:table-cell office:value-type="float" office:value="10000000" calcext:value-type="float">
            <text:p>10,000,000</text:p>
          </table:table-cell>
          <table:table-cell table:formula="of:=[.H11]*20" office:value-type="float" office:value="21983520" calcext:value-type="float">
            <text:p>21,983,520</text:p>
          </table:table-cell>
          <table:table-cell office:value-type="float" office:value="10166900" calcext:value-type="float">
            <text:p>10,166,900</text:p>
          </table:table-cell>
        </table:table-row>
        <table:table-row table:style-name="ro1">
          <table:table-cell office:value-type="string" calcext:value-type="string">
            <text:p>受取方法</text:p>
          </table:table-cell>
          <table:table-cell office:value-type="string" calcext:value-type="string">
            <text:p>一括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一括</text:p>
          </table:table-cell>
          <table:table-cell office:value-type="string" calcext:value-type="string">
            <text:p>年金</text:p>
          </table:table-cell>
          <table:table-cell office:value-type="string" calcext:value-type="string">
            <text:p>条件成立年金</text:p>
          </table:table-cell>
          <table:table-cell office:value-type="string" calcext:value-type="string">
            <text:p>3保険期間生命</text:p>
          </table:table-cell>
          <table:table-cell office:value-type="string" calcext:value-type="string">
            <text:p>年金</text:p>
          </table:table-cell>
          <table:table-cell/>
        </table:table-row>
        <table:table-row table:style-name="ro1">
          <table:table-cell office:value-type="string" calcext:value-type="string">
            <text:p>一括受取額</text:p>
          </table:table-cell>
          <table:table-cell office:value-type="float" office:value="5000000" calcext:value-type="float">
            <text:p>5,000,000</text:p>
          </table:table-cell>
          <table:table-cell office:value-type="string" calcext:value-type="string">
            <text:p>なし</text:p>
          </table:table-cell>
          <table:table-cell office:value-type="float" office:value="2000000" calcext:value-type="float">
            <text:p>2,000,000</text:p>
          </table:table-cell>
          <table:table-cell table:number-columns-repeated="3" office:value-type="string" calcext:value-type="string">
            <text:p>なし</text:p>
          </table:table-cell>
          <table:table-cell office:value-type="float" office:value="225900000" calcext:value-type="float">
            <text:p>225,900,000</text:p>
          </table:table-cell>
          <table:table-cell/>
        </table:table-row>
        <table:table-row table:style-name="ro1">
          <table:table-cell office:value-type="string" calcext:value-type="string">
            <text:p>年金方法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10確定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15確定+終身</text:p>
          </table:table-cell>
          <table:table-cell office:value-type="string" calcext:value-type="string">
            <text:p>条件成立終身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10確定</text:p>
          </table:table-cell>
          <table:table-cell/>
        </table:table-row>
        <table:table-row table:style-name="ro1">
          <table:table-cell office:value-type="string" calcext:value-type="string">
            <text:p>年金受取例</text:p>
          </table:table-cell>
          <table:table-cell office:value-type="string" calcext:value-type="string">
            <text:p>なし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なし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なし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年金受取年額例</text:p>
          </table:table-cell>
          <table:table-cell office:value-type="string" calcext:value-type="string">
            <text:p>なし</text:p>
          </table:table-cell>
          <table:table-cell office:value-type="float" office:value="930000" calcext:value-type="float">
            <text:p>930,000</text:p>
          </table:table-cell>
          <table:table-cell office:value-type="string" calcext:value-type="string">
            <text:p>なし</text:p>
          </table:table-cell>
          <table:table-cell office:value-type="float" office:value="600000" calcext:value-type="float">
            <text:p>600,000</text:p>
          </table:table-cell>
          <table:table-cell office:value-type="float" office:value="1120000" calcext:value-type="float">
            <text:p>1,120,000</text:p>
          </table:table-cell>
          <table:table-cell office:value-type="string" calcext:value-type="string">
            <text:p>なし</text:p>
          </table:table-cell>
          <table:table-cell table:formula="of:=235.4*10000" office:value-type="float" office:value="2354000" calcext:value-type="float">
            <text:p>2,354,000</text:p>
          </table:table-cell>
          <table:table-cell office:value-type="float" office:value="1778704" calcext:value-type="float">
            <text:p>1,778,704</text:p>
          </table:table-cell>
        </table:table-row>
        <table:table-row table:style-name="ro1">
          <table:table-cell office:value-type="string" calcext:value-type="string">
            <text:p>年金受取合計額例</text:p>
          </table:table-cell>
          <table:table-cell office:value-type="string" calcext:value-type="string">
            <text:p>なし</text:p>
          </table:table-cell>
          <table:table-cell table:formula="of:=[.C17]*[.C16]" office:value-type="float" office:value="9300000" calcext:value-type="float">
            <text:p>9,300,000</text:p>
          </table:table-cell>
          <table:table-cell office:value-type="string" calcext:value-type="string">
            <text:p>なし</text:p>
          </table:table-cell>
          <table:table-cell table:formula="of:=[.E17]*[.E16]" office:value-type="float" office:value="9000000" calcext:value-type="float">
            <text:p>9,000,000</text:p>
          </table:table-cell>
          <table:table-cell table:formula="of:=[.F17]" office:value-type="float" office:value="1120000" calcext:value-type="float">
            <text:p>1,120,000</text:p>
          </table:table-cell>
          <table:table-cell office:value-type="string" calcext:value-type="string">
            <text:p>なし</text:p>
          </table:table-cell>
          <table:table-cell table:formula="of:=[.H17]*[.H16]" office:value-type="float" office:value="23540000" calcext:value-type="float">
            <text:p>23,540,000</text:p>
          </table:table-cell>
          <table:table-cell/>
        </table:table-row>
        <table:table-row table:style-name="ro1">
          <table:table-cell office:value-type="string" calcext:value-type="string">
            <text:p>年金開始繰延</text:p>
          </table:table-cell>
          <table:table-cell table:number-columns-repeated="7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解約が主目的</text:p>
          </table:table-cell>
          <table:table-cell office:value-type="string" calcext:value-type="string">
            <text:p>契約当初解約目的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初回は年金倍額</text:p>
          </table:table-cell>
          <table:table-cell office:value-type="string" calcext:value-type="string">
            <text:p>第１:〜2021:52歳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0年保証</text:p>
          </table:table-cell>
          <table:table-cell office:value-type="string" calcext:value-type="string">
            <text:p>第２:〜2026:57歳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または死亡給付</text:p>
          </table:table-cell>
          <table:table-cell office:value-type="string" calcext:value-type="string">
            <text:p>第３:以降終身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払込7年以降に解約</text:p>
          </table:table-cell>
          <table:table-cell office:value-type="string" calcext:value-type="string">
            <text:p>67歳計算基準日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保険額 1067万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解約金を確認する事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生保満期所得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満期金</text:p>
          </table:table-cell>
          <table:table-cell office:value-type="string" calcext:value-type="string">
            <text:p>自由保険</text:p>
          </table:table-cell>
          <table:table-cell table:formula="of:=[.B14]" office:value-type="float" office:value="5000000" calcext:value-type="float">
            <text:p>5,000,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普通養老53歳満期</text:p>
          </table:table-cell>
          <table:table-cell table:formula="of:=[.D14]" office:value-type="float" office:value="2000000" calcext:value-type="float">
            <text:p>2,000,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満期金</text:p>
          </table:table-cell>
          <table:table-cell table:formula="of:=SUM([.D31:.D32])" office:value-type="float" office:value="7000000" calcext:value-type="float">
            <text:p>7,000,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払込額</text:p>
          </table:table-cell>
          <table:table-cell office:value-type="string" calcext:value-type="string">
            <text:p>自由保険</text:p>
          </table:table-cell>
          <table:table-cell table:formula="of:=[.B12]" office:value-type="float" office:value="2935800" calcext:value-type="float">
            <text:p>2,935,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普通養老53歳満期</text:p>
          </table:table-cell>
          <table:table-cell table:formula="of:=[.D12]" office:value-type="float" office:value="2115000" calcext:value-type="float">
            <text:p>2,115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払込額</text:p>
          </table:table-cell>
          <table:table-cell table:formula="of:=SUM([.D35:.D36])" office:value-type="float" office:value="5050800" calcext:value-type="float">
            <text:p>5,050,8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利益</text:p>
          </table:table-cell>
          <table:table-cell/>
          <table:table-cell table:formula="of:=[.D33]-[.D37]" office:value-type="float" office:value="1949200" calcext:value-type="float">
            <text:p>1,949,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控除</text:p>
          </table:table-cell>
          <table:table-cell/>
          <table:table-cell office:value-type="float" office:value="500000" calcext:value-type="float">
            <text:p>500,00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生保満期所得</text:p>
          </table:table-cell>
          <table:table-cell/>
          <table:table-cell table:formula="of:=([.D39]-[.D40])/2" office:value-type="float" office:value="724600" calcext:value-type="float">
            <text:p>724,6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個人年金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新たのしみ年金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年金額</text:p>
          </table:table-cell>
          <table:table-cell table:formula="of:=[.C17]" office:value-type="float" office:value="930000" calcext:value-type="float">
            <text:p>930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受給期間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総支給見込額</text:p>
          </table:table-cell>
          <table:table-cell table:formula="of:=[.D45]*[.D46]" office:value-type="float" office:value="9300000" calcext:value-type="float">
            <text:p>9,300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払込保険料</text:p>
          </table:table-cell>
          <table:table-cell table:formula="of:=[.C12]" office:value-type="float" office:value="3623616" calcext:value-type="float">
            <text:p>3,623,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必要経費</text:p>
          </table:table-cell>
          <table:table-cell table:formula="of:=[.D45]*[.D48]/[.D47]" office:value-type="float" office:value="362361.6" calcext:value-type="float">
            <text:p>362,3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雑所得</text:p>
          </table:table-cell>
          <table:table-cell table:formula="of:=[.D45]-[.D49]" office:value-type="float" office:value="567638.4" calcext:value-type="float">
            <text:p>567,63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据置終身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年金額</text:p>
          </table:table-cell>
          <table:table-cell table:formula="of:=[.E17]" office:value-type="float" office:value="600000" calcext:value-type="float">
            <text:p>600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年齢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余命年数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総支給見込額</text:p>
          </table:table-cell>
          <table:table-cell table:formula="of:=[.D53]*19" office:value-type="float" office:value="11400000" calcext:value-type="float">
            <text:p>11,400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払込保険料</text:p>
          </table:table-cell>
          <table:table-cell table:formula="of:=[.E12]" office:value-type="float" office:value="9759181" calcext:value-type="float">
            <text:p>9,759,1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必要経費</text:p>
          </table:table-cell>
          <table:table-cell table:formula="of:=[.D53]*[.D57]/[.D56]" office:value-type="float" office:value="513641.105263158" calcext:value-type="float">
            <text:p>513,6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雑所得</text:p>
          </table:table-cell>
          <table:table-cell table:formula="of:=[.D53]-[.D58]" office:value-type="float" office:value="86358.8947368421" calcext:value-type="float">
            <text:p>86,35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みらいのカタチ10年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年金額</text:p>
          </table:table-cell>
          <table:table-cell table:formula="of:=[.H17]" office:value-type="float" office:value="2354000" calcext:value-type="float">
            <text:p>2,354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受給期間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総支給見込額</text:p>
          </table:table-cell>
          <table:table-cell table:formula="of:=[.D62]*[.D63]" office:value-type="float" office:value="23540000" calcext:value-type="float">
            <text:p>23,540,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払込保険料</text:p>
          </table:table-cell>
          <table:table-cell table:formula="of:=[.H12]" office:value-type="float" office:value="21983520" calcext:value-type="float">
            <text:p>21,983,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必要経費</text:p>
          </table:table-cell>
          <table:table-cell table:formula="of:=[.D62]*[.D65]/[.D64]" office:value-type="float" office:value="2198352" calcext:value-type="float">
            <text:p>2,198,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雑所得</text:p>
          </table:table-cell>
          <table:table-cell table:formula="of:=[.D62]-[.D66]" office:value-type="float" office:value="155648" calcext:value-type="float">
            <text:p>155,648</text:p>
          </table:table-cell>
          <table:table-cell table:number-columns-repeated="5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退職金制度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68"/>
        <table:table-column table:style-name="co14" table:default-cell-style-name="Default"/>
        <table:table-column table:style-name="co15" table:default-cell-style-name="ce68"/>
        <table:table-column table:style-name="co4" table:default-cell-style-name="Default"/>
        <table:table-column table:style-name="co16" table:default-cell-style-name="ce68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ce65"/>
        <table:table-column table:style-name="co4" table:number-columns-repeated="3" table:default-cell-style-name="ce65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退職一時金</text:p>
          </table:table-cell>
          <table:table-cell table:number-columns-repeated="3"/>
          <table:table-cell office:value-type="string" calcext:value-type="string">
            <text:p>確定拠出年金</text:p>
          </table:table-cell>
          <table:table-cell table:number-columns-repeated="3"/>
          <table:table-cell office:value-type="string" calcext:value-type="string">
            <text:p>東芝企業年金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資格ポイント現在年</text:p>
          </table:table-cell>
          <table:table-cell office:value-type="float" office:value="2020" calcext:value-type="float">
            <text:p>2,020</text:p>
          </table:table-cell>
          <table:table-cell table:number-columns-repeated="2"/>
          <table:table-cell office:value-type="string" calcext:value-type="string">
            <text:p>資産現在年</text:p>
          </table:table-cell>
          <table:table-cell office:value-type="float" office:value="2020" calcext:value-type="float">
            <text:p>2,020</text:p>
          </table:table-cell>
          <table:table-cell table:number-columns-repeated="2"/>
          <table:table-cell office:value-type="string" calcext:value-type="string">
            <text:p>現在年</text:p>
          </table:table-cell>
          <table:table-cell office:value-type="float" office:value="2020" calcext:value-type="float">
            <text:p>2,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資格ポイント現在</text:p>
          </table:table-cell>
          <table:table-cell table:style-name="ce69" office:value-type="float" office:value="422.74" calcext:value-type="float">
            <text:p>422.74</text:p>
          </table:table-cell>
          <table:table-cell table:number-columns-repeated="2"/>
          <table:table-cell office:value-type="string" calcext:value-type="string">
            <text:p>資産現在</text:p>
          </table:table-cell>
          <table:table-cell office:value-type="float" office:value="530000" calcext:value-type="float">
            <text:p>530,000</text:p>
          </table:table-cell>
          <table:table-cell table:number-columns-repeated="2"/>
          <table:table-cell office:value-type="string" calcext:value-type="string">
            <text:p>第２終身現在</text:p>
          </table:table-cell>
          <table:table-cell office:value-type="float" office:value="2932034" calcext:value-type="float">
            <text:p>2,932,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資格ポイント将来分</text:p>
          </table:table-cell>
          <table:table-cell table:formula="of:=(2027-[.C3])*19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将来拠出年</text:p>
          </table:table-cell>
          <table:table-cell table:formula="of:=2027-[.G3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有期現在</text:p>
          </table:table-cell>
          <table:table-cell office:value-type="float" office:value="3487545" calcext:value-type="float">
            <text:p>3,487,5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資格ポイント合計</text:p>
          </table:table-cell>
          <table:table-cell table:formula="of:=[.C4]+[.C5]" office:value-type="float" office:value="555.74" calcext:value-type="float">
            <text:p>556</text:p>
          </table:table-cell>
          <table:table-cell table:number-columns-repeated="2"/>
          <table:table-cell office:value-type="string" calcext:value-type="string">
            <text:p>将来拠出最終年月</text:p>
          </table:table-cell>
          <table:table-cell table:formula="of:=[.C1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資格単価</text:p>
          </table:table-cell>
          <table:table-cell office:value-type="float" office:value="10000" calcext:value-type="float">
            <text:p>10,000</text:p>
          </table:table-cell>
          <table:table-cell table:number-columns-repeated="2"/>
          <table:table-cell office:value-type="string" calcext:value-type="string">
            <text:p>資産将来年額</text:p>
          </table:table-cell>
          <table:table-cell table:formula="of:=10000*12*[.G5]" office:value-type="float" office:value="840000" calcext:value-type="float">
            <text:p>840,000</text:p>
          </table:table-cell>
          <table:table-cell table:number-columns-repeated="2"/>
          <table:table-cell office:value-type="string" calcext:value-type="string">
            <text:p>東芝企業年金</text:p>
          </table:table-cell>
          <table:table-cell table:formula="of:=[.K4]+[.K5]" office:value-type="float" office:value="6419579" calcext:value-type="float">
            <text:p>6,419,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資格支給額</text:p>
          </table:table-cell>
          <table:table-cell table:formula="of:=[.C6]*[.C7]" office:value-type="float" office:value="5557400" calcext:value-type="float">
            <text:p>5,557,400</text:p>
          </table:table-cell>
          <table:table-cell table:number-columns-repeated="2"/>
          <table:table-cell office:value-type="string" calcext:value-type="string">
            <text:p>資産将来年月額</text:p>
          </table:table-cell>
          <table:table-cell table:formula="of:=10000*[.G6]" office:value-type="float" office:value="70000" calcext:value-type="float">
            <text:p>70,00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参考前年終身</text:p>
          </table:table-cell>
          <table:table-cell office:value-type="float" office:value="2774004" calcext:value-type="float">
            <text:p>2,774,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年</text:p>
          </table:table-cell>
          <table:table-cell table:formula="of:=2028-1991-3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確定拠出年金</text:p>
          </table:table-cell>
          <table:table-cell table:formula="of:=[.G4]+[.G7]+[.G8]" office:value-type="float" office:value="1440000" calcext:value-type="float">
            <text:p>1,440,000</text:p>
          </table:table-cell>
          <table:table-cell table:number-columns-repeated="2"/>
          <table:table-cell office:value-type="string" calcext:value-type="string">
            <text:p>参考前年有期</text:p>
          </table:table-cell>
          <table:table-cell office:value-type="float" office:value="3303015" calcext:value-type="float">
            <text:p>3,303,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最終年月数</text:p>
          </table:table-cell>
          <table:table-cell table:formula="of:=11-4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参考年金</text:p>
          </table:table-cell>
          <table:table-cell table:formula="of:=[.K9]+[.K10]" office:value-type="float" office:value="6077019" calcext:value-type="float">
            <text:p>6,077,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1</text:p>
          </table:table-cell>
          <table:table-cell office:value-type="float" office:value="5416000" calcext:value-type="float">
            <text:p>5,416,000</text:p>
          </table:table-cell>
          <table:table-cell table:number-columns-repeated="2"/>
          <table:table-cell office:value-type="string" calcext:value-type="string">
            <text:p>調整額</text:p>
          </table:table-cell>
          <table:table-cell office:value-type="float" office:value="282387" calcext:value-type="float">
            <text:p>282,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勤続定額2</text:p>
          </table:table-cell>
          <table:table-cell office:value-type="float" office:value="4104000" calcext:value-type="float">
            <text:p>4,104,000</text:p>
          </table:table-cell>
          <table:table-cell table:number-columns-repeated="2"/>
          <table:table-cell office:value-type="string" calcext:value-type="string">
            <text:p>調整後金額</text:p>
          </table:table-cell>
          <table:table-cell table:formula="of:=[.G10]+[.G12]" office:value-type="float" office:value="1722387" calcext:value-type="float">
            <text:p>1,722,387</text:p>
          </table:table-cell>
          <table:table-cell table:number-columns-repeated="2"/>
          <table:table-cell office:value-type="string" calcext:value-type="string">
            <text:p>年増額終身</text:p>
          </table:table-cell>
          <table:table-cell table:formula="of:=[.K4]-[.K9]" office:value-type="float" office:value="158030" calcext:value-type="float">
            <text:p>158,0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1最終年</text:p>
          </table:table-cell>
          <table:table-cell office:value-type="float" office:value="5499000" calcext:value-type="float">
            <text:p>5,499,000</text:p>
          </table:table-cell>
          <table:table-cell table:number-columns-repeated="6"/>
          <table:table-cell office:value-type="string" calcext:value-type="string">
            <text:p>年増額有期</text:p>
          </table:table-cell>
          <table:table-cell table:formula="of:=[.K5]-[.K10]" office:value-type="float" office:value="184530" calcext:value-type="float">
            <text:p>184,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2最終年</text:p>
          </table:table-cell>
          <table:table-cell office:value-type="float" office:value="4301000" calcext:value-type="float">
            <text:p>4,301,000</text:p>
          </table:table-cell>
          <table:table-cell table:number-columns-repeated="6"/>
          <table:table-cell office:value-type="string" calcext:value-type="string">
            <text:p>年増額100%</text:p>
          </table:table-cell>
          <table:table-cell table:formula="of:=[.K13]+[.K14]" office:value-type="float" office:value="342560" calcext:value-type="float">
            <text:p>342,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1最終年月</text:p>
          </table:table-cell>
          <table:table-cell table:formula="of:=([.C14]-[.C12])*[.C$11]/12" office:value-type="float" office:value="48416.6666666667" calcext:value-type="float">
            <text:p>48,417</text:p>
          </table:table-cell>
          <table:table-cell table:number-columns-repeated="6"/>
          <table:table-cell office:value-type="string" calcext:value-type="string">
            <text:p>将来増額</text:p>
          </table:table-cell>
          <table:table-cell table:formula="of:=[.K15]*[.G5]" office:value-type="float" office:value="2397920" calcext:value-type="float">
            <text:p>2,397,9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２最終年月</text:p>
          </table:table-cell>
          <table:table-cell table:formula="of:=([.C15]-[.C13])*[.C$11]/12" office:value-type="float" office:value="114916.666666667" calcext:value-type="float">
            <text:p>114,917</text:p>
          </table:table-cell>
          <table:table-cell table:number-columns-repeated="6"/>
          <table:table-cell office:value-type="string" calcext:value-type="string">
            <text:p>参考終身原資</text:p>
          </table:table-cell>
          <table:table-cell table:formula="of:=[.K4]+[.K13]*[.G5]" office:value-type="float" office:value="4038244" calcext:value-type="float">
            <text:p>4,038,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勤続定額支給額</text:p>
          </table:table-cell>
          <table:table-cell table:formula="of:=[.C12]+[.C13]+[.C16]+[.C17]" office:value-type="float" office:value="9683333.33333333" calcext:value-type="float">
            <text:p>9,683,333</text:p>
          </table:table-cell>
          <table:table-cell table:number-columns-repeated="6"/>
          <table:table-cell office:value-type="string" calcext:value-type="string">
            <text:p>参考有期原資</text:p>
          </table:table-cell>
          <table:table-cell table:formula="of:=[.K5]+[.K14]*[.G5]" office:value-type="float" office:value="4779255" calcext:value-type="float">
            <text:p>4,779,2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参考年金原資</text:p>
          </table:table-cell>
          <table:table-cell table:formula="of:=[.K7]+[.K16]" office:value-type="float" office:value="8817499" calcext:value-type="float">
            <text:p>8,817,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退職一時金</text:p>
          </table:table-cell>
          <table:table-cell table:formula="of:=[.C18]+[.C8]" office:value-type="float" office:value="15240733.3333333" calcext:value-type="float">
            <text:p>15,240,73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一時金で受取</text:p>
          </table:table-cell>
          <table:table-cell table:number-columns-repeated="3"/>
          <table:table-cell office:value-type="string" calcext:value-type="string">
            <text:p>一時金で受取</text:p>
          </table:table-cell>
          <table:table-cell table:number-columns-repeated="3"/>
          <table:table-cell office:value-type="string" calcext:value-type="string">
            <text:p>終身年金</text:p>
          </table:table-cell>
          <table:table-cell office:value-type="string" calcext:value-type="string">
            <text:p>　19年保証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企業年金と同じ年金で受取</text:p>
          </table:table-cell>
          <table:table-cell table:number-columns-repeated="4"/>
          <table:table-cell office:value-type="string" calcext:value-type="string">
            <text:p>100%年金/100%一時金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'=&gt;一時金で</text:p>
          </table:table-cell>
          <table:table-cell table:number-columns-repeated="3"/>
          <table:table-cell office:value-type="string" calcext:value-type="string">
            <text:p>有期年金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5/10/15/20年選択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100%年金/100%一時金/50%+50%分割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受給時期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退職一時金</text:p>
          </table:table-cell>
          <table:table-cell table:formula="of:=[.C20]" office:value-type="float" office:value="15240733.3333333" calcext:value-type="float">
            <text:p>15,240,733</text:p>
          </table:table-cell>
          <table:table-cell/>
          <table:table-cell table:formula="of:=[.C28]" office:value-type="float" office:value="15240733.3333333" calcext:value-type="float">
            <text:p>15,240,733</text:p>
          </table:table-cell>
          <table:table-cell table:number-columns-repeated="5"/>
          <table:table-cell office:value-type="string" calcext:value-type="string">
            <text:p>60定年時</text:p>
          </table:table-cell>
          <table:table-cell office:value-type="string" calcext:value-type="string">
            <text:p>終身60歳、有期60-65歳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確定拠出年金調整後</text:p>
          </table:table-cell>
          <table:table-cell table:formula="of:=[.G13]" office:value-type="float" office:value="1722387" calcext:value-type="float">
            <text:p>1,722,387</text:p>
          </table:table-cell>
          <table:table-cell/>
          <table:table-cell table:formula="of:=[.E28]+[.C29]" office:value-type="float" office:value="16963120.3333333" calcext:value-type="float">
            <text:p>16,963,120</text:p>
          </table:table-cell>
          <table:table-cell office:value-type="string" calcext:value-type="string">
            <text:p>ここまでは非課税</text:p>
          </table:table-cell>
          <table:table-cell table:number-columns-repeated="4"/>
          <table:table-cell office:value-type="string" calcext:value-type="string">
            <text:p>60前</text:p>
          </table:table-cell>
          <table:table-cell office:value-type="string" calcext:value-type="string">
            <text:p>退職即時/55-65歳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東芝企業年金現在</text:p>
          </table:table-cell>
          <table:table-cell table:formula="of:=[.K7]" office:value-type="float" office:value="6419579" calcext:value-type="float">
            <text:p>6,419,579</text:p>
          </table:table-cell>
          <table:table-cell/>
          <table:table-cell table:formula="of:=[.E29]+[.C30]" office:value-type="float" office:value="23382699.3333333" calcext:value-type="float">
            <text:p>23,382,699</text:p>
          </table:table-cell>
          <table:table-cell office:value-type="string" calcext:value-type="string">
            <text:p>入れると課税(一部現金ができないか?)</text:p>
          </table:table-cell>
          <table:table-cell table:number-columns-repeated="3"/>
          <table:table-cell office:value-type="string" calcext:value-type="string">
            <text:p>年金額計算方法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東芝企業年金原資</text:p>
          </table:table-cell>
          <table:table-cell table:formula="of:=[.K19]" office:value-type="float" office:value="8817499" calcext:value-type="float">
            <text:p>8,817,499</text:p>
          </table:table-cell>
          <table:table-cell/>
          <table:table-cell office:value-type="string" calcext:value-type="string">
            <text:p>将来増分100%</text:p>
          </table:table-cell>
          <table:table-cell office:value-type="string" calcext:value-type="string">
            <text:p>入れると課税(一部現金ができないか?)</text:p>
          </table:table-cell>
          <table:table-cell table:number-columns-repeated="4"/>
          <table:table-cell office:value-type="string" calcext:value-type="string">
            <text:p>各年金原資/各年金原価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退職金全額</text:p>
          </table:table-cell>
          <table:table-cell table:formula="of:=[.C28]+[.C29]+[.C31]" office:value-type="float" office:value="25780619.3333333" calcext:value-type="float">
            <text:p>25,780,619</text:p>
          </table:table-cell>
          <table:table-cell table:number-columns-repeated="7"/>
          <table:table-cell office:value-type="string" calcext:value-type="string">
            <text:p>終身年金原価率60歳退職予定利率1%=&gt;17.29764</text:p>
          </table:table-cell>
          <table:table-cell table:number-columns-repeated="2"/>
          <table:table-cell table:style-name="ce45" office:value-type="float" office:value="17.29764" calcext:value-type="float">
            <text:p>17.29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勤続年数</text:p>
          </table:table-cell>
          <table:table-cell table:formula="of:=[.C10]+1"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有期年金原価率60歳退職予定利率1%=&gt;18.12060</text:p>
          </table:table-cell>
          <table:table-cell table:number-columns-repeated="2"/>
          <table:table-cell table:style-name="ce7" office:value-type="float" office:value="18.1206" calcext:value-type="float">
            <text:p>18.120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退職所得控除額</text:p>
          </table:table-cell>
          <table:table-cell table:formula="of:=8000000+700000*([.C33]-20)" office:value-type="float" office:value="18500000" calcext:value-type="float">
            <text:p>18,500,000</text:p>
          </table:table-cell>
          <table:table-cell/>
          <table:table-cell office:value-type="string" calcext:value-type="string">
            <text:p>ボーダーライン</text:p>
          </table:table-cell>
          <table:table-cell table:number-columns-repeated="4"/>
          <table:table-cell office:value-type="string" calcext:value-type="string">
            <text:p>一時金計算方法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課税退職所得</text:p>
          </table:table-cell>
          <table:table-cell table:formula="of:=([.C$32]-[.C$34])/2" office:value-type="float" office:value="3640309.66666667" calcext:value-type="float">
            <text:p>3,640,310</text:p>
          </table:table-cell>
          <table:table-cell table:number-columns-repeated="7"/>
          <table:table-cell office:value-type="string" calcext:value-type="string">
            <text:p>終身年金額*残存年金現価率 ==&gt;年は不明。標準生命表第３分野60歳平均余命25.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退職所得税額</text:p>
          </table:table-cell>
          <table:table-cell table:formula="of:=[.C35]*0.2-427500" office:value-type="float" office:value="300561.933333333" calcext:value-type="float">
            <text:p>300,562</text:p>
          </table:table-cell>
          <table:table-cell table:number-columns-repeated="7"/>
          <table:table-cell office:value-type="string" calcext:value-type="string">
            <text:p>終身残存年金現価率60歳退職例　予定利率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復興税込み</text:p>
          </table:table-cell>
          <table:table-cell table:formula="of:=[.C36]+[.C36]*0.021" office:value-type="float" office:value="306873.733933333" calcext:value-type="float">
            <text:p>306,874</text:p>
          </table:table-cell>
          <table:table-cell table:number-columns-repeated="8"/>
          <table:table-cell office:value-type="string" calcext:value-type="string">
            <text:p>5年</text:p>
          </table:table-cell>
          <table:table-cell table:style-name="ce7" office:value-type="float" office:value="4.87361" calcext:value-type="float">
            <text:p>4.873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退職住民税額</text:p>
          </table:table-cell>
          <table:table-cell table:formula="of:=[.C35]*0.1" office:value-type="float" office:value="364030.966666667" calcext:value-type="float">
            <text:p>364,031</text:p>
          </table:table-cell>
          <table:table-cell/>
          <table:table-cell office:value-type="string" calcext:value-type="string">
            <text:p>10％</text:p>
          </table:table-cell>
          <table:table-cell table:number-columns-repeated="6"/>
          <table:table-cell office:value-type="string" calcext:value-type="string">
            <text:p>10年</text:p>
          </table:table-cell>
          <table:table-cell table:style-name="ce7" office:value-type="float" office:value="9.51069" calcext:value-type="float">
            <text:p>9.51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復興税込み</text:p>
          </table:table-cell>
          <table:table-cell table:formula="of:=[.C38]+1500+1000" office:value-type="float" office:value="366530.966666667" calcext:value-type="float">
            <text:p>366,531</text:p>
          </table:table-cell>
          <table:table-cell table:number-columns-repeated="8"/>
          <table:table-cell office:value-type="string" calcext:value-type="string">
            <text:p>15年</text:p>
          </table:table-cell>
          <table:table-cell table:style-name="ce7" office:value-type="float" office:value="13.92271" calcext:value-type="float">
            <text:p>13.922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退職金税金</text:p>
          </table:table-cell>
          <table:table-cell table:formula="of:=[.C37]+[.C39]" office:value-type="float" office:value="673404.7006" calcext:value-type="float">
            <text:p>673,405</text:p>
          </table:table-cell>
          <table:table-cell/>
          <table:table-cell office:value-type="string" calcext:value-type="string">
            <text:p>源泉分離課税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19年</text:p>
          </table:table-cell>
          <table:table-cell table:style-name="Default" office:value-type="float" office:value="17.29764" calcext:value-type="float">
            <text:p>17.2976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20年</text:p>
          </table:table-cell>
          <table:table-cell table:style-name="ce7" office:value-type="float" office:value="18.1206" calcext:value-type="float">
            <text:p>18.120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東芝企業年金は終身年金受取り</text:p>
          </table:table-cell>
          <table:table-cell table:number-columns-repeated="5"/>
          <table:table-cell office:value-type="string" calcext:value-type="string">
            <text:p>有期年金仮想勘定残高</text:p>
          </table:table-cell>
          <table:table-cell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※＝＞有期ちょっとおかしくない??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定年60歳選択</text:p>
          </table:table-cell>
          <table:table-cell office:value-type="string" calcext:value-type="string">
            <text:p>有期=&gt;</text:p>
          </table:table-cell>
          <table:table-cell office:value-type="string" calcext:value-type="string">
            <text:p>5年</text:p>
          </table:table-cell>
          <table:table-cell office:value-type="string" calcext:value-type="string">
            <text:p>10年</text:p>
          </table:table-cell>
          <table:table-cell office:value-type="string" calcext:value-type="string">
            <text:p>15年</text:p>
          </table:table-cell>
          <table:table-cell table:style-name="ce65" office:value-type="string" calcext:value-type="string">
            <text:p>20年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終身年金</text:p>
          </table:table-cell>
          <table:table-cell table:formula="of:=[.K4]/17.29764" office:value-type="float" office:value="169504.857310015" calcext:value-type="float">
            <text:p>169,505</text:p>
          </table:table-cell>
          <table:table-cell table:formula="of:=[.$K5]/5" office:value-type="float" office:value="697509" calcext:value-type="float">
            <text:p>697,509</text:p>
          </table:table-cell>
          <table:table-cell table:formula="of:=[.$K5]/10" office:value-type="float" office:value="348754.5" calcext:value-type="float">
            <text:p>348,755</text:p>
          </table:table-cell>
          <table:table-cell table:formula="of:=[.$K5]/15" office:value-type="float" office:value="232503" calcext:value-type="float">
            <text:p>232,503</text:p>
          </table:table-cell>
          <table:table-cell table:style-name="ce65" table:formula="of:=[.$K5]/20" office:value-type="float" office:value="174377.25" calcext:value-type="float">
            <text:p>174,3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終身+有期年金</text:p>
          </table:table-cell>
          <table:table-cell/>
          <table:table-cell table:formula="of:=[.$K$46]+[.L46]" office:value-type="float" office:value="867013.857310015" calcext:value-type="float">
            <text:p>867,014</text:p>
          </table:table-cell>
          <table:table-cell table:formula="of:=[.$K$46]+[.M46]" office:value-type="float" office:value="518259.357310015" calcext:value-type="float">
            <text:p>518,259</text:p>
          </table:table-cell>
          <table:table-cell table:formula="of:=[.$K$46]+[.N46]" office:value-type="float" office:value="402007.857310015" calcext:value-type="float">
            <text:p>402,008</text:p>
          </table:table-cell>
          <table:table-cell table:style-name="ce65" table:formula="of:=[.$K$46]+[.O46]" office:value-type="float" office:value="343882.107310015" calcext:value-type="float">
            <text:p>343,8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一時金受取</text:p>
          </table:table-cell>
          <table:table-cell/>
          <table:table-cell table:style-name="Default" office:value-type="string" calcext:value-type="string">
            <text:p>有期100%</text:p>
          </table:table-cell>
          <table:table-cell table:style-name="Default" office:value-type="string" calcext:value-type="string">
            <text:p>有期50%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終身一時期金</text:p>
          </table:table-cell>
          <table:table-cell table:formula="of:=[.K4]/([.N32]/100)*([.M40]/100)" office:value-type="float" office:value="2932034" calcext:value-type="float">
            <text:p>2,932,034</text:p>
          </table:table-cell>
          <table:table-cell table:formula="of:=[.K5]" office:value-type="float" office:value="3487545" calcext:value-type="float">
            <text:p>3,487,545</text:p>
          </table:table-cell>
          <table:table-cell table:formula="of:=[.L50]/2" office:value-type="float" office:value="1743772.5" calcext:value-type="float">
            <text:p>1,743,77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終身+有期一時金</text:p>
          </table:table-cell>
          <table:table-cell/>
          <table:table-cell table:formula="of:=[.$K50]+[.L50]" office:value-type="float" office:value="6419579" calcext:value-type="float">
            <text:p>6,419,579</text:p>
          </table:table-cell>
          <table:table-cell table:formula="of:=[.$K50]+[.M50]" office:value-type="float" office:value="4675806.5" calcext:value-type="float">
            <text:p>4,675,80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65" office:value-type="string" calcext:value-type="string">
            <text:p>終身分残存年金原価率期間19年==&gt;計算したら原資と同額になった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65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参考資料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年金現価係数とは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a xlink:href="https://fromportal.com/kakei/money/knowledge/uniform-series-present-worth-factor.html" xlink:type="simple">https://fromportal.com/kakei/money/knowledge/uniform-series-present-worth-factor.html</text:a>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標準生命表（日本アクチュアリー会が発行する）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a xlink:href="http://www.actuaries.jp/lib/standard-life-table/" xlink:type="simple">http://www.actuaries.jp/lib/standard-life-table/</text:a></text:p>
          </table:table-cell>
          <table:table-cell table:number-columns-repeated="4"/>
        </table:table-row>
        <table:table-row table:style-name="ro1" table:number-rows-repeated="10485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健康保険" table:style-name="ta1">
        <table:table-column table:style-name="co4" table:default-cell-style-name="Default"/>
        <table:table-column table:style-name="co18" table:default-cell-style-name="Default"/>
        <table:table-column table:style-name="co4" table:default-cell-style-name="ce68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68"/>
        <table:table-column table:style-name="co4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国民健康保険</text:p>
          </table:table-cell>
          <table:table-cell table:number-columns-repeated="3"/>
          <table:table-cell office:value-type="string" calcext:value-type="string">
            <text:p>東芝健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基準年</text:p>
          </table:table-cell>
          <table:table-cell office:value-type="float" office:value="2020" calcext:value-type="float">
            <text:p>2,020</text:p>
          </table:table-cell>
          <table:table-cell/>
          <table:table-cell office:value-type="string" calcext:value-type="string">
            <text:p>任意継続</text:p>
          </table:table-cell>
          <table:table-cell office:value-type="string" calcext:value-type="string">
            <text:p>基準年</text:p>
          </table:table-cell>
          <table:table-cell office:value-type="float" office:value="2020" calcext:value-type="float">
            <text:p>2,020</text:p>
          </table:table-cell>
          <table:table-cell/>
          <table:table-cell office:value-type="string" calcext:value-type="string">
            <text:p>保険料率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医療所得割</text:p>
          </table:table-cell>
          <table:table-cell table:style-name="ce70" office:value-type="float" office:value="4.9" calcext:value-type="float">
            <text:p>4.90</text:p>
          </table:table-cell>
          <table:table-cell table:number-columns-repeated="2"/>
          <table:table-cell office:value-type="string" calcext:value-type="string">
            <text:p>健康保険率</text:p>
          </table:table-cell>
          <table:table-cell table:style-name="ce71" table:formula="of:=90/1000" office:value-type="float" office:value="0.09" calcext:value-type="float">
            <text:p>0.090</text:p>
          </table:table-cell>
          <table:table-cell table:number-columns-repeated="2"/>
          <table:table-cell office:value-type="string" calcext:value-type="string">
            <text:p>健康保険</text:p>
          </table:table-cell>
        </table:table-row>
        <table:table-row table:style-name="ro1">
          <table:table-cell/>
          <table:table-cell office:value-type="string" calcext:value-type="string">
            <text:p>医療所得割控除</text:p>
          </table:table-cell>
          <table:table-cell office:value-type="float" office:value="330000" calcext:value-type="float">
            <text:p>330,000</text:p>
          </table:table-cell>
          <table:table-cell table:number-columns-repeated="2"/>
          <table:table-cell office:value-type="string" calcext:value-type="string">
            <text:p>介護保険率</text:p>
          </table:table-cell>
          <table:table-cell table:style-name="ce72" table:formula="of:=14/1000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医療均等</text:p>
          </table:table-cell>
          <table:table-cell office:value-type="float" office:value="28000" calcext:value-type="float">
            <text:p>28,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高齢者所得割</text:p>
          </table:table-cell>
          <table:table-cell table:style-name="ce70" office:value-type="float" office:value="1.51" calcext:value-type="float">
            <text:p>1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齢者控除</text:p>
          </table:table-cell>
          <table:table-cell office:value-type="float" office:value="330000" calcext:value-type="float">
            <text:p>33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齢者均等</text:p>
          </table:table-cell>
          <table:table-cell office:value-type="float" office:value="12000" calcext:value-type="float">
            <text:p>12,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介護所得割</text:p>
          </table:table-cell>
          <table:table-cell table:style-name="ce70" office:value-type="float" office:value="1.13" calcext:value-type="float">
            <text:p>1.13</text:p>
          </table:table-cell>
          <table:table-cell table:number-columns-repeated="4"/>
          <table:table-cell table:style-name="ce73" table:number-columns-repeated="2"/>
          <table:table-cell/>
        </table:table-row>
        <table:table-row table:style-name="ro1">
          <table:table-cell/>
          <table:table-cell office:value-type="string" calcext:value-type="string">
            <text:p>介護控除</text:p>
          </table:table-cell>
          <table:table-cell office:value-type="float" office:value="330000" calcext:value-type="float">
            <text:p>33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介護均等</text:p>
          </table:table-cell>
          <table:table-cell office:value-type="float" office:value="14000" calcext:value-type="float">
            <text:p>14,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所得</text:p>
          </table:table-cell>
          <table:table-cell office:value-type="float" office:value="3900000" calcext:value-type="float">
            <text:p>3,900,000</text:p>
          </table:table-cell>
          <table:table-cell table:number-columns-repeated="2"/>
          <table:table-cell office:value-type="string" calcext:value-type="string">
            <text:p>標準月額報酬</text:p>
          </table:table-cell>
          <table:table-cell office:value-type="float" office:value="360000" calcext:value-type="float">
            <text:p>360,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控除(共通)</text:p>
          </table:table-cell>
          <table:table-cell table:formula="of:=[.C5]" office:value-type="float" office:value="330000" calcext:value-type="float">
            <text:p>330,000</text:p>
          </table:table-cell>
          <table:table-cell table:number-columns-repeated="2"/>
          <table:table-cell office:value-type="string" calcext:value-type="string">
            <text:p>税率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課税対象</text:p>
          </table:table-cell>
          <table:table-cell table:formula="of:=[.C16]-[.C17]" office:value-type="float" office:value="3570000" calcext:value-type="float">
            <text:p>3,570,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医療所得</text:p>
          </table:table-cell>
          <table:table-cell table:formula="of:=[.$C$18]*[.C4]/100" office:value-type="float" office:value="174930" calcext:value-type="float">
            <text:p>174,930</text:p>
          </table:table-cell>
          <table:table-cell table:number-columns-repeated="2"/>
          <table:table-cell office:value-type="string" calcext:value-type="string">
            <text:p>健康保険月額</text:p>
          </table:table-cell>
          <table:table-cell table:formula="of:=[.$G$16]*[.G4]" office:value-type="float" office:value="32400" calcext:value-type="float">
            <text:p>32,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高齢者所得</text:p>
          </table:table-cell>
          <table:table-cell table:formula="of:=[.$C$18]*[.C8]/100" office:value-type="float" office:value="53907" calcext:value-type="float">
            <text:p>53,907</text:p>
          </table:table-cell>
          <table:table-cell table:number-columns-repeated="2"/>
          <table:table-cell office:value-type="string" calcext:value-type="string">
            <text:p>介護保険月額</text:p>
          </table:table-cell>
          <table:table-cell table:formula="of:=[.$G$16]*[.G5]" office:value-type="float" office:value="5040" calcext:value-type="float">
            <text:p>5,0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介護所得</text:p>
          </table:table-cell>
          <table:table-cell table:formula="of:=[.$C$18]*[.C12]/100" office:value-type="float" office:value="40341" calcext:value-type="float">
            <text:p>40,34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医療均等</text:p>
          </table:table-cell>
          <table:table-cell table:formula="of:=[.C6]" office:value-type="float" office:value="28000" calcext:value-type="float">
            <text:p>28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齢者均等</text:p>
          </table:table-cell>
          <table:table-cell table:formula="of:=[.C10]" office:value-type="float" office:value="12000" calcext:value-type="float">
            <text:p>12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介護均等</text:p>
          </table:table-cell>
          <table:table-cell table:formula="of:=[.C14]" office:value-type="float" office:value="14000" calcext:value-type="float">
            <text:p>14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保険料</text:p>
          </table:table-cell>
          <table:table-cell table:formula="of:=SUM([.C20:.C25])" office:value-type="float" office:value="323178" calcext:value-type="float">
            <text:p>323,178</text:p>
          </table:table-cell>
          <table:table-cell table:number-columns-repeated="2"/>
          <table:table-cell office:value-type="string" calcext:value-type="string">
            <text:p>保険料</text:p>
          </table:table-cell>
          <table:table-cell table:formula="of:=[.G27]*12" office:value-type="float" office:value="449280" calcext:value-type="float">
            <text:p>449,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保険料月額</text:p>
          </table:table-cell>
          <table:table-cell table:formula="of:=[.C26]/12" office:value-type="float" office:value="26931.5" calcext:value-type="float">
            <text:p>26,932</text:p>
          </table:table-cell>
          <table:table-cell table:number-columns-repeated="2"/>
          <table:table-cell office:value-type="string" calcext:value-type="string">
            <text:p>保険料月額</text:p>
          </table:table-cell>
          <table:table-cell table:formula="of:=[.G20]+[.G21]" office:value-type="float" office:value="37440" calcext:value-type="float">
            <text:p>37,440</text:p>
          </table:table-cell>
          <table:table-cell table:number-columns-repeated="3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家計調査" table:style-name="ta1">
        <table:table-column table:style-name="co4" table:default-cell-style-name="Default"/>
        <table:table-column table:style-name="co4" table:number-columns-repeated="2" table:default-cell-style-name="ce68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消費支出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統計局</text:p>
          </table:table-cell>
          <table:table-cell office:value-type="string" calcext:value-type="string">
            <text:p><text:a xlink:href="http://www.stat.go.jp/data/kakei/index.html" xlink:type="simple">http://www.stat.go.jp/data/kakei/index.html</text:a>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東京都</text:p>
          </table:table-cell>
          <table:table-cell office:value-type="string" calcext:value-type="string">
            <text:p><text:a xlink:href="https://www.toukei.metro.tokyo.lg.jp/tnenkan/tn-index.htm" xlink:type="simple">https://www.toukei.metro.tokyo.lg.jp/tnenkan/tn-index.htm</text:a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調査年</text:p>
          </table:table-cell>
          <table:table-cell table:number-columns-repeated="2" office:value-type="float" office:value="2019" calcext:value-type="float">
            <text:p>2,019</text:p>
          </table:table-cell>
          <table:table-cell table:style-name="ce68" office:value-type="float" office:value="2019" calcext:value-type="float">
            <text:p>2,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単身</text:p>
          </table:table-cell>
          <table:table-cell office:value-type="string" calcext:value-type="string">
            <text:p>高齢者単身</text:p>
          </table:table-cell>
          <table:table-cell office:value-type="string" calcext:value-type="string">
            <text:p>高齢者夫婦</text:p>
          </table:table-cell>
          <table:table-cell office:value-type="string" calcext:value-type="string">
            <text:p>2人以上世帯</text:p>
          </table:table-cell>
          <table:table-cell office:value-type="string" calcext:value-type="string">
            <text:p>東京都2.92人</text:p>
          </table:table-cell>
        </table:table-row>
        <table:table-row table:style-name="ro1">
          <table:table-cell office:value-type="string" calcext:value-type="string">
            <text:p>消費支出</text:p>
          </table:table-cell>
          <table:table-cell table:formula="of:=SUM([.B8:.B17])" office:value-type="float" office:value="163782" calcext:value-type="float">
            <text:p>163,782</text:p>
          </table:table-cell>
          <table:table-cell table:formula="of:=SUM([.C8:.C17])" office:value-type="float" office:value="139739" calcext:value-type="float">
            <text:p>139,739</text:p>
          </table:table-cell>
          <table:table-cell table:style-name="ce68" table:formula="of:=SUM([.D8:.D17])" office:value-type="float" office:value="239948" calcext:value-type="float">
            <text:p>239,948</text:p>
          </table:table-cell>
          <table:table-cell table:style-name="ce68" table:formula="of:=SUM([.E8:.E17])" office:value-type="float" office:value="293379" calcext:value-type="float">
            <text:p>293,379</text:p>
          </table:table-cell>
          <table:table-cell table:style-name="ce68" table:formula="of:=SUM([.F8:.F17])" office:value-type="float" office:value="322318" calcext:value-type="float">
            <text:p>322,318</text:p>
          </table:table-cell>
        </table:table-row>
        <table:table-row table:style-name="ro1">
          <table:table-cell office:value-type="string" calcext:value-type="string">
            <text:p>食料</text:p>
          </table:table-cell>
          <table:table-cell office:value-type="float" office:value="44263" calcext:value-type="float">
            <text:p>44,263</text:p>
          </table:table-cell>
          <table:table-cell office:value-type="float" office:value="35883" calcext:value-type="float">
            <text:p>35,883</text:p>
          </table:table-cell>
          <table:table-cell table:style-name="ce68" office:value-type="float" office:value="66458" calcext:value-type="float">
            <text:p>66,458</text:p>
          </table:table-cell>
          <table:table-cell table:style-name="ce68" office:value-type="float" office:value="80461" calcext:value-type="float">
            <text:p>80,461</text:p>
          </table:table-cell>
          <table:table-cell table:style-name="ce68" office:value-type="float" office:value="86107" calcext:value-type="float">
            <text:p>86,107</text:p>
          </table:table-cell>
        </table:table-row>
        <table:table-row table:style-name="ro1">
          <table:table-cell office:value-type="string" calcext:value-type="string">
            <text:p>住居</text:p>
          </table:table-cell>
          <table:table-cell office:value-type="float" office:value="20854" calcext:value-type="float">
            <text:p>20,854</text:p>
          </table:table-cell>
          <table:table-cell office:value-type="float" office:value="12916" calcext:value-type="float">
            <text:p>12,916</text:p>
          </table:table-cell>
          <table:table-cell table:style-name="ce68" office:value-type="float" office:value="13625" calcext:value-type="float">
            <text:p>13,625</text:p>
          </table:table-cell>
          <table:table-cell table:style-name="ce68" office:value-type="float" office:value="17103" calcext:value-type="float">
            <text:p>17,103</text:p>
          </table:table-cell>
          <table:table-cell table:style-name="ce68" office:value-type="float" office:value="23945" calcext:value-type="float">
            <text:p>23,945</text:p>
          </table:table-cell>
        </table:table-row>
        <table:table-row table:style-name="ro1">
          <table:table-cell office:value-type="string" calcext:value-type="string">
            <text:p>水道光熱</text:p>
          </table:table-cell>
          <table:table-cell office:value-type="float" office:value="11652" calcext:value-type="float">
            <text:p>11,652</text:p>
          </table:table-cell>
          <table:table-cell office:value-type="float" office:value="13055" calcext:value-type="float">
            <text:p>13,055</text:p>
          </table:table-cell>
          <table:table-cell table:style-name="ce68" office:value-type="float" office:value="19983" calcext:value-type="float">
            <text:p>19,983</text:p>
          </table:table-cell>
          <table:table-cell table:style-name="ce68" office:value-type="float" office:value="21951" calcext:value-type="float">
            <text:p>21,951</text:p>
          </table:table-cell>
          <table:table-cell table:style-name="ce68" office:value-type="float" office:value="21383" calcext:value-type="float">
            <text:p>21,383</text:p>
          </table:table-cell>
        </table:table-row>
        <table:table-row table:style-name="ro1">
          <table:table-cell office:value-type="string" calcext:value-type="string">
            <text:p>家具家事</text:p>
          </table:table-cell>
          <table:table-cell office:value-type="float" office:value="5443" calcext:value-type="float">
            <text:p>5,443</text:p>
          </table:table-cell>
          <table:table-cell office:value-type="float" office:value="5681" calcext:value-type="float">
            <text:p>5,681</text:p>
          </table:table-cell>
          <table:table-cell table:style-name="ce68" office:value-type="float" office:value="10100" calcext:value-type="float">
            <text:p>10,100</text:p>
          </table:table-cell>
          <table:table-cell table:style-name="ce68" office:value-type="float" office:value="11717" calcext:value-type="float">
            <text:p>11,717</text:p>
          </table:table-cell>
          <table:table-cell table:style-name="ce68" office:value-type="float" office:value="10722" calcext:value-type="float">
            <text:p>10,722</text:p>
          </table:table-cell>
        </table:table-row>
        <table:table-row table:style-name="ro1">
          <table:table-cell office:value-type="string" calcext:value-type="string">
            <text:p>衣料</text:p>
          </table:table-cell>
          <table:table-cell office:value-type="float" office:value="5985" calcext:value-type="float">
            <text:p>5,985</text:p>
          </table:table-cell>
          <table:table-cell office:value-type="float" office:value="3659" calcext:value-type="float">
            <text:p>3,659</text:p>
          </table:table-cell>
          <table:table-cell table:style-name="ce68" office:value-type="float" office:value="6065" calcext:value-type="float">
            <text:p>6,065</text:p>
          </table:table-cell>
          <table:table-cell table:style-name="ce68" office:value-type="float" office:value="11306" calcext:value-type="float">
            <text:p>11,306</text:p>
          </table:table-cell>
          <table:table-cell table:style-name="ce68" office:value-type="float" office:value="13654" calcext:value-type="float">
            <text:p>13,654</text:p>
          </table:table-cell>
        </table:table-row>
        <table:table-row table:style-name="ro1">
          <table:table-cell office:value-type="string" calcext:value-type="string">
            <text:p>保健医療</text:p>
          </table:table-cell>
          <table:table-cell office:value-type="float" office:value="7712" calcext:value-type="float">
            <text:p>7,712</text:p>
          </table:table-cell>
          <table:table-cell office:value-type="float" office:value="8445" calcext:value-type="float">
            <text:p>8,445</text:p>
          </table:table-cell>
          <table:table-cell table:style-name="ce68" office:value-type="float" office:value="15759" calcext:value-type="float">
            <text:p>15,759</text:p>
          </table:table-cell>
          <table:table-cell table:style-name="ce68" office:value-type="float" office:value="14010" calcext:value-type="float">
            <text:p>14,010</text:p>
          </table:table-cell>
          <table:table-cell table:style-name="ce68" office:value-type="float" office:value="16097" calcext:value-type="float">
            <text:p>16,097</text:p>
          </table:table-cell>
        </table:table-row>
        <table:table-row table:style-name="ro1">
          <table:table-cell office:value-type="string" calcext:value-type="string">
            <text:p>交通通信</text:p>
          </table:table-cell>
          <table:table-cell office:value-type="float" office:value="21068" calcext:value-type="float">
            <text:p>21,068</text:p>
          </table:table-cell>
          <table:table-cell office:value-type="float" office:value="13117" calcext:value-type="float">
            <text:p>13,117</text:p>
          </table:table-cell>
          <table:table-cell table:style-name="ce68" office:value-type="float" office:value="28328" calcext:value-type="float">
            <text:p>28,328</text:p>
          </table:table-cell>
          <table:table-cell table:style-name="ce68" office:value-type="float" office:value="43814" calcext:value-type="float">
            <text:p>43,814</text:p>
          </table:table-cell>
          <table:table-cell table:style-name="ce68" office:value-type="float" office:value="35656" calcext:value-type="float">
            <text:p>35,656</text:p>
          </table:table-cell>
        </table:table-row>
        <table:table-row table:style-name="ro1">
          <table:table-cell office:value-type="string" calcext:value-type="string">
            <text:p>教育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11495" calcext:value-type="float">
            <text:p>11,495</text:p>
          </table:table-cell>
          <table:table-cell table:style-name="ce68" office:value-type="float" office:value="20419" calcext:value-type="float">
            <text:p>20,419</text:p>
          </table:table-cell>
        </table:table-row>
        <table:table-row table:style-name="ro1">
          <table:table-cell office:value-type="string" calcext:value-type="string">
            <text:p>教養娯楽</text:p>
          </table:table-cell>
          <table:table-cell office:value-type="float" office:value="19426" calcext:value-type="float">
            <text:p>19,426</text:p>
          </table:table-cell>
          <table:table-cell office:value-type="float" office:value="16547" calcext:value-type="float">
            <text:p>16,547</text:p>
          </table:table-cell>
          <table:table-cell table:style-name="ce68" office:value-type="float" office:value="24804" calcext:value-type="float">
            <text:p>24,804</text:p>
          </table:table-cell>
          <table:table-cell table:style-name="ce68" office:value-type="float" office:value="30679" calcext:value-type="float">
            <text:p>30,679</text:p>
          </table:table-cell>
          <table:table-cell table:style-name="ce68" office:value-type="float" office:value="36071" calcext:value-type="float">
            <text:p>36,071</text:p>
          </table:table-cell>
        </table:table-row>
        <table:table-row table:style-name="ro1">
          <table:table-cell office:value-type="string" calcext:value-type="string">
            <text:p>その他</text:p>
          </table:table-cell>
          <table:table-cell office:value-type="float" office:value="27359" calcext:value-type="float">
            <text:p>27,359</text:p>
          </table:table-cell>
          <table:table-cell office:value-type="float" office:value="30389" calcext:value-type="float">
            <text:p>30,389</text:p>
          </table:table-cell>
          <table:table-cell table:style-name="ce68" office:value-type="float" office:value="54806" calcext:value-type="float">
            <text:p>54,806</text:p>
          </table:table-cell>
          <table:table-cell table:style-name="ce68" office:value-type="float" office:value="50843" calcext:value-type="float">
            <text:p>50,843</text:p>
          </table:table-cell>
          <table:table-cell table:style-name="ce68" office:value-type="float" office:value="58264" calcext:value-type="float">
            <text:p>58,264</text:p>
          </table:table-cell>
        </table:table-row>
        <table:table-row table:style-name="ro1">
          <table:table-cell table:number-columns-repeated="3"/>
          <table:table-cell table:style-name="ce68" table:number-columns-repeated="3"/>
        </table:table-row>
        <table:table-row table:style-name="ro1">
          <table:table-cell office:value-type="string" calcext:value-type="string">
            <text:p>非消費支出</text:p>
          </table:table-cell>
          <table:table-cell/>
          <table:table-cell table:formula="of:=SUM([.C20:.C21])" office:value-type="float" office:value="12053" calcext:value-type="float">
            <text:p>12,053</text:p>
          </table:table-cell>
          <table:table-cell table:style-name="ce68" table:formula="of:=SUM([.D20:.D21])" office:value-type="float" office:value="30942" calcext:value-type="float">
            <text:p>30,942</text:p>
          </table:table-cell>
          <table:table-cell table:style-name="ce68" table:formula="of:=SUM([.E20:.E21])" office:value-type="float" office:value="0" calcext:value-type="float">
            <text:p>0</text:p>
          </table:table-cell>
          <table:table-cell table:style-name="ce68" table:formula="of:=SUM([.F20:.F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直接税</text:p>
          </table:table-cell>
          <table:table-cell/>
          <table:table-cell office:value-type="float" office:value="6245" calcext:value-type="float">
            <text:p>6,245</text:p>
          </table:table-cell>
          <table:table-cell table:style-name="ce68" office:value-type="float" office:value="11976" calcext:value-type="float">
            <text:p>11,976</text:p>
          </table:table-cell>
          <table:table-cell table:style-name="ce68" table:number-columns-repeated="2"/>
        </table:table-row>
        <table:table-row table:style-name="ro1">
          <table:table-cell office:value-type="string" calcext:value-type="string">
            <text:p>社会保険</text:p>
          </table:table-cell>
          <table:table-cell/>
          <table:table-cell office:value-type="float" office:value="5808" calcext:value-type="float">
            <text:p>5,808</text:p>
          </table:table-cell>
          <table:table-cell table:style-name="ce68" office:value-type="float" office:value="18966" calcext:value-type="float">
            <text:p>18,966</text:p>
          </table:table-cell>
          <table:table-cell table:style-name="ce68" table:number-columns-repeated="2"/>
        </table:table-row>
        <table:table-row table:style-name="ro1">
          <table:table-cell table:number-columns-repeated="3"/>
          <table:table-cell table:style-name="ce68" table:number-columns-repeated="3"/>
        </table:table-row>
        <table:table-row table:style-name="ro1">
          <table:table-cell office:value-type="string" calcext:value-type="string">
            <text:p>支出合計</text:p>
          </table:table-cell>
          <table:table-cell table:formula="of:=[.B7]+[.B19]" office:value-type="float" office:value="163782" calcext:value-type="float">
            <text:p>163,782</text:p>
          </table:table-cell>
          <table:table-cell table:formula="of:=[.C7]+[.C19]" office:value-type="float" office:value="151792" calcext:value-type="float">
            <text:p>151,792</text:p>
          </table:table-cell>
          <table:table-cell table:style-name="ce68" table:formula="of:=[.D7]+[.D19]" office:value-type="float" office:value="270890" calcext:value-type="float">
            <text:p>270,890</text:p>
          </table:table-cell>
          <table:table-cell table:style-name="ce68" table:formula="of:=[.E7]+[.E19]" office:value-type="float" office:value="293379" calcext:value-type="float">
            <text:p>293,379</text:p>
          </table:table-cell>
          <table:table-cell table:style-name="ce68" table:formula="of:=[.F7]+[.F19]" office:value-type="float" office:value="322318" calcext:value-type="float">
            <text:p>322,318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統計データ" table:style-name="ta1">
        <table:table-column table:style-name="co4" table:number-columns-repeated="2" table:default-cell-style-name="Default"/>
        <table:table-column table:style-name="co4" table:default-cell-style-name="ce68"/>
        <table:table-column table:style-name="co4" table:number-columns-repeated="3" table:default-cell-style-name="Default"/>
        <table:table-column table:style-name="co4" table:default-cell-style-name="ce68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水道使用量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医療費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74" office:value-type="string" calcext:value-type="string">
            <text:p>世帯人員</text:p>
          </table:table-cell>
          <table:table-cell table:style-name="ce74" office:value-type="string" calcext:value-type="string">
            <text:p>使用水量</text:p>
          </table:table-cell>
          <table:table-cell table:style-name="ce74" office:value-type="string" calcext:value-type="string">
            <text:p>世帯人員</text:p>
          </table:table-cell>
          <table:table-cell table:style-name="ce74" office:value-type="string" calcext:value-type="string">
            <text:p>使用水量</text:p>
          </table:table-cell>
          <table:table-cell/>
          <table:table-cell table:style-name="Default"/>
          <table:table-cell table:style-name="ce77" office:value-type="string" calcext:value-type="string" table:number-columns-spanned="6" table:number-rows-spanned="3">
            <text:p>診療1件あたり医療費</text:p>
            <text:p>Medical care expense per                    consultation case</text:p>
          </table:table-cell>
          <table:covered-table-cell table:number-columns-repeated="4" table:style-name="ce84"/>
          <table:covered-table-cell table:style-name="ce90"/>
          <table:table-cell table:style-name="ce91" office:value-type="string" calcext:value-type="string" table:number-columns-spanned="8" table:number-rows-spanned="3">
            <text:p>診療1日あたり医療費</text:p>
            <text:p>Medical care expense per consultation day</text:p>
          </table:table-cell>
          <table:covered-table-cell table:number-columns-repeated="6" table:style-name="ce84"/>
          <table:covered-table-cell table:style-name="ce90"/>
          <table:table-cell table:style-name="ce93" office:value-type="string" calcext:value-type="string" table:number-columns-spanned="8" table:number-rows-spanned="3">
            <text:p>1人あたり医療費</text:p>
            <text:p>Medical care expense per person</text:p>
          </table:table-cell>
          <table:covered-table-cell table:number-columns-repeated="7" table:style-name="ce84"/>
          <table:table-cell table:style-name="ce97" office:value-type="string" calcext:value-type="string" table:number-columns-spanned="1" table:number-rows-spanned="6">
            <text:p>年度</text:p>
          </table:table-cell>
        </table:table-row>
        <table:table-row table:style-name="ro1">
          <table:table-cell/>
          <table:table-cell table:style-name="ce73" office:value-type="string" calcext:value-type="string">
            <text:p>1人</text:p>
          </table:table-cell>
          <table:table-cell table:style-name="ce73" office:value-type="string" calcext:value-type="string">
            <text:p>8.2m³</text:p>
          </table:table-cell>
          <table:table-cell table:style-name="ce73" office:value-type="string" calcext:value-type="string">
            <text:p>4人</text:p>
          </table:table-cell>
          <table:table-cell table:style-name="ce73" office:value-type="string" calcext:value-type="string">
            <text:p>24.3m³</text:p>
          </table:table-cell>
          <table:table-cell/>
          <table:table-cell table:style-name="Default"/>
          <table:covered-table-cell table:number-columns-repeated="5" table:style-name="ce18"/>
          <table:covered-table-cell table:style-name="ce25"/>
          <table:covered-table-cell table:style-name="ce92"/>
          <table:covered-table-cell table:number-columns-repeated="6" table:style-name="ce18"/>
          <table:covered-table-cell table:style-name="ce25"/>
          <table:covered-table-cell table:style-name="ce92"/>
          <table:covered-table-cell table:number-columns-repeated="7" table:style-name="ce18"/>
          <table:covered-table-cell table:style-name="ce98"/>
        </table:table-row>
        <table:table-row table:style-name="ro1">
          <table:table-cell/>
          <table:table-cell table:style-name="ce73" office:value-type="string" calcext:value-type="string">
            <text:p>2人</text:p>
          </table:table-cell>
          <table:table-cell table:style-name="ce73" office:value-type="string" calcext:value-type="string">
            <text:p>15.9m³</text:p>
          </table:table-cell>
          <table:table-cell table:style-name="ce73" office:value-type="string" calcext:value-type="string">
            <text:p>5人</text:p>
          </table:table-cell>
          <table:table-cell table:style-name="ce73" office:value-type="string" calcext:value-type="string">
            <text:p>28.5m³</text:p>
          </table:table-cell>
          <table:table-cell/>
          <table:table-cell table:style-name="Default"/>
          <table:covered-table-cell table:number-columns-repeated="5" table:style-name="ce19"/>
          <table:covered-table-cell table:style-name="ce21"/>
          <table:covered-table-cell table:style-name="ce28"/>
          <table:covered-table-cell table:number-columns-repeated="6" table:style-name="ce19"/>
          <table:covered-table-cell table:style-name="ce21"/>
          <table:covered-table-cell table:style-name="ce28"/>
          <table:covered-table-cell table:number-columns-repeated="7" table:style-name="ce19"/>
          <table:covered-table-cell table:style-name="ce98"/>
        </table:table-row>
        <table:table-row table:style-name="ro1">
          <table:table-cell/>
          <table:table-cell table:style-name="ce73" office:value-type="string" calcext:value-type="string">
            <text:p>3人</text:p>
          </table:table-cell>
          <table:table-cell table:style-name="ce73" office:value-type="string" calcext:value-type="string">
            <text:p>20.4m³</text:p>
          </table:table-cell>
          <table:table-cell table:style-name="ce73" office:value-type="string" calcext:value-type="string">
            <text:p>6人以上</text:p>
          </table:table-cell>
          <table:table-cell table:style-name="ce73" office:value-type="string" calcext:value-type="string">
            <text:p>33.9m³</text:p>
          </table:table-cell>
          <table:table-cell/>
          <table:table-cell table:style-name="Default"/>
          <table:table-cell table:style-name="ce20" office:value-type="string" calcext:value-type="string" table:number-columns-spanned="2" table:number-rows-spanned="1">
            <text:p>入院</text:p>
          </table:table-cell>
          <table:covered-table-cell table:style-name="ce20"/>
          <table:table-cell table:style-name="ce86" office:value-type="string" calcext:value-type="string" table:number-columns-spanned="2" table:number-rows-spanned="1">
            <text:p>入院外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歯科</text:p>
          </table:table-cell>
          <table:covered-table-cell table:style-name="ce89"/>
          <table:table-cell table:style-name="ce20" office:value-type="string" calcext:value-type="string" table:number-columns-spanned="2" table:number-rows-spanned="1">
            <text:p>平均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入院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入院外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歯科</text:p>
          </table:table-cell>
          <table:covered-table-cell table:style-name="ce89"/>
          <table:table-cell table:style-name="ce20" office:value-type="string" calcext:value-type="string" table:number-columns-spanned="2" table:number-rows-spanned="1">
            <text:p>計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入院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入院外</text:p>
          </table:table-cell>
          <table:covered-table-cell table:style-name="ce89"/>
          <table:table-cell table:style-name="ce94" office:value-type="string" calcext:value-type="string" table:number-columns-spanned="2" table:number-rows-spanned="1">
            <text:p>歯科</text:p>
          </table:table-cell>
          <table:covered-table-cell table:style-name="ce96"/>
          <table:covered-table-cell table:style-name="ce98"/>
        </table:table-row>
        <table:table-row table:style-name="ro1">
          <table:table-cell/>
          <table:table-cell table:style-name="ce15" office:value-type="string" calcext:value-type="string">
            <text:p>東京都水道局平成28年度生活用水実態調査</text:p>
          </table:table-cell>
          <table:table-cell table:style-name="Default"/>
          <table:table-cell table:number-columns-repeated="3"/>
          <table:table-cell table:style-name="Default"/>
          <table:table-cell table:style-name="ce21" office:value-type="string" calcext:value-type="string" table:number-columns-spanned="2" table:number-rows-spanned="2">
            <text:p>Inpatient　care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（調剤を含む） <text:s/>a)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Dental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Average</text:p>
          </table:table-cell>
          <table:covered-table-cell table:style-name="ce25"/>
          <table:table-cell table:style-name="ce21" office:value-type="string" calcext:value-type="string" table:number-columns-spanned="2" table:number-rows-spanned="2">
            <text:p>Inpatient　care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（調剤を含む） <text:s/>a)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Dental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Total</text:p>
          </table:table-cell>
          <table:covered-table-cell table:style-name="ce25"/>
          <table:table-cell table:style-name="ce21" office:value-type="string" calcext:value-type="string" table:number-columns-spanned="2" table:number-rows-spanned="2">
            <text:p>Inpatient　care</text:p>
          </table:table-cell>
          <table:covered-table-cell table:style-name="ce25"/>
          <table:table-cell table:style-name="ce87" office:value-type="string" calcext:value-type="string" table:number-columns-spanned="2" table:number-rows-spanned="2">
            <text:p>（調剤を含む） a）</text:p>
          </table:table-cell>
          <table:covered-table-cell table:style-name="ce25"/>
          <table:table-cell table:style-name="ce28" office:value-type="string" calcext:value-type="string" table:number-columns-spanned="2" table:number-rows-spanned="2">
            <text:p>Dental</text:p>
          </table:table-cell>
          <table:covered-table-cell table:style-name="ce18"/>
          <table:covered-table-cell table:style-name="ce9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covered-table-cell table:style-name="ce19"/>
          <table:covered-table-cell table:style-name="ce21"/>
          <table:covered-table-cell table:style-name="ce28"/>
          <table:covered-table-cell table:style-name="ce21"/>
          <table:covered-table-cell table:style-name="ce28"/>
          <table:covered-table-cell table:style-name="ce21"/>
          <table:covered-table-cell table:style-name="ce28"/>
          <table:covered-table-cell table:style-name="ce21"/>
          <table:covered-table-cell table:style-name="ce19"/>
          <table:covered-table-cell table:style-name="ce21"/>
          <table:covered-table-cell table:style-name="ce28"/>
          <table:covered-table-cell table:style-name="ce21"/>
          <table:covered-table-cell table:style-name="ce28"/>
          <table:covered-table-cell table:style-name="ce21"/>
          <table:covered-table-cell table:style-name="ce28"/>
          <table:covered-table-cell table:style-name="ce21"/>
          <table:covered-table-cell table:style-name="ce19"/>
          <table:covered-table-cell table:style-name="ce21"/>
          <table:covered-table-cell table:style-name="ce28"/>
          <table:covered-table-cell table:style-name="ce21"/>
          <table:covered-table-cell table:style-name="ce28"/>
          <table:covered-table-cell table:style-name="ce19"/>
          <table:covered-table-cell table:style-name="ce99"/>
        </table:table-row>
        <table:table-row table:style-name="ro1">
          <table:table-cell/>
          <table:table-cell office:value-type="string" calcext:value-type="string">
            <text:p><text:a xlink:href="https://www.waterworks.metro.tokyo.jp/faq/qa-14.html#2" xlink:type="simple">https://www.waterworks.metro.tokyo.jp/faq/qa-14.html#2</text:a></text:p>
          </table:table-cell>
          <table:table-cell table:style-name="Default"/>
          <table:table-cell table:number-columns-repeated="3"/>
          <table:table-cell table:style-name="Default"/>
          <table:table-cell table:style-name="ce82" office:value-type="float" office:value="518359" calcext:value-type="float" table:number-columns-spanned="2" table:number-rows-spanned="1">
            <text:p>518,359</text:p>
          </table:table-cell>
          <table:covered-table-cell table:style-name="ce82"/>
          <table:table-cell table:style-name="ce82" office:value-type="float" office:value="17157" calcext:value-type="float" table:number-columns-spanned="2" table:number-rows-spanned="1">
            <text:p>17,157</text:p>
          </table:table-cell>
          <table:covered-table-cell table:style-name="ce82"/>
          <table:table-cell table:style-name="ce82" office:value-type="float" office:value="12153" calcext:value-type="float" table:number-columns-spanned="2" table:number-rows-spanned="1">
            <text:p>12,153</text:p>
          </table:table-cell>
          <table:covered-table-cell table:style-name="ce82"/>
          <table:table-cell table:style-name="ce82" office:value-type="float" office:value="13458" calcext:value-type="float" table:number-columns-spanned="2" table:number-rows-spanned="1">
            <text:p>13,458</text:p>
          </table:table-cell>
          <table:covered-table-cell table:style-name="ce82"/>
          <table:table-cell table:style-name="ce82" office:value-type="float" office:value="56198" calcext:value-type="float" table:number-columns-spanned="2" table:number-rows-spanned="1">
            <text:p>56,198</text:p>
          </table:table-cell>
          <table:covered-table-cell table:style-name="ce82"/>
          <table:table-cell table:style-name="ce82" office:value-type="float" office:value="12009" calcext:value-type="float" table:number-columns-spanned="2" table:number-rows-spanned="1">
            <text:p>12,009</text:p>
          </table:table-cell>
          <table:covered-table-cell table:style-name="ce82"/>
          <table:table-cell table:style-name="ce82" office:value-type="float" office:value="6733" calcext:value-type="float" table:number-columns-spanned="2" table:number-rows-spanned="1">
            <text:p>6,733</text:p>
          </table:table-cell>
          <table:covered-table-cell table:style-name="ce82"/>
          <table:table-cell table:style-name="ce82" office:value-type="float" office:value="15021" calcext:value-type="float" table:number-columns-spanned="2" table:number-rows-spanned="1">
            <text:p>15,021</text:p>
          </table:table-cell>
          <table:covered-table-cell table:style-name="ce82"/>
          <table:table-cell table:style-name="ce82" office:value-type="float" office:value="3838" calcext:value-type="float" table:number-columns-spanned="2" table:number-rows-spanned="1">
            <text:p>3,838</text:p>
          </table:table-cell>
          <table:covered-table-cell table:style-name="ce82"/>
          <table:table-cell table:style-name="ce82" office:value-type="float" office:value="9396" calcext:value-type="float" table:number-columns-spanned="2" table:number-rows-spanned="1">
            <text:p>9,396</text:p>
          </table:table-cell>
          <table:covered-table-cell table:style-name="ce82"/>
          <table:table-cell table:style-name="ce95" office:value-type="float" office:value="1787" calcext:value-type="float" table:number-columns-spanned="2" table:number-rows-spanned="1">
            <text:p>1,787</text:p>
          </table:table-cell>
          <table:covered-table-cell table:style-name="ce95"/>
          <table:table-cell table:style-name="ce100" office:value-type="float" office:value="28" calcext:value-type="float">
            <text:p><text:s/>2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2" office:value-type="float" office:value="525129" calcext:value-type="float" table:number-columns-spanned="2" table:number-rows-spanned="1">
            <text:p>525,129</text:p>
          </table:table-cell>
          <table:covered-table-cell table:style-name="ce82"/>
          <table:table-cell table:style-name="ce82" office:value-type="float" office:value="17368" calcext:value-type="float" table:number-columns-spanned="2" table:number-rows-spanned="1">
            <text:p>17,368</text:p>
          </table:table-cell>
          <table:covered-table-cell table:style-name="ce82"/>
          <table:table-cell table:style-name="ce82" office:value-type="float" office:value="12176" calcext:value-type="float" table:number-columns-spanned="2" table:number-rows-spanned="1">
            <text:p>12,176</text:p>
          </table:table-cell>
          <table:covered-table-cell table:style-name="ce82"/>
          <table:table-cell table:style-name="ce82" office:value-type="float" office:value="13646" calcext:value-type="float" table:number-columns-spanned="2" table:number-rows-spanned="1">
            <text:p>13,646</text:p>
          </table:table-cell>
          <table:covered-table-cell table:style-name="ce82"/>
          <table:table-cell table:style-name="ce82" office:value-type="float" office:value="57257" calcext:value-type="float" table:number-columns-spanned="2" table:number-rows-spanned="1">
            <text:p>57,257</text:p>
          </table:table-cell>
          <table:covered-table-cell table:style-name="ce82"/>
          <table:table-cell table:style-name="ce82" office:value-type="float" office:value="12283" calcext:value-type="float" table:number-columns-spanned="2" table:number-rows-spanned="1">
            <text:p>12,283</text:p>
          </table:table-cell>
          <table:covered-table-cell table:style-name="ce82"/>
          <table:table-cell table:style-name="ce82" office:value-type="float" office:value="6870" calcext:value-type="float" table:number-columns-spanned="2" table:number-rows-spanned="1">
            <text:p>6,870</text:p>
          </table:table-cell>
          <table:covered-table-cell table:style-name="ce82"/>
          <table:table-cell table:style-name="ce82" office:value-type="float" office:value="15723" calcext:value-type="float" table:number-columns-spanned="2" table:number-rows-spanned="1">
            <text:p>15,723</text:p>
          </table:table-cell>
          <table:covered-table-cell table:style-name="ce82"/>
          <table:table-cell table:style-name="ce82" office:value-type="float" office:value="3817" calcext:value-type="float" table:number-columns-spanned="2" table:number-rows-spanned="1">
            <text:p>3,817</text:p>
          </table:table-cell>
          <table:covered-table-cell table:style-name="ce82"/>
          <table:table-cell table:style-name="ce82" office:value-type="float" office:value="10094" calcext:value-type="float" table:number-columns-spanned="2" table:number-rows-spanned="1">
            <text:p>10,094</text:p>
          </table:table-cell>
          <table:covered-table-cell table:style-name="ce82"/>
          <table:table-cell table:style-name="ce82" office:value-type="float" office:value="1812" calcext:value-type="float" table:number-columns-spanned="2" table:number-rows-spanned="1">
            <text:p>1,812</text:p>
          </table:table-cell>
          <table:covered-table-cell table:style-name="ce82"/>
          <table:table-cell table:style-name="ce100" office:value-type="float" office:value="29" calcext:value-type="float">
            <text:p><text:s/>29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3" office:value-type="float" office:value="524302" calcext:value-type="float" table:number-columns-spanned="2" table:number-rows-spanned="1">
            <text:p>524,302</text:p>
          </table:table-cell>
          <table:covered-table-cell table:style-name="ce83"/>
          <table:table-cell table:style-name="ce83" office:value-type="float" office:value="16866" calcext:value-type="float" table:number-columns-spanned="2" table:number-rows-spanned="1">
            <text:p>16,866</text:p>
          </table:table-cell>
          <table:covered-table-cell table:style-name="ce83"/>
          <table:table-cell table:style-name="ce83" office:value-type="float" office:value="11989" calcext:value-type="float" table:number-columns-spanned="2" table:number-rows-spanned="1">
            <text:p>11,989</text:p>
          </table:table-cell>
          <table:covered-table-cell table:style-name="ce83"/>
          <table:table-cell table:style-name="ce83" office:value-type="float" office:value="13583" calcext:value-type="float" table:number-columns-spanned="2" table:number-rows-spanned="1">
            <text:p>13,583</text:p>
          </table:table-cell>
          <table:covered-table-cell table:style-name="ce83"/>
          <table:table-cell table:style-name="ce83" office:value-type="float" office:value="58461" calcext:value-type="float" table:number-columns-spanned="2" table:number-rows-spanned="1">
            <text:p>58,461</text:p>
          </table:table-cell>
          <table:covered-table-cell table:style-name="ce83"/>
          <table:table-cell table:style-name="ce83" office:value-type="float" office:value="12123" calcext:value-type="float" table:number-columns-spanned="2" table:number-rows-spanned="1">
            <text:p>12,123</text:p>
          </table:table-cell>
          <table:covered-table-cell table:style-name="ce83"/>
          <table:table-cell table:style-name="ce83" office:value-type="float" office:value="6989" calcext:value-type="float" table:number-columns-spanned="2" table:number-rows-spanned="1">
            <text:p>6,989</text:p>
          </table:table-cell>
          <table:covered-table-cell table:style-name="ce83"/>
          <table:table-cell table:style-name="ce83" office:value-type="float" office:value="17259" calcext:value-type="float" table:number-columns-spanned="2" table:number-rows-spanned="1">
            <text:p>17,259</text:p>
          </table:table-cell>
          <table:covered-table-cell table:style-name="ce83"/>
          <table:table-cell table:style-name="ce83" office:value-type="float" office:value="4271" calcext:value-type="float" table:number-columns-spanned="2" table:number-rows-spanned="1">
            <text:p>4,271</text:p>
          </table:table-cell>
          <table:covered-table-cell table:style-name="ce83"/>
          <table:table-cell table:style-name="ce83" office:value-type="float" office:value="10903" calcext:value-type="float" table:number-columns-spanned="2" table:number-rows-spanned="1">
            <text:p>10,903</text:p>
          </table:table-cell>
          <table:covered-table-cell table:style-name="ce83"/>
          <table:table-cell table:style-name="ce83" office:value-type="float" office:value="2084" calcext:value-type="float" table:number-columns-spanned="2" table:number-rows-spanned="1">
            <text:p>2,084</text:p>
          </table:table-cell>
          <table:covered-table-cell table:style-name="ce83"/>
          <table:table-cell table:style-name="ce101" office:value-type="float" office:value="30" calcext:value-type="float">
            <text:p><text:s/>30</text:p>
          </table:table-cell>
        </table:table-row>
        <table:table-row table:style-name="ro1">
          <table:table-cell/>
          <table:table-cell table:style-name="ce74" office:value-type="string" calcext:value-type="string">
            <text:p>用途</text:p>
          </table:table-cell>
          <table:table-cell table:style-name="ce74" office:value-type="string" calcext:value-type="string">
            <text:p>使い方</text:p>
          </table:table-cell>
          <table:table-cell table:style-name="ce74" office:value-type="string" calcext:value-type="string">
            <text:p>使用量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洗面・手洗い</text:p>
          </table:table-cell>
          <table:table-cell table:style-name="ce15" office:value-type="string" calcext:value-type="string">
            <text:p>1分間流しっぱなしの場合</text:p>
          </table:table-cell>
          <table:table-cell table:style-name="ce15" office:value-type="string" calcext:value-type="string">
            <text:p>約 12リットル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東京都統計局</text:p>
          </table:table-cell>
          <table:table-cell/>
          <table:table-cell office:value-type="string" calcext:value-type="string">
            <text:p><text:a xlink:href="https://www.toukei.metro.tokyo.lg.jp/tnenkan/tn-index.htm" xlink:type="simple">https://www.toukei.metro.tokyo.lg.jp/tnenkan/tn-index.htm</text:a>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string" calcext:value-type="string">
            <text:p>歯みがき</text:p>
          </table:table-cell>
          <table:table-cell table:style-name="ce15" office:value-type="string" calcext:value-type="string">
            <text:p>30秒間流しっぱなしの場合</text:p>
          </table:table-cell>
          <table:table-cell table:style-name="ce15" office:value-type="string" calcext:value-type="string">
            <text:p>約 6リットル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<text:s/>18 社会保障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食器洗い</text:p>
          </table:table-cell>
          <table:table-cell table:style-name="ce15" office:value-type="string" calcext:value-type="string">
            <text:p>5分間流しっぱなしの場合</text:p>
          </table:table-cell>
          <table:table-cell table:style-name="ce15" office:value-type="string" calcext:value-type="string">
            <text:p>約 60リットル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洗　車</text:p>
          </table:table-cell>
          <table:table-cell table:style-name="ce15" office:value-type="string" calcext:value-type="string">
            <text:p>流しっぱなしの場合</text:p>
          </table:table-cell>
          <table:table-cell table:style-name="ce15" office:value-type="string" calcext:value-type="string">
            <text:p>約 90リットル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シャワー</text:p>
          </table:table-cell>
          <table:table-cell table:style-name="ce15" office:value-type="string" calcext:value-type="string">
            <text:p>3分間流しっぱなしの場合</text:p>
          </table:table-cell>
          <table:table-cell table:style-name="ce15" office:value-type="string" calcext:value-type="string">
            <text:p>約 36リットル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13ミリメートルの胴長水栓で水圧0.1メガパスカル、ハンドル開度が90度の場合、1分間に約12リットルの水が流れます。</text:p>
          </table:table-cell>
          <table:covered-table-cell table:number-columns-repeated="2" table:style-name="ce76"/>
          <table:table-cell table:number-columns-repeated="2"/>
          <table:table-cell table:style-name="Default"/>
          <table:table-cell table:number-columns-repeated="2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厚生省　医療費　基礎資料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a xlink:href="https://www.mhlw.go.jp/stf/seisakunitsuite/bunya/iryouhoken/database/zenpan/kiso.html" xlink:type="simple">https://www.mhlw.go.jp/stf/seisakunitsuite/bunya/iryouhoken/database/zenpan/kiso.html</text:a></text:p>
          </table:table-cell>
          <table:table-cell table:number-columns-repeated="28"/>
        </table:table-row>
        <table:table-row table:style-name="ro1">
          <table:table-cell/>
          <table:table-cell table:style-name="ce68" office:value-type="string" calcext:value-type="string">
            <text:p>年齢階級別 １人当たり患者負担</text:p>
          </table:table-cell>
          <table:table-cell table:style-name="Default"/>
          <table:table-cell/>
          <table:table-cell office:value-type="string" calcext:value-type="string">
            <text:p>平成29年度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年齢</text:p>
          </table:table-cell>
          <table:table-cell office:value-type="string" calcext:value-type="string">
            <text:p>千円</text:p>
          </table:table-cell>
          <table:table-cell/>
          <table:table-cell office:value-type="string" calcext:value-type="string">
            <text:p>入院日数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50-54</text:p>
          </table:table-cell>
          <table:table-cell office:value-type="string" calcext:value-type="string">
            <text:p>59k</text:p>
          </table:table-cell>
          <table:table-cell/>
          <table:table-cell office:value-type="string" calcext:value-type="string">
            <text:p>1件あたり入院14日以上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55-59</text:p>
          </table:table-cell>
          <table:table-cell office:value-type="string" calcext:value-type="string">
            <text:p>62k</text:p>
          </table:table-cell>
          <table:table-cell/>
          <table:table-cell office:value-type="string" calcext:value-type="string">
            <text:p>１日あたり4.2K円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60-64</text:p>
          </table:table-cell>
          <table:table-cell office:value-type="string" calcext:value-type="string">
            <text:p>76k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65-69</text:p>
          </table:table-cell>
          <table:table-cell office:value-type="string" calcext:value-type="string">
            <text:p>89k</text:p>
          </table:table-cell>
          <table:table-cell/>
          <table:table-cell office:value-type="string" calcext:value-type="string">
            <text:p>1人あたり入院30日以上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70-74</text:p>
          </table:table-cell>
          <table:table-cell office:value-type="string" calcext:value-type="string">
            <text:p>71k</text:p>
          </table:table-cell>
          <table:table-cell/>
          <table:table-cell office:value-type="string" calcext:value-type="string">
            <text:p>医療費110万以上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75-79</text:p>
          </table:table-cell>
          <table:table-cell office:value-type="string" calcext:value-type="string">
            <text:p>64k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80-85</text:p>
          </table:table-cell>
          <table:table-cell office:value-type="string" calcext:value-type="string">
            <text:p>74k</text:p>
          </table:table-cell>
          <table:table-cell/>
          <table:table-cell office:value-type="string" calcext:value-type="string">
            <text:p>入院外1件あたり2日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85-90</text:p>
          </table:table-cell>
          <table:table-cell office:value-type="string" calcext:value-type="string">
            <text:p>82k</text:p>
          </table:table-cell>
          <table:table-cell/>
          <table:table-cell office:value-type="string" calcext:value-type="string">
            <text:p>１日あたり1.5k円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以下略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生涯医療費</text:p>
          </table:table-cell>
          <table:table-cell office:value-type="string" calcext:value-type="string">
            <text:p>2700万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生涯医療費 男</text:p>
          </table:table-cell>
          <table:table-cell office:value-type="string" calcext:value-type="string">
            <text:p>万円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0-54</text:p>
          </table:table-cell>
          <table:table-cell office:value-type="float" office:value="124" calcext:value-type="float">
            <text:p>124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5-59</text:p>
          </table:table-cell>
          <table:table-cell office:value-type="float" office:value="160" calcext:value-type="float">
            <text:p>16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60-64</text:p>
          </table:table-cell>
          <table:table-cell office:value-type="float" office:value="200" calcext:value-type="float">
            <text:p>2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65-69</text:p>
          </table:table-cell>
          <table:table-cell office:value-type="float" office:value="244" calcext:value-type="float">
            <text:p>244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70-74</text:p>
          </table:table-cell>
          <table:table-cell office:value-type="float" office:value="285" calcext:value-type="float">
            <text:p>285</text:p>
          </table:table-cell>
          <table:table-cell table:number-columns-repeated="11"/>
          <table:table-cell table:style-name="ce68"/>
          <table:table-cell table:number-columns-repeated="15"/>
        </table:table-row>
        <table:table-row table:style-name="ro1">
          <table:table-cell/>
          <table:table-cell office:value-type="string" calcext:value-type="string">
            <text:p>75-79</text:p>
          </table:table-cell>
          <table:table-cell office:value-type="float" office:value="304" calcext:value-type="float">
            <text:p>304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80-85</text:p>
          </table:table-cell>
          <table:table-cell office:value-type="float" office:value="286" calcext:value-type="float">
            <text:p>286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85-90</text:p>
          </table:table-cell>
          <table:table-cell office:value-type="float" office:value="216" calcext:value-type="float">
            <text:p>216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以下略</text:p>
          </table:table-cell>
          <table:table-cell table:number-columns-repeated="28"/>
        </table:table-row>
      </table:table>
      <table:table table:name="支出予想" table:style-name="ta1">
        <table:table-column table:style-name="co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年間支出予想</text:p>
          </table:table-cell>
          <table:table-cell table:number-columns-repeated="4"/>
        </table:table-row>
        <table:table-row table:style-name="ro1">
          <table:table-cell/>
          <table:table-cell table:formula="of:=200000*12+500000" office:value-type="float" office:value="2900000" calcext:value-type="float">
            <text:p>2900000</text:p>
          </table:table-cell>
          <table:table-cell office:value-type="string" calcext:value-type="string">
            <text:p>約300万程度を予想 60-80歳として6千万 90歳として9千万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月20万はみたい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/>
          <table:table-cell table:formula="of:=SUM([.D7:.D27])" office:value-type="float" office:value="176500" calcext:value-type="float">
            <text:p>176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食費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統計局4万　エンゲル係数東京31% 日2kとして6万</text:p>
          </table:table-cell>
        </table:table-row>
        <table:table-row table:style-name="ro1">
          <table:table-cell/>
          <table:table-cell office:value-type="string" calcext:value-type="string">
            <text:p>住居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固定資産24万 増加の可能性高</text:p>
          </table:table-cell>
        </table:table-row>
        <table:table-row table:style-name="ro1">
          <table:table-cell/>
          <table:table-cell office:value-type="string" calcext:value-type="string">
            <text:p>水道光熱</text:p>
          </table:table-cell>
          <table:table-cell table:number-columns-repeated="2"/>
          <table:table-cell office:value-type="string" calcext:value-type="string">
            <text:p>夏冬の増加を考慮すると1.2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電気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00-200k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ガス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5-30m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水道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意外と安い</text:p>
          </table:table-cell>
        </table:table-row>
        <table:table-row table:style-name="ro1">
          <table:table-cell/>
          <table:table-cell office:value-type="string" calcext:value-type="string">
            <text:p>家具家庭用品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被服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保険医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医療費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回医者に世話になれば1万程度すぐ。常備薬など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火災保険など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交通通信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L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T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K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00以上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交通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教育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娯楽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string" calcext:value-type="string">
            <text:p>ジムとか旅行とか行けばUP</text:p>
          </table:table-cell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税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保険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string" calcext:value-type="string">
            <text:p>健康保険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年間で予備費が必要 50万程度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住宅外壁積立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設備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string" calcext:value-type="string">
            <text:p>住宅や家電家具製品、IT機器など</text:p>
          </table:table-cell>
        </table:table-row>
        <table:table-row table:style-name="ro1">
          <table:table-cell/>
          <table:table-cell office:value-type="string" calcext:value-type="string">
            <text:p>医療費</text:p>
          </table:table-cell>
          <table:table-cell/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リスク要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医療費の発生</text:p>
          </table:table-cell>
          <table:table-cell/>
          <table:table-cell office:value-type="string" calcext:value-type="string">
            <text:p>入院150万　障害医療費3千万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医療費の負担割合増加3割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消費税15-2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日本の財政金融の脆弱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災害</text:p>
          </table:table-cell>
          <table:table-cell table:number-columns-repeated="3"/>
        </table:table-row>
      </table:table>
      <table:table table:name="貯蓄" table:style-name="ta1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 table:formula="of:=[.C3]+[.C11]+[.C16]" office:value-type="float" office:value="10770" calcext:value-type="float">
            <text:p>10770</text:p>
          </table:table-cell>
        </table:table-row>
        <table:table-row table:style-name="ro1">
          <table:table-cell table:number-columns-repeated="2"/>
          <table:table-cell table:formula="of:=SUM([.C4:.C9])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string" calcext:value-type="string">
            <text:p>郵便局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セブン銀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SBI銀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新生銀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都民銀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UFJ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2:.C14])" office:value-type="float" office:value="6050" calcext:value-type="float">
            <text:p>6050</text:p>
          </table:table-cell>
        </table:table-row>
        <table:table-row table:style-name="ro1">
          <table:table-cell/>
          <table:table-cell office:value-type="string" calcext:value-type="string">
            <text:p>みずほ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三井住友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string" calcext:value-type="string">
            <text:p>たましん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7:.C18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野村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日興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税計算" table:style-name="ta1">
        <table:table-column table:style-name="co4" table:default-cell-style-name="Default"/>
        <table:table-column table:style-name="co24" table:default-cell-style-name="Default"/>
        <table:table-column table:style-name="co4" table:default-cell-style-name="ce64"/>
        <table:table-column table:style-name="co4" table:default-cell-style-name="ce41"/>
        <table:table-column table:style-name="co4" table:number-columns-repeated="2" table:default-cell-style-name="ce64"/>
        <table:table-column table:style-name="co4" table:default-cell-style-name="ce66"/>
        <table:table-column table:style-name="co4" table:number-columns-repeated="3" table:default-cell-style-name="ce65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019" calcext:value-type="float">
            <text:p>2,019</text:p>
          </table:table-cell>
          <table:table-cell/>
          <table:table-cell office:value-type="string" calcext:value-type="string">
            <text:p>2020予測計算</text:p>
          </table:table-cell>
          <table:table-cell table:number-columns-repeated="3"/>
          <table:table-cell office:value-type="string" calcext:value-type="string">
            <text:p>給与表から</text:p>
          </table:table-cell>
          <table:table-cell office:value-type="string" calcext:value-type="string">
            <text:p>生保満期年</text:p>
          </table:table-cell>
          <table:table-cell/>
        </table:table-row>
        <table:table-row table:style-name="ro1">
          <table:table-cell office:value-type="string" calcext:value-type="string">
            <text:p>給与</text:p>
          </table:table-cell>
          <table:table-cell table:number-columns-repeated="7"/>
          <table:table-cell table:style-name="ce64" office:value-type="string" calcext:value-type="string">
            <text:p>^2020</text:p>
          </table:table-cell>
          <table:table-cell table:style-name="ce64" office:value-type="string" calcext:value-type="string">
            <text:p>^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本給+職能給</text:p>
          </table:table-cell>
          <table:table-cell table:formula="of:=111550+205300" office:value-type="float" office:value="316850" calcext:value-type="float">
            <text:p>316,850</text:p>
          </table:table-cell>
          <table:table-cell/>
          <table:table-cell office:value-type="float" office:value="320650" calcext:value-type="float">
            <text:p>320,650</text:p>
          </table:table-cell>
          <table:table-cell table:formula="of:=[.E4]*12" office:value-type="float" office:value="3847800" calcext:value-type="float">
            <text:p>3,847,8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補助費</text:p>
          </table:table-cell>
          <table:table-cell table:formula="of:=10000+1800" office:value-type="float" office:value="11800" calcext:value-type="float">
            <text:p>11,800</text:p>
          </table:table-cell>
          <table:table-cell/>
          <table:table-cell table:formula="of:=10000+1800+2500" office:value-type="float" office:value="14300" calcext:value-type="float">
            <text:p>14,300</text:p>
          </table:table-cell>
          <table:table-cell table:formula="of:=[.E5]*12" office:value-type="float" office:value="171600" calcext:value-type="float">
            <text:p>171,600</text:p>
          </table:table-cell>
          <table:table-cell office:value-type="string" calcext:value-type="string">
            <text:p>住宅+交通+扶養</text:p>
          </table:table-cell>
          <table:table-cell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給与</text:p>
          </table:table-cell>
          <table:table-cell table:formula="of:=SUM([.C4:.C5])" office:value-type="float" office:value="328650" calcext:value-type="float">
            <text:p>328,650</text:p>
          </table:table-cell>
          <table:table-cell/>
          <table:table-cell table:formula="of:=SUM([.E4:.E5])" office:value-type="float" office:value="334950" calcext:value-type="float">
            <text:p>334,950</text:p>
          </table:table-cell>
          <table:table-cell table:formula="of:=[.E6]*12" office:value-type="float" office:value="4019400" calcext:value-type="float">
            <text:p>4,019,4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標準月額</text:p>
          </table:table-cell>
          <table:table-cell table:number-columns-repeated="2"/>
          <table:table-cell office:value-type="float" office:value="320000" calcext:value-type="float">
            <text:p>32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健康保険</text:p>
          </table:table-cell>
          <table:table-cell table:number-columns-repeated="2"/>
          <table:table-cell table:formula="of:=[.E8]*11.66/100/2" office:value-type="float" office:value="18656" calcext:value-type="float">
            <text:p>18,656</text:p>
          </table:table-cell>
          <table:table-cell table:formula="of:=[.E9]*12" office:value-type="float" office:value="223872" calcext:value-type="float">
            <text:p>223,872</text:p>
          </table:table-cell>
          <table:table-cell office:value-type="string" calcext:value-type="string">
            <text:p>標準11.66%折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厚生年金</text:p>
          </table:table-cell>
          <table:table-cell table:number-columns-repeated="2"/>
          <table:table-cell table:formula="of:=[.E8]*18.3/100/2" office:value-type="float" office:value="29280" calcext:value-type="float">
            <text:p>29,280</text:p>
          </table:table-cell>
          <table:table-cell table:formula="of:=[.E10]*12" office:value-type="float" office:value="351360" calcext:value-type="float">
            <text:p>351,360</text:p>
          </table:table-cell>
          <table:table-cell office:value-type="string" calcext:value-type="string">
            <text:p>標準18.30%折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雇用保険</text:p>
          </table:table-cell>
          <table:table-cell table:number-columns-repeated="2"/>
          <table:table-cell table:formula="of:=[.E6]*3/1000" office:value-type="float" office:value="1004.85" calcext:value-type="float">
            <text:p>1,005</text:p>
          </table:table-cell>
          <table:table-cell table:formula="of:=[.E11]*12" office:value-type="float" office:value="12058.2" calcext:value-type="float">
            <text:p>12,058</text:p>
          </table:table-cell>
          <table:table-cell office:value-type="string" calcext:value-type="string">
            <text:p>0.3%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社会保険</text:p>
          </table:table-cell>
          <table:table-cell table:number-columns-repeated="2"/>
          <table:table-cell table:formula="of:=SUM([.E9:.E11])" office:value-type="float" office:value="48940.85" calcext:value-type="float">
            <text:p>48,941</text:p>
          </table:table-cell>
          <table:table-cell table:formula="of:=[.E12]*12" office:value-type="float" office:value="587290.2" calcext:value-type="float">
            <text:p>587,2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個人生保</text:p>
          </table:table-cell>
          <table:table-cell table:number-columns-repeated="2"/>
          <table:table-cell office:value-type="float" office:value="8155" calcext:value-type="float">
            <text:p>8,155</text:p>
          </table:table-cell>
          <table:table-cell table:formula="of:=[.E13]*12" office:value-type="float" office:value="97860" calcext:value-type="float">
            <text:p>97,8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団体生保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E14]*12" office:value-type="float" office:value="1800" calcext:value-type="float">
            <text:p>1,800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生保</text:p>
          </table:table-cell>
          <table:table-cell table:number-columns-repeated="2"/>
          <table:table-cell table:formula="of:=SUM([.E13:.E14])" office:value-type="float" office:value="8305" calcext:value-type="float">
            <text:p>8,305</text:p>
          </table:table-cell>
          <table:table-cell table:formula="of:=[.E15]*12" office:value-type="float" office:value="99660" calcext:value-type="float">
            <text:p>99,660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個人年金</text:p>
          </table:table-cell>
          <table:table-cell table:number-columns-repeated="2"/>
          <table:table-cell office:value-type="float" office:value="8388" calcext:value-type="float">
            <text:p>8,388</text:p>
          </table:table-cell>
          <table:table-cell table:formula="of:=[.E16]*12" office:value-type="float" office:value="100656" calcext:value-type="float">
            <text:p>100,656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小規模共済</text:p>
          </table:table-cell>
          <table:table-cell table:number-columns-repeated="2"/>
          <table:table-cell office:value-type="float" office:value="5000" calcext:value-type="float">
            <text:p>5,000</text:p>
          </table:table-cell>
          <table:table-cell table:formula="of:=[.E17]*12" office:value-type="float" office:value="60000" calcext:value-type="float">
            <text:p>60,0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賞与</text:p>
          </table:table-cell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賞与</text:p>
          </table:table-cell>
          <table:table-cell table:number-columns-repeated="2"/>
          <table:table-cell office:value-type="float" office:value="650000" calcext:value-type="float">
            <text:p>650,000</text:p>
          </table:table-cell>
          <table:table-cell table:formula="of:=[.E20]*2" office:value-type="float" office:value="1300000" calcext:value-type="float">
            <text:p>1,300,0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健康保険</text:p>
          </table:table-cell>
          <table:table-cell table:number-columns-repeated="2"/>
          <table:table-cell table:formula="of:=[.E20]*4.41/100" office:value-type="float" office:value="28665" calcext:value-type="float">
            <text:p>28,665</text:p>
          </table:table-cell>
          <table:table-cell table:formula="of:=[.E22]*2" office:value-type="float" office:value="57330" calcext:value-type="float">
            <text:p>57,330</text:p>
          </table:table-cell>
          <table:table-cell office:value-type="string" calcext:value-type="string">
            <text:p>4.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厚生年金</text:p>
          </table:table-cell>
          <table:table-cell table:number-columns-repeated="2"/>
          <table:table-cell table:formula="of:=[.E20]*9.11/100" office:value-type="float" office:value="59215" calcext:value-type="float">
            <text:p>59,215</text:p>
          </table:table-cell>
          <table:table-cell table:formula="of:=[.E23]*2" office:value-type="float" office:value="118430" calcext:value-type="float">
            <text:p>118,430</text:p>
          </table:table-cell>
          <table:table-cell office:value-type="string" calcext:value-type="string">
            <text:p>9.1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雇用保険</text:p>
          </table:table-cell>
          <table:table-cell table:number-columns-repeated="2"/>
          <table:table-cell table:formula="of:=[.E20]*3/1000" office:value-type="float" office:value="1950" calcext:value-type="float">
            <text:p>1,950</text:p>
          </table:table-cell>
          <table:table-cell table:formula="of:=[.E24]*2" office:value-type="float" office:value="3900" calcext:value-type="float">
            <text:p>3,900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社会保険</text:p>
          </table:table-cell>
          <table:table-cell table:number-columns-repeated="2"/>
          <table:table-cell table:formula="of:=SUM([.E22:.E24])" office:value-type="float" office:value="89830" calcext:value-type="float">
            <text:p>89,830</text:p>
          </table:table-cell>
          <table:table-cell table:formula="of:=[.E25]*2" office:value-type="float" office:value="179660" calcext:value-type="float">
            <text:p>179,660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(団体)生保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99750-[.F15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6" office:value-type="string" calcext:value-type="string">
            <text:p>給与収入</text:p>
          </table:table-cell>
          <table:table-cell table:formula="of:=[.C6]" office:value-type="float" office:value="328650" calcext:value-type="float">
            <text:p>328,650</text:p>
          </table:table-cell>
          <table:table-cell/>
          <table:table-cell table:formula="of:=[.E6]+[.E20]" office:value-type="float" office:value="984950" calcext:value-type="float">
            <text:p>984,950</text:p>
          </table:table-cell>
          <table:table-cell table:formula="of:=[.F6]+[.F20]" office:value-type="float" office:value="5319400" calcext:value-type="float">
            <text:p>5,319,400</text:p>
          </table:table-cell>
          <table:table-cell table:number-columns-repeated="2"/>
          <table:table-cell office:value-type="float" office:value="5428519" calcext:value-type="float">
            <text:p>5,428,519</text:p>
          </table:table-cell>
          <table:table-cell office:value-type="float" office:value="5417000" calcext:value-type="float">
            <text:p>5,417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社会保険</text:p>
          </table:table-cell>
          <table:table-cell office:value-type="float" office:value="728824" calcext:value-type="float">
            <text:p>728,824</text:p>
          </table:table-cell>
          <table:table-cell/>
          <table:table-cell table:formula="of:=[.E25]+[.E12]" office:value-type="float" office:value="138770.85" calcext:value-type="float">
            <text:p>138,771</text:p>
          </table:table-cell>
          <table:table-cell table:formula="of:=[.F25]+[.F12]" office:value-type="float" office:value="766950.2" calcext:value-type="float">
            <text:p>766,950</text:p>
          </table:table-cell>
          <table:table-cell table:number-columns-repeated="2"/>
          <table:table-cell table:style-name="ce64" office:value-type="float" office:value="724572" calcext:value-type="float">
            <text:p>724,572</text:p>
          </table:table-cell>
          <table:table-cell table:style-name="ce64" office:value-type="float" office:value="724000" calcext:value-type="float">
            <text:p>724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生保</text:p>
          </table:table-cell>
          <table:table-cell office:value-type="float" office:value="99750" calcext:value-type="float">
            <text:p>99,750</text:p>
          </table:table-cell>
          <table:table-cell/>
          <table:table-cell table:formula="of:=[.E26]+[.E15]" office:value-type="float" office:value="8350" calcext:value-type="float">
            <text:p>8,350</text:p>
          </table:table-cell>
          <table:table-cell table:formula="of:=[.F26]+[.F15]" office:value-type="float" office:value="99750" calcext:value-type="float">
            <text:p>99,750</text:p>
          </table:table-cell>
          <table:table-cell table:number-columns-repeated="2"/>
          <table:table-cell table:number-columns-repeated="2" table:style-name="ce64" office:value-type="float" office:value="99750" calcext:value-type="float">
            <text:p>99,75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個人年金</text:p>
          </table:table-cell>
          <table:table-cell office:value-type="float" office:value="100656" calcext:value-type="float">
            <text:p>100,656</text:p>
          </table:table-cell>
          <table:table-cell/>
          <table:table-cell table:formula="of:=[.E16]" office:value-type="float" office:value="8388" calcext:value-type="float">
            <text:p>8,388</text:p>
          </table:table-cell>
          <table:table-cell table:formula="of:=[.F16]" office:value-type="float" office:value="100656" calcext:value-type="float">
            <text:p>100,656</text:p>
          </table:table-cell>
          <table:table-cell table:number-columns-repeated="2"/>
          <table:table-cell table:number-columns-repeated="2" table:style-name="ce64" office:value-type="float" office:value="100656" calcext:value-type="float">
            <text:p>100,656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小規模共済</text:p>
          </table:table-cell>
          <table:table-cell office:value-type="float" office:value="60000" calcext:value-type="float">
            <text:p>60,000</text:p>
          </table:table-cell>
          <table:table-cell/>
          <table:table-cell table:formula="of:=[.E17]" office:value-type="float" office:value="5000" calcext:value-type="float">
            <text:p>5,000</text:p>
          </table:table-cell>
          <table:table-cell table:formula="of:=[.F17]" office:value-type="float" office:value="60000" calcext:value-type="float">
            <text:p>60,000</text:p>
          </table:table-cell>
          <table:table-cell table:number-columns-repeated="2"/>
          <table:table-cell table:number-columns-repeated="2" table:style-name="ce64" office:value-type="float" office:value="60000" calcext:value-type="float">
            <text:p>60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ふるさと寄付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,000</text:p>
          </table:table-cell>
          <table:table-cell table:formula="of:=[.E33]" office:value-type="float" office:value="50000" calcext:value-type="float">
            <text:p>50,000</text:p>
          </table:table-cell>
          <table:table-cell table:number-columns-repeated="2"/>
          <table:table-cell table:number-columns-repeated="2" table:style-name="ce64" office:value-type="float" office:value="50000" calcext:value-type="float">
            <text:p>50,00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 office:value-type="string" calcext:value-type="string">
            <text:p>その他収入</text:p>
          </table:table-cell>
          <table:table-cell table:number-columns-repeated="7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事業所得</text:p>
          </table:table-cell>
          <table:table-cell office:value-type="float" office:value="82045" calcext:value-type="float">
            <text:p>82,045</text:p>
          </table:table-cell>
          <table:table-cell table:number-columns-repeated="2"/>
          <table:table-cell office:value-type="float" office:value="80000" calcext:value-type="float">
            <text:p>80,000</text:p>
          </table:table-cell>
          <table:table-cell table:number-columns-repeated="2"/>
          <table:table-cell table:number-columns-repeated="2" table:style-name="ce64" office:value-type="float" office:value="80000" calcext:value-type="float">
            <text:p>8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時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雑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 office:value-type="string" calcext:value-type="string">
            <text:p>所得税</text:p>
          </table:table-cell>
          <table:table-cell table:number-columns-repeated="3"/>
          <table:table-cell table:style-name="Default"/>
          <table:table-cell table:number-columns-repeated="3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給与収入</text:p>
          </table:table-cell>
          <table:table-cell table:formula="of:=[.C28]" office:value-type="float" office:value="328650" calcext:value-type="float">
            <text:p>328,650</text:p>
          </table:table-cell>
          <table:table-cell/>
          <table:table-cell table:style-name="ce65"/>
          <table:table-cell table:formula="of:=[.F28]" office:value-type="float" office:value="5319400" calcext:value-type="float">
            <text:p>5,319,400</text:p>
          </table:table-cell>
          <table:table-cell table:number-columns-repeated="2"/>
          <table:table-cell table:style-name="ce64" table:formula="of:=[.I28]" office:value-type="float" office:value="5428519" calcext:value-type="float">
            <text:p>5,428,519</text:p>
          </table:table-cell>
          <table:table-cell table:style-name="ce64" table:formula="of:=[.J28]" office:value-type="float" office:value="5417000" calcext:value-type="float">
            <text:p>5,417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給与所得控除後</text:p>
          </table:table-cell>
          <table:table-cell office:value-type="float" office:value="3732000" calcext:value-type="float">
            <text:p>3,732,000</text:p>
          </table:table-cell>
          <table:table-cell/>
          <table:table-cell table:style-name="ce65"/>
          <table:table-cell table:formula="of:=[.F41]-([.F41]*0.2)-440000" office:value-type="float" office:value="3815520" calcext:value-type="float">
            <text:p>3,815,520</text:p>
          </table:table-cell>
          <table:table-cell table:style-name="ce64" office:value-type="string" calcext:value-type="string">
            <text:p>20% 44万</text:p>
          </table:table-cell>
          <table:table-cell/>
          <table:table-cell table:style-name="ce64" table:formula="of:=[.I41]-([.I41]*0.2)-440000" office:value-type="float" office:value="3902815.2" calcext:value-type="float">
            <text:p>3,902,815</text:p>
          </table:table-cell>
          <table:table-cell table:style-name="ce64" table:formula="of:=[.J41]-([.J41]*0.2)-440000" office:value-type="float" office:value="3893600" calcext:value-type="float">
            <text:p>3,893,600</text:p>
          </table:table-cell>
          <table:table-cell/>
        </table:table-row>
        <table:table-row table:style-name="ro1">
          <table:table-cell table:number-columns-repeated="4"/>
          <table:table-cell table:style-name="ce65"/>
          <table:table-cell table:number-columns-repeated="3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基礎控除</text:p>
          </table:table-cell>
          <table:table-cell table:style-name="ce65" office:value-type="float" office:value="380000" calcext:value-type="float">
            <text:p>380,000</text:p>
          </table:table-cell>
          <table:table-cell/>
          <table:table-cell table:style-name="ce65"/>
          <table:table-cell table:style-name="ce65" office:value-type="float" office:value="480000" calcext:value-type="float">
            <text:p>480,000</text:p>
          </table:table-cell>
          <table:table-cell table:number-columns-repeated="2"/>
          <table:table-cell table:number-columns-repeated="2" office:value-type="float" office:value="480000" calcext:value-type="float">
            <text:p>48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社会保険</text:p>
          </table:table-cell>
          <table:table-cell office:value-type="float" office:value="728824" calcext:value-type="float">
            <text:p>728,824</text:p>
          </table:table-cell>
          <table:table-cell/>
          <table:table-cell table:style-name="ce65"/>
          <table:table-cell table:formula="of:=[.F29]" office:value-type="float" office:value="766950.2" calcext:value-type="float">
            <text:p>766,950</text:p>
          </table:table-cell>
          <table:table-cell table:number-columns-repeated="2"/>
          <table:table-cell table:style-name="ce64" table:formula="of:=[.I29]" office:value-type="float" office:value="724572" calcext:value-type="float">
            <text:p>724,572</text:p>
          </table:table-cell>
          <table:table-cell table:style-name="ce64" table:formula="of:=[.J29]" office:value-type="float" office:value="724000" calcext:value-type="float">
            <text:p>724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小規模共済</text:p>
          </table:table-cell>
          <table:table-cell office:value-type="float" office:value="60000" calcext:value-type="float">
            <text:p>60,000</text:p>
          </table:table-cell>
          <table:table-cell table:number-columns-repeated="2"/>
          <table:table-cell table:formula="of:=[.F32]" office:value-type="float" office:value="60000" calcext:value-type="float">
            <text:p>60,000</text:p>
          </table:table-cell>
          <table:table-cell table:number-columns-repeated="2"/>
          <table:table-cell table:number-columns-repeated="2" table:style-name="ce64" office:value-type="float" office:value="60000" calcext:value-type="float">
            <text:p>6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生保</text:p>
          </table:table-cell>
          <table:table-cell office:value-type="float" office:value="49938" calcext:value-type="float">
            <text:p>49,938</text:p>
          </table:table-cell>
          <table:table-cell table:number-columns-repeated="2"/>
          <table:table-cell office:value-type="float" office:value="50000" calcext:value-type="float">
            <text:p>50,000</text:p>
          </table:table-cell>
          <table:table-cell table:number-columns-repeated="2"/>
          <table:table-cell table:style-name="ce64" office:value-type="float" office:value="50000" calcext:value-type="float">
            <text:p>50,000</text:p>
          </table:table-cell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5/12ヶ月あり?</text:p>
          </table:table-cell>
        </table:table-row>
        <table:table-row table:style-name="ro1">
          <table:table-cell/>
          <table:table-cell office:value-type="string" calcext:value-type="string">
            <text:p>個人年金</text:p>
          </table:table-cell>
          <table:table-cell office:value-type="float" office:value="50000" calcext:value-type="float">
            <text:p>50,000</text:p>
          </table:table-cell>
          <table:table-cell table:number-columns-repeated="2"/>
          <table:table-cell office:value-type="float" office:value="50000" calcext:value-type="float">
            <text:p>50,000</text:p>
          </table:table-cell>
          <table:table-cell table:number-columns-repeated="2"/>
          <table:table-cell table:number-columns-repeated="2" table:style-name="ce64" office:value-type="float" office:value="50000" calcext:value-type="float">
            <text:p>5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地震保険</text:p>
          </table:table-cell>
          <table:table-cell office:value-type="float" office:value="22141" calcext:value-type="float">
            <text:p>22,141</text:p>
          </table:table-cell>
          <table:table-cell table:number-columns-repeated="2"/>
          <table:table-cell office:value-type="float" office:value="22141" calcext:value-type="float">
            <text:p>22,141</text:p>
          </table:table-cell>
          <table:table-cell table:number-columns-repeated="2"/>
          <table:table-cell table:number-columns-repeated="2" table:style-name="ce64" office:value-type="float" office:value="22141" calcext:value-type="float">
            <text:p>22,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扶養控除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0000" calcext:value-type="float">
            <text:p>580,000</text:p>
          </table:table-cell>
          <table:table-cell table:number-columns-repeated="2"/>
          <table:table-cell table:number-columns-repeated="2" table:style-name="ce64" office:value-type="float" office:value="580000" calcext:value-type="float">
            <text:p>58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ふるさと納税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F33]-2000)*0.1" office:value-type="float" office:value="4800" calcext:value-type="float">
            <text:p>4,800</text:p>
          </table:table-cell>
          <table:table-cell office:value-type="string" calcext:value-type="string">
            <text:p>10%</text:p>
          </table:table-cell>
          <table:table-cell/>
          <table:table-cell table:style-name="ce64" table:formula="of:=([.I33]-2000)*0.1" office:value-type="float" office:value="4800" calcext:value-type="float">
            <text:p>4,800</text:p>
          </table:table-cell>
          <table:table-cell table:style-name="ce64" table:formula="of:=([.J33]-2000)*0.1" office:value-type="float" office:value="4800" calcext:value-type="float">
            <text:p>4,8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控除</text:p>
          </table:table-cell>
          <table:table-cell table:formula="of:=SUM([.C44:.C50])" office:value-type="float" office:value="1290903" calcext:value-type="float">
            <text:p>1,290,903</text:p>
          </table:table-cell>
          <table:table-cell table:number-columns-repeated="2"/>
          <table:table-cell table:formula="of:=SUM([.F44:.F50])" office:value-type="float" office:value="2009091.2" calcext:value-type="float">
            <text:p>2,009,091</text:p>
          </table:table-cell>
          <table:table-cell table:number-columns-repeated="2"/>
          <table:table-cell table:style-name="ce64" table:formula="of:=SUM([.I44:.I50])" office:value-type="float" office:value="1966713" calcext:value-type="float">
            <text:p>1,966,713</text:p>
          </table:table-cell>
          <table:table-cell table:style-name="ce64" table:formula="of:=SUM([.J44:.J50])" office:value-type="float" office:value="1916141" calcext:value-type="float">
            <text:p>1,916,141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給与所得</text:p>
          </table:table-cell>
          <table:table-cell table:formula="of:=[.C42]-[.C52]" office:value-type="float" office:value="2441097" calcext:value-type="float">
            <text:p>2,441,097</text:p>
          </table:table-cell>
          <table:table-cell table:number-columns-repeated="2"/>
          <table:table-cell table:formula="of:=[.F42]-[.F52]" office:value-type="float" office:value="1806428.8" calcext:value-type="float">
            <text:p>1,806,429</text:p>
          </table:table-cell>
          <table:table-cell table:number-columns-repeated="2"/>
          <table:table-cell table:style-name="ce64" table:formula="of:=[.I42]-[.I52]" office:value-type="float" office:value="1936102.2" calcext:value-type="float">
            <text:p>1,936,102</text:p>
          </table:table-cell>
          <table:table-cell table:style-name="ce64" table:formula="of:=[.J42]-[.J52]" office:value-type="float" office:value="1977459" calcext:value-type="float">
            <text:p>1,977,459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事業所得</text:p>
          </table:table-cell>
          <table:table-cell office:value-type="float" office:value="82045" calcext:value-type="float">
            <text:p>82,045</text:p>
          </table:table-cell>
          <table:table-cell table:number-columns-repeated="2"/>
          <table:table-cell table:formula="of:=[.F36]" office:value-type="float" office:value="80000" calcext:value-type="float">
            <text:p>80,000</text:p>
          </table:table-cell>
          <table:table-cell table:number-columns-repeated="2"/>
          <table:table-cell table:number-columns-repeated="2" table:style-name="ce64" office:value-type="float" office:value="82045" calcext:value-type="float">
            <text:p>82,045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一時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724600" calcext:value-type="float">
            <text:p>724,6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雑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総所得</text:p>
          </table:table-cell>
          <table:table-cell table:formula="of:=SUM([.C54:.C57])" office:value-type="float" office:value="2523142" calcext:value-type="float">
            <text:p>2,523,142</text:p>
          </table:table-cell>
          <table:table-cell table:number-columns-repeated="2"/>
          <table:table-cell table:formula="of:=SUM([.F54:.F57])" office:value-type="float" office:value="1886428.8" calcext:value-type="float">
            <text:p>1,886,429</text:p>
          </table:table-cell>
          <table:table-cell table:number-columns-repeated="2"/>
          <table:table-cell table:style-name="ce64" table:formula="of:=SUM([.I54:.I57])" office:value-type="float" office:value="2018147.2" calcext:value-type="float">
            <text:p>2,018,147</text:p>
          </table:table-cell>
          <table:table-cell table:style-name="ce64" table:formula="of:=SUM([.J54:.J57])" office:value-type="float" office:value="2784104" calcext:value-type="float">
            <text:p>2,784,104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所得税</text:p>
          </table:table-cell>
          <table:table-cell table:formula="of:=[.C58]*0.1-97500" office:value-type="float" office:value="154814.2" calcext:value-type="float">
            <text:p>154,814</text:p>
          </table:table-cell>
          <table:table-cell table:number-columns-repeated="2"/>
          <table:table-cell table:formula="of:=[.F58]*0.1-97500" office:value-type="float" office:value="91142.88" calcext:value-type="float">
            <text:p>91,143</text:p>
          </table:table-cell>
          <table:table-cell office:value-type="string" calcext:value-type="string">
            <text:p>10% 9.75万</text:p>
          </table:table-cell>
          <table:table-cell/>
          <table:table-cell table:style-name="ce64" table:formula="of:=[.I58]*0.1-97500" office:value-type="float" office:value="104314.72" calcext:value-type="float">
            <text:p>104,315</text:p>
          </table:table-cell>
          <table:table-cell table:style-name="ce64" table:formula="of:=[.J58]*0.1-97500" office:value-type="float" office:value="180910.4" calcext:value-type="float">
            <text:p>180,91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(参考)所得税+故郷寄付</text:p>
          </table:table-cell>
          <table:table-cell table:formula="of:=[.C60]+[.C51]" office:value-type="float" office:value="154814.2" calcext:value-type="float">
            <text:p>154,814</text:p>
          </table:table-cell>
          <table:table-cell table:number-columns-repeated="2"/>
          <table:table-cell table:formula="of:=[.F60]+[.F51]" office:value-type="float" office:value="95942.88" calcext:value-type="float">
            <text:p>95,943</text:p>
          </table:table-cell>
          <table:table-cell table:number-columns-repeated="2"/>
          <table:table-cell table:style-name="ce64" table:formula="of:=[.I60]+[.I51]" office:value-type="float" office:value="109114.72" calcext:value-type="float">
            <text:p>109,115</text:p>
          </table:table-cell>
          <table:table-cell table:style-name="ce64" table:formula="of:=[.J60]+[.J51]" office:value-type="float" office:value="185710.4" calcext:value-type="float">
            <text:p>185,71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 office:value-type="string" calcext:value-type="string">
            <text:p>住民税</text:p>
          </table:table-cell>
          <table:table-cell table:number-columns-repeated="7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給与所得控除後</text:p>
          </table:table-cell>
          <table:table-cell office:value-type="float" office:value="3732000" calcext:value-type="float">
            <text:p>3,732,000</text:p>
          </table:table-cell>
          <table:table-cell table:number-columns-repeated="2"/>
          <table:table-cell table:formula="of:=[.F42]" office:value-type="float" office:value="3815520" calcext:value-type="float">
            <text:p>3,815,520</text:p>
          </table:table-cell>
          <table:table-cell table:number-columns-repeated="2"/>
          <table:table-cell table:style-name="ce64" table:formula="of:=[.I42]" office:value-type="float" office:value="3902815.2" calcext:value-type="float">
            <text:p>3,902,815</text:p>
          </table:table-cell>
          <table:table-cell table:style-name="ce64" table:formula="of:=[.J42]" office:value-type="float" office:value="3893600" calcext:value-type="float">
            <text:p>3,893,6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事業所得</text:p>
          </table:table-cell>
          <table:table-cell office:value-type="float" office:value="82045" calcext:value-type="float">
            <text:p>82,045</text:p>
          </table:table-cell>
          <table:table-cell table:number-columns-repeated="2"/>
          <table:table-cell table:formula="of:=[.F55]" office:value-type="float" office:value="80000" calcext:value-type="float">
            <text:p>80,000</text:p>
          </table:table-cell>
          <table:table-cell table:number-columns-repeated="2"/>
          <table:table-cell table:style-name="ce64" table:formula="of:=[.I55]" office:value-type="float" office:value="82045" calcext:value-type="float">
            <text:p>82,045</text:p>
          </table:table-cell>
          <table:table-cell table:style-name="ce64" table:formula="of:=[.J55]" office:value-type="float" office:value="82045" calcext:value-type="float">
            <text:p>82,045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一時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56]" office:value-type="float" office:value="0" calcext:value-type="float">
            <text:p>0</text:p>
          </table:table-cell>
          <table:table-cell table:number-columns-repeated="2"/>
          <table:table-cell table:style-name="ce64" table:formula="of:=[.I56]" office:value-type="float" office:value="0" calcext:value-type="float">
            <text:p>0</text:p>
          </table:table-cell>
          <table:table-cell table:style-name="ce64" table:formula="of:=[.J56]" office:value-type="float" office:value="724600" calcext:value-type="float">
            <text:p>724,6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雑所得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57]" office:value-type="float" office:value="0" calcext:value-type="float">
            <text:p>0</text:p>
          </table:table-cell>
          <table:table-cell table:number-columns-repeated="2"/>
          <table:table-cell table:style-name="ce64" table:formula="of:=[.I57]" office:value-type="float" office:value="0" calcext:value-type="float">
            <text:p>0</text:p>
          </table:table-cell>
          <table:table-cell table:style-name="ce64" table:formula="of:=[.J5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総所得</text:p>
          </table:table-cell>
          <table:table-cell table:formula="of:=SUM([.C64:.C67])" office:value-type="float" office:value="3814045" calcext:value-type="float">
            <text:p>3,814,045</text:p>
          </table:table-cell>
          <table:table-cell table:number-columns-repeated="2"/>
          <table:table-cell table:formula="of:=SUM([.F64:.F67])" office:value-type="float" office:value="3895520" calcext:value-type="float">
            <text:p>3,895,520</text:p>
          </table:table-cell>
          <table:table-cell table:number-columns-repeated="2"/>
          <table:table-cell table:style-name="ce64" table:formula="of:=SUM([.I64:.I67])" office:value-type="float" office:value="3984860.2" calcext:value-type="float">
            <text:p>3,984,860</text:p>
          </table:table-cell>
          <table:table-cell table:style-name="ce64" table:formula="of:=SUM([.J64:.J67])" office:value-type="float" office:value="4700245" calcext:value-type="float">
            <text:p>4,700,245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基礎控除</text:p>
          </table:table-cell>
          <table:table-cell office:value-type="float" office:value="330000" calcext:value-type="float">
            <text:p>330,000</text:p>
          </table:table-cell>
          <table:table-cell table:number-columns-repeated="2"/>
          <table:table-cell office:value-type="float" office:value="330000" calcext:value-type="float">
            <text:p>330,000</text:p>
          </table:table-cell>
          <table:table-cell table:number-columns-repeated="2"/>
          <table:table-cell table:number-columns-repeated="2" table:style-name="ce64" office:value-type="float" office:value="330000" calcext:value-type="float">
            <text:p>33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社会保険</text:p>
          </table:table-cell>
          <table:table-cell office:value-type="float" office:value="728824" calcext:value-type="float">
            <text:p>728,824</text:p>
          </table:table-cell>
          <table:table-cell table:number-columns-repeated="2"/>
          <table:table-cell table:formula="of:=[.F29]" office:value-type="float" office:value="766950.2" calcext:value-type="float">
            <text:p>766,950</text:p>
          </table:table-cell>
          <table:table-cell table:number-columns-repeated="2"/>
          <table:table-cell table:number-columns-repeated="2" table:style-name="ce64" office:value-type="float" office:value="728824" calcext:value-type="float">
            <text:p>728,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生保</text:p>
          </table:table-cell>
          <table:table-cell office:value-type="float" office:value="35000" calcext:value-type="float">
            <text:p>35,000</text:p>
          </table:table-cell>
          <table:table-cell table:number-columns-repeated="2"/>
          <table:table-cell office:value-type="float" office:value="35000" calcext:value-type="float">
            <text:p>35,000</text:p>
          </table:table-cell>
          <table:table-cell table:number-columns-repeated="2"/>
          <table:table-cell table:style-name="ce64" office:value-type="float" office:value="35000" calcext:value-type="float">
            <text:p>35,000</text:p>
          </table:table-cell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5/12ヶ月あり?</text:p>
          </table:table-cell>
        </table:table-row>
        <table:table-row table:style-name="ro1">
          <table:table-cell/>
          <table:table-cell office:value-type="string" calcext:value-type="string">
            <text:p>個人年金</text:p>
          </table:table-cell>
          <table:table-cell office:value-type="float" office:value="35000" calcext:value-type="float">
            <text:p>35,000</text:p>
          </table:table-cell>
          <table:table-cell table:number-columns-repeated="2"/>
          <table:table-cell office:value-type="float" office:value="35000" calcext:value-type="float">
            <text:p>35,000</text:p>
          </table:table-cell>
          <table:table-cell table:number-columns-repeated="2"/>
          <table:table-cell table:number-columns-repeated="2" table:style-name="ce64" office:value-type="float" office:value="35000" calcext:value-type="float">
            <text:p>35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地震保険</text:p>
          </table:table-cell>
          <table:table-cell table:formula="of:=[.C49]/2" office:value-type="float" office:value="11070.5" calcext:value-type="float">
            <text:p>11,071</text:p>
          </table:table-cell>
          <table:table-cell table:number-columns-repeated="2"/>
          <table:table-cell table:formula="of:=[.F49]/2" office:value-type="float" office:value="11070.5" calcext:value-type="float">
            <text:p>11,071</text:p>
          </table:table-cell>
          <table:table-cell table:number-columns-repeated="2"/>
          <table:table-cell table:number-columns-repeated="2" table:style-name="ce64" office:value-type="float" office:value="11071" calcext:value-type="float">
            <text:p>11,0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小規模共済</text:p>
          </table:table-cell>
          <table:table-cell office:value-type="float" office:value="60000" calcext:value-type="float">
            <text:p>60,000</text:p>
          </table:table-cell>
          <table:table-cell table:number-columns-repeated="2"/>
          <table:table-cell office:value-type="float" office:value="60000" calcext:value-type="float">
            <text:p>60,000</text:p>
          </table:table-cell>
          <table:table-cell table:number-columns-repeated="2"/>
          <table:table-cell table:number-columns-repeated="2" table:style-name="ce64" office:value-type="float" office:value="60000" calcext:value-type="float">
            <text:p>6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扶養控除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000" calcext:value-type="float">
            <text:p>450,000</text:p>
          </table:table-cell>
          <table:table-cell table:number-columns-repeated="2"/>
          <table:table-cell table:number-columns-repeated="2" table:style-name="ce64" office:value-type="float" office:value="450000" calcext:value-type="float">
            <text:p>450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所得控除</text:p>
          </table:table-cell>
          <table:table-cell table:formula="of:=SUM([.C70:.C76])" office:value-type="float" office:value="1199894.5" calcext:value-type="float">
            <text:p>1,199,895</text:p>
          </table:table-cell>
          <table:table-cell table:number-columns-repeated="2"/>
          <table:table-cell table:formula="of:=SUM([.F70:.F76])" office:value-type="float" office:value="1688020.7" calcext:value-type="float">
            <text:p>1,688,021</text:p>
          </table:table-cell>
          <table:table-cell table:number-columns-repeated="2"/>
          <table:table-cell table:style-name="ce64" table:formula="of:=SUM([.I70:.I76])" office:value-type="float" office:value="1649895" calcext:value-type="float">
            <text:p>1,649,895</text:p>
          </table:table-cell>
          <table:table-cell table:style-name="ce64" table:formula="of:=SUM([.J70:.J76])" office:value-type="float" office:value="1614895" calcext:value-type="float">
            <text:p>1,614,895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課税総所得</text:p>
          </table:table-cell>
          <table:table-cell table:formula="of:=[.C68]-[.C77]" office:value-type="float" office:value="2614150.5" calcext:value-type="float">
            <text:p>2,614,151</text:p>
          </table:table-cell>
          <table:table-cell table:number-columns-repeated="2"/>
          <table:table-cell table:formula="of:=[.F68]-[.F77]" office:value-type="float" office:value="2207499.3" calcext:value-type="float">
            <text:p>2,207,499</text:p>
          </table:table-cell>
          <table:table-cell table:number-columns-repeated="2"/>
          <table:table-cell table:style-name="ce64" table:formula="of:=[.I68]-[.I77]" office:value-type="float" office:value="2334965.2" calcext:value-type="float">
            <text:p>2,334,965</text:p>
          </table:table-cell>
          <table:table-cell table:style-name="ce64" table:formula="of:=[.J68]-[.J77]" office:value-type="float" office:value="3085350" calcext:value-type="float">
            <text:p>3,085,35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税額控除前所得割額</text:p>
          </table:table-cell>
          <table:table-cell table:formula="of:=[.C79]*0.1" office:value-type="float" office:value="261415.05" calcext:value-type="float">
            <text:p>261,415</text:p>
          </table:table-cell>
          <table:table-cell table:number-columns-repeated="2"/>
          <table:table-cell table:formula="of:=[.F79]*0.1" office:value-type="float" office:value="220749.93" calcext:value-type="float">
            <text:p>220,750</text:p>
          </table:table-cell>
          <table:table-cell office:value-type="string" calcext:value-type="string">
            <text:p>10%</text:p>
          </table:table-cell>
          <table:table-cell/>
          <table:table-cell table:style-name="ce64" table:formula="of:=[.I79]*0.1" office:value-type="float" office:value="233496.52" calcext:value-type="float">
            <text:p>233,497</text:p>
          </table:table-cell>
          <table:table-cell table:style-name="ce64" table:formula="of:=[.J79]*0.1" office:value-type="float" office:value="308535" calcext:value-type="float">
            <text:p>308,535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調整基礎控除</text:p>
          </table:table-cell>
          <table:table-cell office:value-type="float" office:value="50000" calcext:value-type="float">
            <text:p>50,000</text:p>
          </table:table-cell>
          <table:table-cell table:number-columns-repeated="2"/>
          <table:table-cell office:value-type="float" office:value="50000" calcext:value-type="float">
            <text:p>50,000</text:p>
          </table:table-cell>
          <table:table-cell table:number-columns-repeated="2"/>
          <table:table-cell table:number-columns-repeated="2" table:style-name="ce64" office:value-type="float" office:value="50000" calcext:value-type="float">
            <text:p>5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調整扶養控除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00" calcext:value-type="float">
            <text:p>130,000</text:p>
          </table:table-cell>
          <table:table-cell table:number-columns-repeated="2"/>
          <table:table-cell table:number-columns-repeated="2" table:style-name="ce64" office:value-type="float" office:value="130000" calcext:value-type="float">
            <text:p>13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調整控除比較値小計</text:p>
          </table:table-cell>
          <table:table-cell table:formula="of:=SUM([.C82:.C83])" office:value-type="float" office:value="50000" calcext:value-type="float">
            <text:p>50,000</text:p>
          </table:table-cell>
          <table:table-cell table:number-columns-repeated="2"/>
          <table:table-cell table:formula="of:=SUM([.F82:.F83])" office:value-type="float" office:value="180000" calcext:value-type="float">
            <text:p>180,000</text:p>
          </table:table-cell>
          <table:table-cell table:number-columns-repeated="2"/>
          <table:table-cell table:style-name="ce64" table:formula="of:=SUM([.I82:.I83])" office:value-type="float" office:value="180000" calcext:value-type="float">
            <text:p>180,000</text:p>
          </table:table-cell>
          <table:table-cell table:style-name="ce64" table:formula="of:=SUM([.J82:.J83])" office:value-type="float" office:value="180000" calcext:value-type="float">
            <text:p>180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税控除基準値１</text:p>
          </table:table-cell>
          <table:table-cell table:formula="of:=[.C79]-2000000" office:value-type="float" office:value="614150.5" calcext:value-type="float">
            <text:p>614,151</text:p>
          </table:table-cell>
          <table:table-cell table:number-columns-repeated="2"/>
          <table:table-cell table:formula="of:=[.F79]-2000000" office:value-type="float" office:value="207499.3" calcext:value-type="float">
            <text:p>207,499</text:p>
          </table:table-cell>
          <table:table-cell office:value-type="string" calcext:value-type="string">
            <text:p>200万越</text:p>
          </table:table-cell>
          <table:table-cell/>
          <table:table-cell table:style-name="ce64" table:formula="of:=[.I79]-2000000" office:value-type="float" office:value="334965.2" calcext:value-type="float">
            <text:p>334,965</text:p>
          </table:table-cell>
          <table:table-cell table:style-name="ce64" table:formula="of:=[.J79]-2000000" office:value-type="float" office:value="1085350" calcext:value-type="float">
            <text:p>1,085,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税控除基準値2</text:p>
          </table:table-cell>
          <table:table-cell office:value-type="float" office:value="50000" calcext:value-type="float">
            <text:p>50,000</text:p>
          </table:table-cell>
          <table:table-cell table:number-columns-repeated="2"/>
          <table:table-cell table:formula="of:=[.F84]-[.F85]" office:value-type="float" office:value="-27499.2999999998" calcext:value-type="float">
            <text:p>-27,499</text:p>
          </table:table-cell>
          <table:table-cell office:value-type="string" calcext:value-type="string">
            <text:p>5万以下は5万</text:p>
          </table:table-cell>
          <table:table-cell/>
          <table:table-cell table:number-columns-repeated="2" table:style-name="ce64" office:value-type="float" office:value="50000" calcext:value-type="float">
            <text:p>50,00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調整控除</text:p>
          </table:table-cell>
          <table:table-cell table:formula="of:=[.C86]*0.05" office:value-type="float" office:value="2500" calcext:value-type="float">
            <text:p>2,500</text:p>
          </table:table-cell>
          <table:table-cell table:number-columns-repeated="2"/>
          <table:table-cell office:value-type="float" office:value="2500" calcext:value-type="float">
            <text:p>2,500</text:p>
          </table:table-cell>
          <table:table-cell office:value-type="string" calcext:value-type="string">
            <text:p>5%</text:p>
          </table:table-cell>
          <table:table-cell/>
          <table:table-cell table:style-name="ce64" table:formula="of:=[.I86]*0.05" office:value-type="float" office:value="2500" calcext:value-type="float">
            <text:p>2,500</text:p>
          </table:table-cell>
          <table:table-cell table:style-name="ce64" table:formula="of:=[.J86]*0.05" office:value-type="float" office:value="2500" calcext:value-type="float">
            <text:p>2,50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寄付最低額</text:p>
          </table:table-cell>
          <table:table-cell office:value-type="float" office:value="2000" calcext:value-type="float">
            <text:p>2,000</text:p>
          </table:table-cell>
          <table:table-cell table:number-columns-repeated="2"/>
          <table:table-cell office:value-type="float" office:value="2000" calcext:value-type="float">
            <text:p>2,000</text:p>
          </table:table-cell>
          <table:table-cell table:number-columns-repeated="2"/>
          <table:table-cell table:number-columns-repeated="2" table:style-name="ce64" office:value-type="float" office:value="2000" calcext:value-type="float">
            <text:p>2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計算寄付額</text:p>
          </table:table-cell>
          <table:table-cell table:formula="of:=IF([.C33]-[.C89]&lt;0;0;[.C33]-[.C89])" office:value-type="float" office:value="0" calcext:value-type="float">
            <text:p>0</text:p>
          </table:table-cell>
          <table:table-cell table:number-columns-repeated="2"/>
          <table:table-cell table:formula="of:=IF([.F33]-[.F89]&lt;0;0;[.F33]-[.F89])" office:value-type="float" office:value="48000" calcext:value-type="float">
            <text:p>48,000</text:p>
          </table:table-cell>
          <table:table-cell table:style-name="ce64"/>
          <table:table-cell/>
          <table:table-cell table:style-name="ce64" table:formula="of:=IF([.I33]-[.I89]&lt;0;0;[.I33]-[.I89])" office:value-type="float" office:value="48000" calcext:value-type="float">
            <text:p>48,000</text:p>
          </table:table-cell>
          <table:table-cell table:style-name="ce64" table:formula="of:=IF([.J33]-[.J89]&lt;0;0;[.J33]-[.J89])" office:value-type="float" office:value="48000" calcext:value-type="float">
            <text:p>48,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控除基本分</text:p>
          </table:table-cell>
          <table:table-cell table:formula="of:=[.C90]*0.1" office:value-type="float" office:value="0" calcext:value-type="float">
            <text:p>0</text:p>
          </table:table-cell>
          <table:table-cell table:number-columns-repeated="2"/>
          <table:table-cell table:formula="of:=[.F90]*0.1" office:value-type="float" office:value="4800" calcext:value-type="float">
            <text:p>4,800</text:p>
          </table:table-cell>
          <table:table-cell office:value-type="string" calcext:value-type="string">
            <text:p>10%</text:p>
          </table:table-cell>
          <table:table-cell/>
          <table:table-cell table:style-name="ce64" table:formula="of:=[.I90]*0.1" office:value-type="float" office:value="4800" calcext:value-type="float">
            <text:p>4,800</text:p>
          </table:table-cell>
          <table:table-cell table:style-name="ce64" table:formula="of:=[.J90]*0.1" office:value-type="float" office:value="4800" calcext:value-type="float">
            <text:p>4,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控除特例分</text:p>
          </table:table-cell>
          <table:table-cell table:formula="of:=[.C90]*0.7979" office:value-type="float" office:value="0" calcext:value-type="float">
            <text:p>0</text:p>
          </table:table-cell>
          <table:table-cell table:number-columns-repeated="2"/>
          <table:table-cell table:formula="of:=[.F90]*0.7979" office:value-type="float" office:value="38299.2" calcext:value-type="float">
            <text:p>38,299</text:p>
          </table:table-cell>
          <table:table-cell office:value-type="string" calcext:value-type="string">
            <text:p>79.79%</text:p>
          </table:table-cell>
          <table:table-cell/>
          <table:table-cell table:style-name="ce64" table:formula="of:=[.I90]*0.7979" office:value-type="float" office:value="38299.2" calcext:value-type="float">
            <text:p>38,299</text:p>
          </table:table-cell>
          <table:table-cell table:style-name="ce64" table:formula="of:=[.J90]*0.7979" office:value-type="float" office:value="38299.2" calcext:value-type="float">
            <text:p>38,2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税控除寄付</text:p>
          </table:table-cell>
          <table:table-cell table:formula="of:=SUM([.C91:.C92])" office:value-type="float" office:value="0" calcext:value-type="float">
            <text:p>0</text:p>
          </table:table-cell>
          <table:table-cell table:number-columns-repeated="2"/>
          <table:table-cell table:formula="of:=SUM([.F91:.F92])" office:value-type="float" office:value="43099.2" calcext:value-type="float">
            <text:p>43,099</text:p>
          </table:table-cell>
          <table:table-cell table:number-columns-repeated="2"/>
          <table:table-cell table:style-name="ce64" table:formula="of:=SUM([.I91:.I92])" office:value-type="float" office:value="43099.2" calcext:value-type="float">
            <text:p>43,099</text:p>
          </table:table-cell>
          <table:table-cell table:style-name="ce64" table:formula="of:=SUM([.J91:.J92])" office:value-type="float" office:value="43099.2" calcext:value-type="float">
            <text:p>43,099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office:value-type="string" calcext:value-type="string">
            <text:p>配当控除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税額控除</text:p>
          </table:table-cell>
          <table:table-cell table:formula="of:=[.C95]+[.C93]" office:value-type="float" office:value="0" calcext:value-type="float">
            <text:p>0</text:p>
          </table:table-cell>
          <table:table-cell table:number-columns-repeated="2"/>
          <table:table-cell table:formula="of:=[.F95]+[.F93]" office:value-type="float" office:value="43099.2" calcext:value-type="float">
            <text:p>43,099</text:p>
          </table:table-cell>
          <table:table-cell table:number-columns-repeated="2"/>
          <table:table-cell table:style-name="ce64" table:formula="of:=[.I95]+[.I93]" office:value-type="float" office:value="43099.2" calcext:value-type="float">
            <text:p>43,099</text:p>
          </table:table-cell>
          <table:table-cell table:style-name="ce64" table:formula="of:=[.J95]+[.J93]" office:value-type="float" office:value="43099.2" calcext:value-type="float">
            <text:p>43,099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配当割控除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所得割</text:p>
          </table:table-cell>
          <table:table-cell table:formula="of:=[.C80]-[.C87]-[.C96]-[.C98]" office:value-type="float" office:value="258915.05" calcext:value-type="float">
            <text:p>258,915</text:p>
          </table:table-cell>
          <table:table-cell table:number-columns-repeated="2"/>
          <table:table-cell table:formula="of:=[.F80]-[.F87]-[.F96]-[.F98]" office:value-type="float" office:value="175150.73" calcext:value-type="float">
            <text:p>175,151</text:p>
          </table:table-cell>
          <table:table-cell table:number-columns-repeated="2"/>
          <table:table-cell table:style-name="ce64" table:formula="of:=[.I80]-[.I87]-[.I96]-[.I98]" office:value-type="float" office:value="187897.32" calcext:value-type="float">
            <text:p>187,897</text:p>
          </table:table-cell>
          <table:table-cell table:style-name="ce64" table:formula="of:=[.J80]-[.J87]-[.J96]-[.J98]" office:value-type="float" office:value="262935.8" calcext:value-type="float">
            <text:p>262,936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均等割</text:p>
          </table:table-cell>
          <table:table-cell office:value-type="float" office:value="5000" calcext:value-type="float">
            <text:p>5,000</text:p>
          </table:table-cell>
          <table:table-cell table:number-columns-repeated="2"/>
          <table:table-cell office:value-type="float" office:value="5000" calcext:value-type="float">
            <text:p>5,000</text:p>
          </table:table-cell>
          <table:table-cell table:number-columns-repeated="2"/>
          <table:table-cell table:number-columns-repeated="2" table:style-name="ce64" office:value-type="float" office:value="5000" calcext:value-type="float">
            <text:p>5,000</text:p>
          </table:table-cell>
          <table:table-cell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>
          <table:table-cell/>
          <table:table-cell table:style-name="ce36" office:value-type="string" calcext:value-type="string">
            <text:p>住民税</text:p>
          </table:table-cell>
          <table:table-cell table:formula="of:=[.C100]+[.C102]" office:value-type="float" office:value="263915.05" calcext:value-type="float">
            <text:p>263,915</text:p>
          </table:table-cell>
          <table:table-cell table:number-columns-repeated="2"/>
          <table:table-cell table:formula="of:=[.F100]+[.F102]" office:value-type="float" office:value="180150.73" calcext:value-type="float">
            <text:p>180,151</text:p>
          </table:table-cell>
          <table:table-cell table:number-columns-repeated="2"/>
          <table:table-cell table:style-name="ce64" table:formula="of:=[.I100]+[.I102]" office:value-type="float" office:value="192897.32" calcext:value-type="float">
            <text:p>192,897</text:p>
          </table:table-cell>
          <table:table-cell table:style-name="ce64" table:formula="of:=[.J100]+[.J102]" office:value-type="float" office:value="267935.8" calcext:value-type="float">
            <text:p>267,936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(参考)住民税+故郷寄付</text:p>
          </table:table-cell>
          <table:table-cell table:formula="of:=[.C104]+[.C93]" office:value-type="float" office:value="263915.05" calcext:value-type="float">
            <text:p>263,915</text:p>
          </table:table-cell>
          <table:table-cell table:number-columns-repeated="2"/>
          <table:table-cell table:formula="of:=[.F104]+[.F93]" office:value-type="float" office:value="223249.93" calcext:value-type="float">
            <text:p>223,250</text:p>
          </table:table-cell>
          <table:table-cell table:number-columns-repeated="2"/>
          <table:table-cell table:style-name="ce64" table:formula="of:=[.I104]+[.I93]" office:value-type="float" office:value="235996.52" calcext:value-type="float">
            <text:p>235,997</text:p>
          </table:table-cell>
          <table:table-cell table:style-name="ce64" table:formula="of:=[.J104]+[.J93]" office:value-type="float" office:value="311035" calcext:value-type="float">
            <text:p>311,03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ふるさと納税　住民税　特別控除 上限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((所得割-調整控除)*20%まで)/(100-所得税率-復興税率)%+2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((所得割-調整控除)*0.2)/(79.79/100)+2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64" table:number-columns-repeated="2"/>
          <table:table-cell/>
        </table:table-row>
        <table:table-row table:style-name="ro1" table:number-rows-repeated="10484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事業" table:style-name="ta1">
        <table:table-column table:style-name="co25" table:default-cell-style-name="Default"/>
        <table:table-column table:style-name="co4" table:default-cell-style-name="ce65"/>
        <table:table-column table:style-name="co4" table:default-cell-style-name="ce42"/>
        <table:table-column table:style-name="co26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注意</text:p>
          </table:table-cell>
          <table:table-cell table:style-name="Default" office:value-type="string" calcext:value-type="string">
            <text:p>各項目毎に端数処理して計算する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申告年度</text:p>
          </table:table-cell>
          <table:table-cell office:value-type="float" office:value="2019" calcext:value-type="float">
            <text:p>2,019</text:p>
          </table:table-cell>
          <table:table-cell table:number-columns-repeated="2"/>
          <table:table-cell table:style-name="ce65" office:value-type="float" office:value="2020" calcext:value-type="float">
            <text:p>2,020</text:p>
          </table:table-cell>
          <table:table-cell table:style-name="ce42"/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賃貸料</text:p>
          </table:table-cell>
          <table:table-cell office:value-type="float" office:value="70000" calcext:value-type="float">
            <text:p>70,000</text:p>
          </table:table-cell>
          <table:table-cell table:formula="of:=[.B6]*12" office:value-type="float" office:value="840000" calcext:value-type="float">
            <text:p>840,000.0</text:p>
          </table:table-cell>
          <table:table-cell/>
          <table:table-cell table:style-name="ce65" office:value-type="float" office:value="70000" calcext:value-type="float">
            <text:p>70,000</text:p>
          </table:table-cell>
          <table:table-cell table:style-name="ce42" table:formula="of:=[.E6]*12" office:value-type="float" office:value="840000" calcext:value-type="float">
            <text:p>840,000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賃貸割合</text:p>
          </table:table-cell>
          <table:table-cell/>
          <table:table-cell table:style-name="ce72" office:value-type="float" office:value="0.249" calcext:value-type="float">
            <text:p>0.249</text:p>
          </table:table-cell>
          <table:table-cell/>
          <table:table-cell table:style-name="ce65"/>
          <table:table-cell table:style-name="ce72" office:value-type="float" office:value="0.249" calcext:value-type="float">
            <text:p>0.249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固定資産税土地</text:p>
          </table:table-cell>
          <table:table-cell office:value-type="float" office:value="132500" calcext:value-type="float">
            <text:p>132,500</text:p>
          </table:table-cell>
          <table:table-cell table:formula="of:=COM.MICROSOFT.FLOOR.PRECISE([.B10]*[.C$8];1)" office:value-type="float" office:value="32992" calcext:value-type="float">
            <text:p>32,992.0</text:p>
          </table:table-cell>
          <table:table-cell/>
          <table:table-cell table:style-name="ce65" office:value-type="float" office:value="132500" calcext:value-type="float">
            <text:p>132,500</text:p>
          </table:table-cell>
          <table:table-cell table:style-name="ce42" table:formula="of:=COM.MICROSOFT.FLOOR.PRECISE([.E10]*[.F$8];1)" office:value-type="float" office:value="32992" calcext:value-type="float">
            <text:p>32,992.0</text:p>
          </table:table-cell>
        </table:table-row>
        <table:table-row table:style-name="ro1">
          <table:table-cell office:value-type="string" calcext:value-type="string">
            <text:p>固定資産税建物</text:p>
          </table:table-cell>
          <table:table-cell office:value-type="float" office:value="101100" calcext:value-type="float">
            <text:p>101,100</text:p>
          </table:table-cell>
          <table:table-cell table:formula="of:=COM.MICROSOFT.FLOOR.PRECISE([.B11]*[.C$8];1)" office:value-type="float" office:value="25173" calcext:value-type="float">
            <text:p>25,173.0</text:p>
          </table:table-cell>
          <table:table-cell/>
          <table:table-cell table:style-name="ce65" office:value-type="float" office:value="101100" calcext:value-type="float">
            <text:p>101,100</text:p>
          </table:table-cell>
          <table:table-cell table:style-name="ce42" table:formula="of:=COM.MICROSOFT.FLOOR.PRECISE([.E11]*[.F$8];1)" office:value-type="float" office:value="25173" calcext:value-type="float">
            <text:p>25,173.0</text:p>
          </table:table-cell>
        </table:table-row>
        <table:table-row table:style-name="ro1">
          <table:table-cell table:style-name="ce36" office:value-type="string" calcext:value-type="string">
            <text:p>公租課税</text:p>
          </table:table-cell>
          <table:table-cell table:formula="of:=SUM([.B10:.B11])" office:value-type="float" office:value="233600" calcext:value-type="float">
            <text:p>233,600</text:p>
          </table:table-cell>
          <table:table-cell table:formula="of:=SUM([.C10:.C11])" office:value-type="float" office:value="58165" calcext:value-type="float">
            <text:p>58,165.0</text:p>
          </table:table-cell>
          <table:table-cell/>
          <table:table-cell table:style-name="ce65" table:formula="of:=SUM([.E10:.E11])" office:value-type="float" office:value="233600" calcext:value-type="float">
            <text:p>233,600</text:p>
          </table:table-cell>
          <table:table-cell table:style-name="ce42" table:formula="of:=SUM([.F10:.F11])" office:value-type="float" office:value="58165" calcext:value-type="float">
            <text:p>58,165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損害保険</text:p>
          </table:table-cell>
          <table:table-cell office:value-type="float" office:value="60280" calcext:value-type="float">
            <text:p>60,280</text:p>
          </table:table-cell>
          <table:table-cell table:formula="of:=COM.MICROSOFT.FLOOR.PRECISE([.B14]*[.C$8];1)" office:value-type="float" office:value="15009" calcext:value-type="float">
            <text:p>15,009.0</text:p>
          </table:table-cell>
          <table:table-cell/>
          <table:table-cell table:style-name="ce65" office:value-type="float" office:value="60280" calcext:value-type="float">
            <text:p>60,280</text:p>
          </table:table-cell>
          <table:table-cell table:style-name="ce42" table:formula="of:=COM.MICROSOFT.FLOOR.PRECISE([.E14]*[.F$8];1)" office:value-type="float" office:value="15009" calcext:value-type="float">
            <text:p>15,009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修繕費</text:p>
          </table:table-cell>
          <table:table-cell office:value-type="float" office:value="0" calcext:value-type="float">
            <text:p>0</text:p>
          </table:table-cell>
          <table:table-cell table:formula="of:=COM.MICROSOFT.FLOOR.PRECISE([.B16]*[.C$8];1)" office:value-type="float" office:value="0" calcext:value-type="float">
            <text:p>0.0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42" table:formula="of:=COM.MICROSOFT.FLOOR.PRECISE([.E16]*[.F$8];1)" office:value-type="float" office:value="0" calcext:value-type="float">
            <text:p>0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建物取得年月</text:p>
          </table:table-cell>
          <table:table-cell office:value-type="string" calcext:value-type="string">
            <text:p>2017-09</text:p>
          </table:table-cell>
          <table:table-cell table:number-columns-repeated="2"/>
          <table:table-cell table:style-name="ce65" office:value-type="string" calcext:value-type="string">
            <text:p>2017-09</text:p>
          </table:table-cell>
          <table:table-cell table:style-name="ce42"/>
        </table:table-row>
        <table:table-row table:style-name="ro1">
          <table:table-cell office:value-type="string" calcext:value-type="string">
            <text:p>経過年</text:p>
          </table:table-cell>
          <table:table-cell table:formula="of:=[.B4]-2017" office:value-type="float" office:value="2" calcext:value-type="float">
            <text:p>2</text:p>
          </table:table-cell>
          <table:table-cell table:number-columns-repeated="2"/>
          <table:table-cell table:style-name="ce65" table:formula="of:=[.E4]-2017" office:value-type="float" office:value="3" calcext:value-type="float">
            <text:p>3</text:p>
          </table:table-cell>
          <table:table-cell table:style-name="ce42"/>
        </table:table-row>
        <table:table-row table:style-name="ro1">
          <table:table-cell office:value-type="string" calcext:value-type="string">
            <text:p>償却期間</text:p>
          </table:table-cell>
          <table:table-cell office:value-type="string" calcext:value-type="string">
            <text:p>12/12月</text:p>
          </table:table-cell>
          <table:table-cell table:number-columns-repeated="2"/>
          <table:table-cell table:style-name="ce65" office:value-type="string" calcext:value-type="string">
            <text:p>12/12月</text:p>
          </table:table-cell>
          <table:table-cell table:style-name="ce42"/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建物取得価格</text:p>
          </table:table-cell>
          <table:table-cell office:value-type="float" office:value="18094595" calcext:value-type="float">
            <text:p>18,094,595</text:p>
          </table:table-cell>
          <table:table-cell table:number-columns-repeated="2"/>
          <table:table-cell table:style-name="ce65" office:value-type="float" office:value="18094595" calcext:value-type="float">
            <text:p>18,094,595</text:p>
          </table:table-cell>
          <table:table-cell table:style-name="ce42"/>
        </table:table-row>
        <table:table-row table:style-name="ro1">
          <table:table-cell office:value-type="string" calcext:value-type="string">
            <text:p>年数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65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 office:value-type="string" calcext:value-type="string">
            <text:p>償却率</text:p>
          </table:table-cell>
          <table:table-cell table:style-name="ce72" office:value-type="float" office:value="0.046" calcext:value-type="float">
            <text:p>0.046</text:p>
          </table:table-cell>
          <table:table-cell table:number-columns-repeated="2"/>
          <table:table-cell table:style-name="ce72" office:value-type="float" office:value="0.046" calcext:value-type="float">
            <text:p>0.046</text:p>
          </table:table-cell>
          <table:table-cell table:style-name="ce42"/>
        </table:table-row>
        <table:table-row table:style-name="ro1">
          <table:table-cell table:style-name="ce41" office:value-type="string" calcext:value-type="string">
            <text:p>償却費</text:p>
          </table:table-cell>
          <table:table-cell table:formula="of:=[.B22]*[.B24]" office:value-type="float" office:value="832351.37" calcext:value-type="float">
            <text:p>832,351</text:p>
          </table:table-cell>
          <table:table-cell table:formula="of:=COM.MICROSOFT.FLOOR.PRECISE([.B25]*[.C$8];1)" office:value-type="float" office:value="207255" calcext:value-type="float">
            <text:p>207,255.0</text:p>
          </table:table-cell>
          <table:table-cell/>
          <table:table-cell table:style-name="ce65" table:formula="of:=[.E22]*[.E24]" office:value-type="float" office:value="832351.37" calcext:value-type="float">
            <text:p>832,351</text:p>
          </table:table-cell>
          <table:table-cell table:style-name="ce42" table:formula="of:=COM.MICROSOFT.FLOOR.PRECISE([.E25]*[.F$8];1)" office:value-type="float" office:value="207255" calcext:value-type="float">
            <text:p>207,255.0</text:p>
          </table:table-cell>
        </table:table-row>
        <table:table-row table:style-name="ro1">
          <table:table-cell table:style-name="ce41" office:value-type="string" calcext:value-type="string">
            <text:p>未償却残高</text:p>
          </table:table-cell>
          <table:table-cell office:value-type="float" office:value="10194496" calcext:value-type="float">
            <text:p>10,194,496</text:p>
          </table:table-cell>
          <table:table-cell table:number-columns-repeated="2"/>
          <table:table-cell table:style-name="ce65" table:formula="of:=[.B26]-[.E25]" office:value-type="float" office:value="9362144.63" calcext:value-type="float">
            <text:p>9,362,145</text:p>
          </table:table-cell>
          <table:table-cell table:style-name="ce42"/>
        </table:table-row>
        <table:table-row table:style-name="ro1">
          <table:table-cell table:style-name="ce41" office:value-type="string" calcext:value-type="string">
            <text:p>残年数</text:p>
          </table:table-cell>
          <table:table-cell table:style-name="ce44" table:formula="of:=[.B26]/[.B25]" office:value-type="float" office:value="12.2478275010228" calcext:value-type="float">
            <text:p>12.2</text:p>
          </table:table-cell>
          <table:table-cell table:number-columns-repeated="2"/>
          <table:table-cell table:style-name="ce44" table:formula="of:=[.E26]/[.E25]" office:value-type="float" office:value="11.2478275010228" calcext:value-type="float">
            <text:p>11.2</text:p>
          </table:table-cell>
          <table:table-cell table:style-name="ce42"/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建物設備取得価格</text:p>
          </table:table-cell>
          <table:table-cell office:value-type="float" office:value="13112247" calcext:value-type="float">
            <text:p>13,112,247</text:p>
          </table:table-cell>
          <table:table-cell table:number-columns-repeated="2"/>
          <table:table-cell table:style-name="ce65" office:value-type="float" office:value="13112247" calcext:value-type="float">
            <text:p>13,112,247</text:p>
          </table:table-cell>
          <table:table-cell table:style-name="ce42"/>
        </table:table-row>
        <table:table-row table:style-name="ro1">
          <table:table-cell office:value-type="string" calcext:value-type="string">
            <text:p>年数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style-name="ce42"/>
        </table:table-row>
        <table:table-row table:style-name="ro1">
          <table:table-cell office:value-type="string" calcext:value-type="string">
            <text:p>償却率</text:p>
          </table:table-cell>
          <table:table-cell table:style-name="ce72" office:value-type="float" office:value="0.067" calcext:value-type="float">
            <text:p>0.067</text:p>
          </table:table-cell>
          <table:table-cell table:number-columns-repeated="2"/>
          <table:table-cell table:style-name="ce72" office:value-type="float" office:value="0.067" calcext:value-type="float">
            <text:p>0.067</text:p>
          </table:table-cell>
          <table:table-cell table:style-name="ce42"/>
        </table:table-row>
        <table:table-row table:style-name="ro1">
          <table:table-cell table:style-name="ce41" office:value-type="string" calcext:value-type="string">
            <text:p>償却費</text:p>
          </table:table-cell>
          <table:table-cell table:formula="of:=[.B29]*[.B31]" office:value-type="float" office:value="878520.549" calcext:value-type="float">
            <text:p>878,521</text:p>
          </table:table-cell>
          <table:table-cell table:formula="of:=COM.MICROSOFT.FLOOR.PRECISE([.B32]*[.C$8];1)" office:value-type="float" office:value="218751" calcext:value-type="float">
            <text:p>218,751.0</text:p>
          </table:table-cell>
          <table:table-cell/>
          <table:table-cell table:style-name="ce65" table:formula="of:=[.E29]*[.E31]" office:value-type="float" office:value="878520.549" calcext:value-type="float">
            <text:p>878,521</text:p>
          </table:table-cell>
          <table:table-cell table:style-name="ce42" table:formula="of:=COM.MICROSOFT.FLOOR.PRECISE([.E32]*[.F$8];1)" office:value-type="float" office:value="218751" calcext:value-type="float">
            <text:p>218,751.0</text:p>
          </table:table-cell>
        </table:table-row>
        <table:table-row table:style-name="ro1">
          <table:table-cell table:style-name="ce41" office:value-type="string" calcext:value-type="string">
            <text:p>未償却残高</text:p>
          </table:table-cell>
          <table:table-cell office:value-type="float" office:value="4633869" calcext:value-type="float">
            <text:p>4,633,869</text:p>
          </table:table-cell>
          <table:table-cell table:number-columns-repeated="2"/>
          <table:table-cell table:style-name="ce65" table:formula="of:=[.B33]-[.E32]" office:value-type="float" office:value="3755348.451" calcext:value-type="float">
            <text:p>3,755,348</text:p>
          </table:table-cell>
          <table:table-cell table:style-name="ce42"/>
        </table:table-row>
        <table:table-row table:style-name="ro1">
          <table:table-cell table:style-name="ce41" office:value-type="string" calcext:value-type="string">
            <text:p>残年数</text:p>
          </table:table-cell>
          <table:table-cell table:style-name="ce44" table:formula="of:=[.B33]/[.B32]" office:value-type="float" office:value="5.27462790173164" calcext:value-type="float">
            <text:p>5.3</text:p>
          </table:table-cell>
          <table:table-cell table:number-columns-repeated="2"/>
          <table:table-cell table:style-name="ce44" table:formula="of:=[.E33]/[.E32]" office:value-type="float" office:value="4.27462790173164" calcext:value-type="float">
            <text:p>4.3</text:p>
          </table:table-cell>
          <table:table-cell table:style-name="ce42"/>
        </table:table-row>
        <table:table-row table:style-name="ro1">
          <table:table-cell table:style-name="ce36" office:value-type="string" calcext:value-type="string">
            <text:p>減価償却費</text:p>
          </table:table-cell>
          <table:table-cell/>
          <table:table-cell table:formula="of:=[.C32]+[.C25]" office:value-type="float" office:value="426006" calcext:value-type="float">
            <text:p>426,006.0</text:p>
          </table:table-cell>
          <table:table-cell/>
          <table:table-cell table:style-name="ce65"/>
          <table:table-cell table:style-name="ce42" table:formula="of:=[.F32]+[.F25]" office:value-type="float" office:value="426006" calcext:value-type="float">
            <text:p>426,006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光熱費</text:p>
          </table:table-cell>
          <table:table-cell/>
          <table:table-cell office:value-type="float" office:value="3809" calcext:value-type="float">
            <text:p>3,809.0</text:p>
          </table:table-cell>
          <table:table-cell/>
          <table:table-cell table:style-name="ce65"/>
          <table:table-cell table:style-name="ce42" office:value-type="float" office:value="3809" calcext:value-type="float">
            <text:p>3,809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通信費</text:p>
          </table:table-cell>
          <table:table-cell/>
          <table:table-cell office:value-type="float" office:value="36966" calcext:value-type="float">
            <text:p>36,966.0</text:p>
          </table:table-cell>
          <table:table-cell/>
          <table:table-cell table:style-name="ce65"/>
          <table:table-cell table:style-name="ce42" office:value-type="float" office:value="38670" calcext:value-type="float">
            <text:p>38,670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office:value-type="string" calcext:value-type="string">
            <text:p>税理士報酬</text:p>
          </table:table-cell>
          <table:table-cell/>
          <table:table-cell table:style-name="ce65" office:value-type="float" office:value="100000" calcext:value-type="float">
            <text:p>100,000</text:p>
          </table:table-cell>
          <table:table-cell/>
          <table:table-cell table:style-name="ce65"/>
          <table:table-cell table:style-name="ce65" office:value-type="float" office:value="100000" calcext:value-type="float">
            <text:p>100,000</text:p>
          </table:table-cell>
        </table:table-row>
        <table:table-row table:style-name="ro1">
          <table:table-cell office:value-type="string" calcext:value-type="string">
            <text:p>その他雑費</text:p>
          </table:table-cell>
          <table:table-cell/>
          <table:table-cell table:style-name="ce65" office:value-type="float" office:value="18000" calcext:value-type="float">
            <text:p>18,000</text:p>
          </table:table-cell>
          <table:table-cell/>
          <table:table-cell table:style-name="ce65"/>
          <table:table-cell table:style-name="ce65" office:value-type="float" office:value="18000" calcext:value-type="float">
            <text:p>18,000</text:p>
          </table:table-cell>
        </table:table-row>
        <table:table-row table:style-name="ro1">
          <table:table-cell table:style-name="ce36" office:value-type="string" calcext:value-type="string">
            <text:p>その他経費</text:p>
          </table:table-cell>
          <table:table-cell/>
          <table:table-cell table:style-name="ce65" table:formula="of:=SUM([.C41:.C42])" office:value-type="float" office:value="118000" calcext:value-type="float">
            <text:p>118,000</text:p>
          </table:table-cell>
          <table:table-cell/>
          <table:table-cell table:style-name="ce65"/>
          <table:table-cell table:style-name="ce65" table:formula="of:=SUM([.F41:.F42])" office:value-type="float" office:value="118000" calcext:value-type="float">
            <text:p>118,00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経費</text:p>
          </table:table-cell>
          <table:table-cell/>
          <table:table-cell table:formula="of:=[.C43]+[.C39]+[.C37]+[.C35]+[.C16]+[.C14]+[.C12]" office:value-type="float" office:value="657955" calcext:value-type="float">
            <text:p>657,955.0</text:p>
          </table:table-cell>
          <table:table-cell/>
          <table:table-cell table:style-name="ce65"/>
          <table:table-cell table:style-name="ce42" table:formula="of:=[.F43]+[.F39]+[.F37]+[.F35]+[.F16]+[.F14]+[.F12]" office:value-type="float" office:value="659659" calcext:value-type="float">
            <text:p>659,659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収入-経費</text:p>
          </table:table-cell>
          <table:table-cell/>
          <table:table-cell table:formula="of:=[.C6]-[.C45]" office:value-type="float" office:value="182045" calcext:value-type="float">
            <text:p>182,045.0</text:p>
          </table:table-cell>
          <table:table-cell/>
          <table:table-cell table:style-name="ce65"/>
          <table:table-cell table:style-name="ce42" table:formula="of:=[.F6]-[.F45]" office:value-type="float" office:value="180341" calcext:value-type="float">
            <text:p>180,341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青色申告控除</text:p>
          </table:table-cell>
          <table:table-cell/>
          <table:table-cell office:value-type="float" office:value="100000" calcext:value-type="float">
            <text:p>100,000.0</text:p>
          </table:table-cell>
          <table:table-cell/>
          <table:table-cell table:style-name="ce65"/>
          <table:table-cell table:style-name="ce42" office:value-type="float" office:value="100000" calcext:value-type="float">
            <text:p>100,000.0</text:p>
          </table:table-cell>
        </table:table-row>
        <table:table-row table:style-name="ro1">
          <table:table-cell table:number-columns-repeated="4"/>
          <table:table-cell table:style-name="ce65"/>
          <table:table-cell table:style-name="ce42"/>
        </table:table-row>
        <table:table-row table:style-name="ro1">
          <table:table-cell table:style-name="ce36" office:value-type="string" calcext:value-type="string">
            <text:p>不動産所得</text:p>
          </table:table-cell>
          <table:table-cell/>
          <table:table-cell table:formula="of:=[.C47]-[.C49]" office:value-type="float" office:value="82045" calcext:value-type="float">
            <text:p>82,045.0</text:p>
          </table:table-cell>
          <table:table-cell/>
          <table:table-cell table:style-name="ce65"/>
          <table:table-cell table:style-name="ce42" table:formula="of:=[.F47]-[.F49]" office:value-type="float" office:value="80341" calcext:value-type="float">
            <text:p>80,341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その他費用とし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税理士立替金が50600かかっている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ちなみに申告納税額は8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一体どういう費用計算式か？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'==&gt;自分で支払い作業で減らせる?</text:p>
          </table:table-cell>
          <table:table-cell table:number-columns-repeated="4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出納" table:style-name="ta1">
        <table:table-column table:style-name="co4" table:default-cell-style-name="Default"/>
        <table:table-column table:style-name="co4" table:default-cell-style-name="ce65"/>
        <table:table-column table:style-name="co27" table:default-cell-style-name="ce65"/>
        <table:table-column table:style-name="co4" table:number-columns-repeated="5" table:default-cell-style-name="ce65"/>
        <table:table-column table:style-name="co27" table:default-cell-style-name="ce65"/>
        <table:table-column table:style-name="co4" table:number-columns-repeated="2" table:default-cell-style-name="ce65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床面積比</text:p>
          </table:table-cell>
          <table:table-cell/>
          <table:table-cell table:style-name="ce45" office:value-type="float" office:value="30.99" calcext:value-type="float">
            <text:p>30.99</text:p>
          </table:table-cell>
          <table:table-cell table:style-name="ce70" office:value-type="float" office:value="124.44" calcext:value-type="float">
            <text:p>124.44</text:p>
          </table:table-cell>
          <table:table-cell table:style-name="ce72" table:formula="of:=[.D2]/[.E2]" office:value-type="float" office:value="0.249035679845709" calcext:value-type="float">
            <text:p>0.249</text:p>
          </table:table-cell>
          <table:table-cell table:style-name="ce70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電気</text:p>
          </table:table-cell>
          <table:table-cell/>
          <table:table-cell office:value-type="string" calcext:value-type="string">
            <text:p>通信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内NHK</text:p>
          </table:table-cell>
          <table:table-cell office:value-type="string" calcext:value-type="string">
            <text:p>通信費合計</text:p>
          </table:table-cell>
          <table:table-cell/>
          <table:table-cell table:number-columns-repeated="2" office:value-type="string" calcext:value-type="string">
            <text:p>固定資産税</text:p>
          </table:table-cell>
          <table:table-cell/>
          <table:table-cell office:value-type="string" calcext:value-type="string">
            <text:p>その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按分</text:p>
          </table:table-cell>
          <table:table-cell table:style-name="ce72" office:value-type="float" office:value="0.5" calcext:value-type="float">
            <text:p>0.500</text:p>
          </table:table-cell>
          <table:table-cell table:style-name="ce72"/>
          <table:table-cell table:style-name="ce72" table:formula="of:=[.$F$2]" office:value-type="float" office:value="0.249035679845709" calcext:value-type="float">
            <text:p>0.249</text:p>
          </table:table-cell>
          <table:table-cell table:style-name="ce70" office:value-type="float" office:value="0.5" calcext:value-type="float">
            <text:p>0.50</text:p>
          </table:table-cell>
          <table:table-cell table:number-columns-repeated="2" table:style-name="ce72" office:value-type="float" office:value="0" calcext:value-type="float">
            <text:p>0.000</text:p>
          </table:table-cell>
          <table:table-cell table:style-name="ce72" table:number-columns-repeated="2"/>
          <table:table-cell table:style-name="ce72" table:formula="of:=[.$F$2]" office:value-type="float" office:value="0.249035679845709" calcext:value-type="float">
            <text:p>0.249</text:p>
          </table:table-cell>
          <table:table-cell table:style-name="ce72" table:formula="of:=[.$F$2]" office:value-type="float" office:value="0.249035679845709" calcext:value-type="float">
            <text:p>0.249</text:p>
          </table:table-cell>
          <table:table-cell/>
          <table:table-cell office:value-type="string" calcext:value-type="string">
            <text:p>植木手入れ</text:p>
          </table:table-cell>
          <table:table-cell office:value-type="float" office:value="10000" calcext:value-type="float">
            <text:p>10000</text:p>
          </table:table-cell>
          <table:table-cell table:style-name="ce48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24632" calcext:value-type="float">
            <text:p>24,632</text:p>
          </table:table-cell>
          <table:table-cell office:value-type="float" office:value="22920" calcext:value-type="float">
            <text:p>22,920</text:p>
          </table:table-cell>
          <table:table-cell table:number-columns-repeated="5"/>
          <table:table-cell office:value-type="string" calcext:value-type="string">
            <text:p>その他</text:p>
          </table:table-cell>
          <table:table-cell office:value-type="float" office:value="8000" calcext:value-type="float">
            <text:p>8000</text:p>
          </table:table-cell>
          <table:table-cell table:style-name="ce48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538" calcext:value-type="float">
            <text:p>1,53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488" calcext:value-type="float">
            <text:p>1,48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438" calcext:value-type="float">
            <text:p>1,438</text:p>
          </table:table-cell>
          <table:table-cell table:number-columns-repeated="3"/>
          <table:table-cell office:value-type="float" office:value="26100" calcext:value-type="float">
            <text:p>26,100</text:p>
          </table:table-cell>
          <table:table-cell office:value-type="float" office:value="33500" calcext:value-type="float">
            <text:p>33,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489" calcext:value-type="float">
            <text:p>1,48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438" calcext:value-type="float">
            <text:p>1,4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591" calcext:value-type="float">
            <text:p>1,591</text:p>
          </table:table-cell>
          <table:table-cell table:number-columns-repeated="3"/>
          <table:table-cell office:value-type="float" office:value="25000" calcext:value-type="float">
            <text:p>25,000</text:p>
          </table:table-cell>
          <table:table-cell office:value-type="float" office:value="33000" calcext:value-type="float">
            <text:p>33,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463" calcext:value-type="float">
            <text:p>1,46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6025" calcext:value-type="float">
            <text:p>6,025</text:p>
          </table:table-cell>
          <table:table-cell office:value-type="float" office:value="3132" calcext:value-type="float">
            <text:p>3,132</text:p>
          </table:table-cell>
          <table:table-cell office:value-type="float" office:value="1559" calcext:value-type="float">
            <text:p>1,55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190" calcext:value-type="float">
            <text:p>3,190</text:p>
          </table:table-cell>
          <table:table-cell office:value-type="float" office:value="1491" calcext:value-type="float">
            <text:p>1,49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190" calcext:value-type="float">
            <text:p>3,190</text:p>
          </table:table-cell>
          <table:table-cell office:value-type="float" office:value="1580" calcext:value-type="float">
            <text:p>1,58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190" calcext:value-type="float">
            <text:p>3,190</text:p>
          </table:table-cell>
          <table:table-cell office:value-type="float" office:value="1483" calcext:value-type="float">
            <text:p>1,483</text:p>
          </table:table-cell>
          <table:table-cell table:number-columns-repeated="3"/>
          <table:table-cell office:value-type="float" office:value="25000" calcext:value-type="float">
            <text:p>25,000</text:p>
          </table:table-cell>
          <table:table-cell office:value-type="float" office:value="33000" calcext:value-type="float">
            <text:p>33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合計</text:p>
          </table:table-cell>
          <table:table-cell table:formula="of:=SUM([.B6:.B17])" office:value-type="float" office:value="7618" calcext:value-type="float">
            <text:p>7,618</text:p>
          </table:table-cell>
          <table:table-cell/>
          <table:table-cell table:formula="of:=SUM([.D6:.D17])" office:value-type="float" office:value="72639" calcext:value-type="float">
            <text:p>72,639</text:p>
          </table:table-cell>
          <table:table-cell table:formula="of:=SUM([.E6:.E17])" office:value-type="float" office:value="37758" calcext:value-type="float">
            <text:p>37,758</text:p>
          </table:table-cell>
          <table:table-cell table:formula="of:=SUM([.F6:.F17])" office:value-type="float" office:value="41190" calcext:value-type="float">
            <text:p>41,190</text:p>
          </table:table-cell>
          <table:table-cell/>
          <table:table-cell office:value-type="string" calcext:value-type="string">
            <text:p>※税理士ミス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按分</text:p>
          </table:table-cell>
          <table:table-cell table:formula="of:=[.B18]*[.B5]" office:value-type="float" office:value="3809" calcext:value-type="float">
            <text:p>3,809</text:p>
          </table:table-cell>
          <table:table-cell/>
          <table:table-cell table:formula="of:=COM.MICROSOFT.FLOOR.PRECISE([.D18]*[.D5];1)" office:value-type="float" office:value="18089" calcext:value-type="float">
            <text:p>18,089</text:p>
          </table:table-cell>
          <table:table-cell table:formula="of:=COM.MICROSOFT.FLOOR.PRECISE([.E18]*[.E5];1)" office:value-type="float" office:value="18879" calcext:value-type="float">
            <text:p>18,879</text:p>
          </table:table-cell>
          <table:table-cell table:formula="of:=[.F18]*[.F5]" office:value-type="float" office:value="0" calcext:value-type="float">
            <text:p>0</text:p>
          </table:table-cell>
          <table:table-cell table:formula="of:=[.G18]*[.G5]" office:value-type="float" office:value="0" calcext:value-type="float">
            <text:p>0</text:p>
          </table:table-cell>
          <table:table-cell table:formula="of:=SUM([.D19:.G19])" office:value-type="float" office:value="36968" calcext:value-type="float">
            <text:p>36,96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電気</text:p>
          </table:table-cell>
          <table:table-cell/>
          <table:table-cell office:value-type="string" calcext:value-type="string">
            <text:p>通信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内NHK</text:p>
          </table:table-cell>
          <table:table-cell office:value-type="string" calcext:value-type="string">
            <text:p>通信費合計</text:p>
          </table:table-cell>
          <table:table-cell/>
          <table:table-cell table:number-columns-repeated="2" office:value-type="string" calcext:value-type="string">
            <text:p>固定資産税</text:p>
          </table:table-cell>
          <table:table-cell/>
          <table:table-cell office:value-type="string" calcext:value-type="string">
            <text:p>その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按分</text:p>
          </table:table-cell>
          <table:table-cell table:style-name="ce72" office:value-type="float" office:value="0.5" calcext:value-type="float">
            <text:p>0.500</text:p>
          </table:table-cell>
          <table:table-cell table:style-name="ce72"/>
          <table:table-cell table:style-name="ce72" table:formula="of:=[.$F$2]" office:value-type="float" office:value="0.249035679845709" calcext:value-type="float">
            <text:p>0.249</text:p>
          </table:table-cell>
          <table:table-cell table:style-name="ce70" office:value-type="float" office:value="0.5" calcext:value-type="float">
            <text:p>0.50</text:p>
          </table:table-cell>
          <table:table-cell table:number-columns-repeated="2" table:style-name="ce72" office:value-type="float" office:value="0" calcext:value-type="float">
            <text:p>0.000</text:p>
          </table:table-cell>
          <table:table-cell table:style-name="ce72" table:number-columns-repeated="2"/>
          <table:table-cell table:style-name="ce72" table:formula="of:=[.$F$2]" office:value-type="float" office:value="0.249035679845709" calcext:value-type="float">
            <text:p>0.249</text:p>
          </table:table-cell>
          <table:table-cell table:style-name="ce72" table:formula="of:=[.$F$2]" office:value-type="float" office:value="0.249035679845709" calcext:value-type="float">
            <text:p>0.2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24454" calcext:value-type="float">
            <text:p>24,45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538" calcext:value-type="float">
            <text:p>1,538</text:p>
          </table:table-cell>
          <table:table-cell table:number-columns-repeated="3"/>
          <table:table-cell office:value-type="float" office:value="25000" calcext:value-type="float">
            <text:p>25,000</text:p>
          </table:table-cell>
          <table:table-cell office:value-type="float" office:value="33000" calcext:value-type="float">
            <text:p>33,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579" calcext:value-type="float">
            <text:p>1,57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631" calcext:value-type="float">
            <text:p>1,63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533" calcext:value-type="float">
            <text:p>1,53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559" calcext:value-type="float">
            <text:p>1,559</text:p>
          </table:table-cell>
          <table:table-cell table:number-columns-repeated="3"/>
          <table:table-cell office:value-type="float" office:value="26100" calcext:value-type="float">
            <text:p>26,100</text:p>
          </table:table-cell>
          <table:table-cell office:value-type="float" office:value="33500" calcext:value-type="float">
            <text:p>33,5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601" calcext:value-type="float">
            <text:p>1,601</text:p>
          </table:table-cell>
          <table:table-cell table:number-columns-repeated="3"/>
          <table:table-cell office:value-type="float" office:value="25000" calcext:value-type="float">
            <text:p>25,000</text:p>
          </table:table-cell>
          <table:table-cell office:value-type="float" office:value="33000" calcext:value-type="float">
            <text:p>33,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525" calcext:value-type="float">
            <text:p>1,52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482" calcext:value-type="float">
            <text:p>1,48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622" calcext:value-type="float">
            <text:p>1,62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office:value-type="float" office:value="1655" calcext:value-type="float">
            <text:p>1,6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138" calcext:value-type="float">
            <text:p>6,138</text:p>
          </table:table-cell>
          <table:table-cell office:value-type="float" office:value="3388" calcext:value-type="float">
            <text:p>3,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合計</text:p>
          </table:table-cell>
          <table:table-cell table:formula="of:=SUM([.B23:.B34])" office:value-type="float" office:value="6805" calcext:value-type="float">
            <text:p>6,805</text:p>
          </table:table-cell>
          <table:table-cell/>
          <table:table-cell table:formula="of:=SUM([.D23:.D34])" office:value-type="float" office:value="73656" calcext:value-type="float">
            <text:p>73,656</text:p>
          </table:table-cell>
          <table:table-cell table:formula="of:=SUM([.E23:.E34])" office:value-type="float" office:value="40656" calcext:value-type="float">
            <text:p>40,656</text:p>
          </table:table-cell>
          <table:table-cell table:formula="of:=SUM([.F23:.F34])" office:value-type="float" office:value="40179" calcext:value-type="float">
            <text:p>40,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按分</text:p>
          </table:table-cell>
          <table:table-cell table:formula="of:=[.B35]*[.B22]" office:value-type="float" office:value="3402.5" calcext:value-type="float">
            <text:p>3,403</text:p>
          </table:table-cell>
          <table:table-cell/>
          <table:table-cell table:formula="of:=COM.MICROSOFT.FLOOR.PRECISE([.D35]*[.D22];1)" office:value-type="float" office:value="18342" calcext:value-type="float">
            <text:p>18,342</text:p>
          </table:table-cell>
          <table:table-cell table:formula="of:=COM.MICROSOFT.FLOOR.PRECISE([.E35]*[.E22];1)" office:value-type="float" office:value="20328" calcext:value-type="float">
            <text:p>20,328</text:p>
          </table:table-cell>
          <table:table-cell table:formula="of:=[.F35]*[.F22]" office:value-type="float" office:value="0" calcext:value-type="float">
            <text:p>0</text:p>
          </table:table-cell>
          <table:table-cell table:formula="of:=[.G35]*[.G22]" office:value-type="float" office:value="0" calcext:value-type="float">
            <text:p>0</text:p>
          </table:table-cell>
          <table:table-cell table:formula="of:=SUM([.D36:.G36])" office:value-type="float" office:value="38670" calcext:value-type="float">
            <text:p>38,670</text:p>
          </table:table-cell>
          <table:table-cell table:number-columns-repeated="7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修繕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修繕タイミング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収入が急増する時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生保満期52才　20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定年60才　20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公的年金受給65才　203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修繕改善したい事/する事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外壁塗装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前回2016年4月終了</text:p>
          </table:table-cell>
          <table:table-cell/>
          <table:table-cell office:value-type="string" calcext:value-type="string">
            <text:p>10遅くて15年毎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消火器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前回2020年</text:p>
          </table:table-cell>
          <table:table-cell/>
          <table:table-cell office:value-type="string" calcext:value-type="string">
            <text:p>消費期限5年、3年毎に消防署に報告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ガス設備点検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現在年１回実施中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エアコン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1" office:value-type="string" calcext:value-type="string">
            <text:p>２Fの修理</text:p>
          </table:table-cell>
          <table:table-cell office:value-type="string" calcext:value-type="string">
            <text:p>減価償却6年(20万以上)</text:p>
          </table:table-cell>
          <table:table-cell/>
          <table:table-cell table:style-name="ce51" office:value-type="string" calcext:value-type="string">
            <text:p>2021実施予定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１Fは適当な時期に新型に更新？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ふとん干し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ベランダ用でOK　縦幅に注意(例　75*140-235*110 折りたたみ式20Kgまで\6000程度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6" office:value-type="string" calcext:value-type="string">
            <text:p>ガスコンセント追加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洗面所</text:p>
          </table:table-cell>
          <table:table-cell office:value-type="string" calcext:value-type="string">
            <text:p>あるいは浴室暖房の強化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台所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a xlink:href="https://home.osakagas.co.jp/support/maintenance/facilities/pdf/tanka1.pdf" xlink:type="simple">https://home.osakagas.co.jp/support/maintenance/facilities/pdf/tanka1.pdf</text:a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a xlink:href="https://www.tohogas.co.jp/living/supply/gas/sup32201.html" xlink:type="simple">https://www.tohogas.co.jp/living/supply/gas/sup32201.html</text:a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021実施？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電灯設備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2" office:value-type="string" calcext:value-type="string">
            <text:p>2F外灯</text:p>
          </table:table-cell>
          <table:table-cell/>
          <table:table-cell office:value-type="string" calcext:value-type="string">
            <text:p>自分で取付は難しい？＝＞傘を買って工事業者に支給？廃棄は自分？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台所天井</text:p>
          </table:table-cell>
          <table:table-cell/>
          <table:table-cell office:value-type="string" calcext:value-type="string">
            <text:p>自分で可能か？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台所キッチン設備上</text:p>
          </table:table-cell>
          <table:table-cell/>
          <table:table-cell office:value-type="string" calcext:value-type="string">
            <text:p>自分で可能か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窓用小屋根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玄関小窓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ガス床暖房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6" office:value-type="string" calcext:value-type="string">
            <text:p>ガス床暖房</text:p>
          </table:table-cell>
          <table:table-cell/>
          <table:table-cell office:value-type="string" calcext:value-type="string">
            <text:p>耐用年数配管30年30-80万　給湯機10年10-40万　不凍液10年3-5万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実施するなら2021に不凍液実施？給油機は大丈夫か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通信設備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1" office:value-type="string" calcext:value-type="string">
            <text:p>JCOM以外</text:p>
          </table:table-cell>
          <table:table-cell/>
          <table:table-cell office:value-type="string" calcext:value-type="string">
            <text:p>TV,TELの影響は？TVはアンテナ化？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税別</text:p>
          </table:table-cell>
          <table:table-cell office:value-type="string" calcext:value-type="string">
            <text:p>税込み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com</text:p>
          </table:table-cell>
          <table:table-cell office:value-type="string" calcext:value-type="string">
            <text:p>TEL単体</text:p>
          </table:table-cell>
          <table:table-cell/>
          <table:table-cell office:value-type="float" office:value="1330" calcext:value-type="float">
            <text:p>1330</text:p>
          </table:table-cell>
          <table:table-cell table:formula="of:=[.H40]*1.1" office:value-type="float" office:value="1463" calcext:value-type="float">
            <text:p>1463</text:p>
          </table:table-cell>
          <table:table-cell table:number-columns-repeated="2"/>
          <table:table-cell table:formula="of:=[.I40]" office:value-type="float" office:value="1463" calcext:value-type="float">
            <text:p>1463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T12M</text:p>
          </table:table-cell>
          <table:table-cell/>
          <table:table-cell office:value-type="float" office:value="3160" calcext:value-type="float">
            <text:p>3160</text:p>
          </table:table-cell>
          <table:table-cell table:formula="of:=[.H41]*1.1" office:value-type="float" office:value="3476" calcext:value-type="float">
            <text:p>3476</text:p>
          </table:table-cell>
          <table:table-cell table:number-columns-repeated="2"/>
          <table:table-cell table:formula="of:=[.I41]" office:value-type="float" office:value="3476" calcext:value-type="float">
            <text:p>3476</text:p>
          </table:table-cell>
          <table:table-cell office:value-type="string" calcext:value-type="string">
            <text:p>2F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T40M</text:p>
          </table:table-cell>
          <table:table-cell/>
          <table:table-cell office:value-type="float" office:value="4160" calcext:value-type="float">
            <text:p>4160</text:p>
          </table:table-cell>
          <table:table-cell table:formula="of:=[.H42]*1.1"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ET120M</text:p>
          </table:table-cell>
          <table:table-cell/>
          <table:table-cell office:value-type="float" office:value="5680" calcext:value-type="float">
            <text:p>5680</text:p>
          </table:table-cell>
          <table:table-cell table:formula="of:=[.H43]*1.1" office:value-type="float" office:value="6248" calcext:value-type="float">
            <text:p>6248</text:p>
          </table:table-cell>
          <table:table-cell table:number-columns-repeated="2"/>
          <table:table-cell table:formula="of:=[.I43]" office:value-type="float" office:value="6248" calcext:value-type="float">
            <text:p>6248</text:p>
          </table:table-cell>
          <table:table-cell office:value-type="string" calcext:value-type="string">
            <text:p>2F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Vスタンダード88ch</text:p>
          </table:table-cell>
          <table:table-cell/>
          <table:table-cell office:value-type="float" office:value="5522" calcext:value-type="float">
            <text:p>5522</text:p>
          </table:table-cell>
          <table:table-cell table:formula="of:=[.H44]*1.1" office:value-type="float" office:value="6074.2" calcext:value-type="float">
            <text:p>6074.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EL+TV36ch</text:p>
          </table:table-cell>
          <table:table-cell/>
          <table:table-cell office:value-type="float" office:value="3380" calcext:value-type="float">
            <text:p>3380</text:p>
          </table:table-cell>
          <table:table-cell table:formula="of:=[.H45]*1.1" office:value-type="float" office:value="3718" calcext:value-type="float">
            <text:p>3718</text:p>
          </table:table-cell>
          <table:table-cell office:value-type="string" calcext:value-type="string">
            <text:p>長期契約のみ?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EL+TV88ch</text:p>
          </table:table-cell>
          <table:table-cell/>
          <table:table-cell office:value-type="float" office:value="6252" calcext:value-type="float">
            <text:p>6252</text:p>
          </table:table-cell>
          <table:table-cell table:formula="of:=[.H46]*1.1" office:value-type="float" office:value="6877.2" calcext:value-type="float">
            <text:p>6877.2</text:p>
          </table:table-cell>
          <table:table-cell table:number-columns-repeated="4"/>
        </table:table-row>
        <table:table-row table:style-name="ro1">
          <table:table-cell table:number-columns-repeated="11"/>
          <table:table-cell table:formula="of:=SUM([.L40:.L46])" office:value-type="float" office:value="11187" calcext:value-type="float">
            <text:p>111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地デジアンテナ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あさひアンテナ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a xlink:href="https://asahi-antenna.jp/東京都/国分寺市/" xlink:type="simple">https://asahi-antenna.jp/%E6%9D%B1%E4%BA%AC%E9%83%BD/%E5%9B%BD%E5%88%86%E5%AF%BA%E5%B8%82/</text:a>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6" office:value-type="string" calcext:value-type="string">
            <text:p>パソコン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" number:title="ユーザー定義">
      <number:number number:decimal-places="3" number:min-decimal-places="3" number:min-integer-digits="1" number:grouping="true"/>
    </number:number-style>
    <number:number-style style:name="N113">
      <number:number number:decimal-places="3" number:min-decimal-places="3" number:min-integer-digits="1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¥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" number:title="ユーザー定義">
      <number:number number:decimal-places="1" number:min-decimal-places="1" number:min-integer-digits="1"/>
    </number:number-style>
    <number:number-style style:name="N150P0" style:volatile="true">
      <number:number number:decimal-places="1" number:min-decimal-places="1" number:min-integer-digits="1"/>
    </number:number-style>
    <number:number-style style:name="N150">
      <style:text-properties fo:color="#ff0000"/>
      <number:number number:decimal-places="1" number:min-decimal-places="1" number:min-integer-digits="1"/>
      <style:map style:condition="value()&gt;=0" style:apply-style-name="N150P0"/>
    </number:number-style>
    <number:number-style style:name="N153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53P1" style:volatile="true">
      <number:text>△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53">
      <number:text>－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55P0"/>
    </number:number-style>
    <number:number-style style:name="N156" number:title="ユーザー定義">
      <number:number number:decimal-places="1" number:min-decimal-places="1" number:min-integer-digits="1" number:grouping="true"/>
    </number:number-style>
    <number:number-style style:name="N157">
      <number:number number:decimal-places="4" number:min-decimal-places="4" number:min-integer-digits="1" number:grouping="true"/>
    </number:number-style>
    <number:number-style style:name="N158">
      <number:number number:decimal-places="5" number:min-decimal-places="5" number:min-integer-digits="1" number:grouping="true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</number:date-style>
    <number:number-style style:name="N10120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0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1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3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4P0"/>
    </number:number-style>
    <number:currency-style style:name="N10126P0" style:volatile="true" number:language="ja" number:country="JP">
      <number:currency-symbol>￥</number:currency-symbol>
      <number:number number:decimal-places="0" number:min-decimal-places="0" number:min-integer-digits="1" number:grouping="true"/>
    </number:currency-style>
    <number:currency-style style:name="N10126" number:language="ja" number:country="JP">
      <style:text-properties fo:color="#ff0000"/>
      <number:text>-</number:text>
      <number:currency-symbol>￥</number:currency-symbol>
      <number:number number:decimal-places="0" number:min-decimal-places="0" number:min-integer-digits="1" number:grouping="true"/>
      <style:map style:condition="value()&gt;=0" style:apply-style-name="N1012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00/00/00</text:date>, <text:time style:data-style-name="N2" text:time-value="17:20:10.8255873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09:07:02.747000737</meta:creation-date>
    <dc:date>2020-12-29T17:22:57.367093432</dc:date>
    <meta:editing-duration>P1DT2H54M26S</meta:editing-duration>
    <meta:editing-cycles>578</meta:editing-cycles>
    <meta:generator>LibreOffice/7.0.1.2$Linux_X86_64 LibreOffice_project/00$Build-2</meta:generator>
    <meta:document-statistic meta:table-count="12" meta:cell-count="2572" meta:object-count="0"/>
  </office:meta>
</office:document-meta>
</file>